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2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SUBCORTICAL.L1"/>
      <style:map style:condition="cell-content()=&quot;🡓&quot;" style:apply-style-name="worse" style:base-cell-address="SUBCORTICAL.L1"/>
      <style:map style:condition="cell-content()=&quot;🡕&quot;" style:apply-style-name="marginally_5f_better" style:base-cell-address="SUBCORTICAL.L1"/>
      <style:map style:condition="cell-content()=&quot;🡖&quot;" style:apply-style-name="marginally_5f_worse" style:base-cell-address="SUBCORTICAL.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FA.L4"/>
      <style:map style:condition="cell-content()=&quot;🡓&quot;" style:apply-style-name="worse" style:base-cell-address="DIFFUSION_FA.L4"/>
      <style:map style:condition="cell-content()=&quot;🡕&quot;" style:apply-style-name="marginally_5f_better" style:base-cell-address="DIFFUSION_FA.L4"/>
      <style:map style:condition="cell-content()=&quot;🡖&quot;" style:apply-style-name="marginally_5f_worse" style:base-cell-address="DIFFUSION_FA.L4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33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DIFFUSION_MD.L1"/>
      <style:map style:condition="cell-content()=&quot;🡓&quot;" style:apply-style-name="worse" style:base-cell-address="DIFFUSION_MD.L1"/>
      <style:map style:condition="cell-content()=&quot;🡕&quot;" style:apply-style-name="marginally_5f_better" style:base-cell-address="DIFFUSION_MD.L1"/>
      <style:map style:condition="cell-content()=&quot;🡖&quot;" style:apply-style-name="marginally_5f_worse" style:base-cell-address="DIFFUSION_MD.L1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  <style:style style:name="ce38" style:family="table-cell" style:parent-style-name="marginally_5f_better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🡑&quot;" style:apply-style-name="better" style:base-cell-address="CONNECTION.L1"/>
      <style:map style:condition="cell-content()=&quot;🡓&quot;" style:apply-style-name="worse" style:base-cell-address="CONNECTION.L1"/>
      <style:map style:condition="cell-content()=&quot;🡕&quot;" style:apply-style-name="marginally_5f_better" style:base-cell-address="CONNECTION.L1"/>
      <style:map style:condition="cell-content()=&quot;🡖&quot;" style:apply-style-name="marginally_5f_worse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4"/>
        <table:table-column table:style-name="co1" table:number-columns-repeated="7" table:default-cell-style-name="ce4"/>
        <table:table-column table:style-name="co4" table:number-columns-repeated="5" table:default-cell-style-name="ce4"/>
        <table:table-column table:style-name="co1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number-columns-repeated="3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number-columns-repeated="3"/>
          <table:table-cell table:style-name="ce2"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4" table:style-name="ce2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🡓" calcext:value-type="string">
            <text:p>🡓</text:p>
          </table:table-cell>
          <table:table-cell table:style-name="ce2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🡓" calcext:value-type="string">
            <text:p>🡓</text:p>
          </table:table-cell>
          <table:table-cell table:style-name="ce2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🡑" calcext:value-type="string">
            <text:p>🡑</text:p>
          </table:table-cell>
          <table:table-cell table:style-name="ce2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table:style-name="ce18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🡖" calcext:value-type="string">
            <text:p>🡖</text:p>
          </table:table-cell>
          <table:table-cell table:style-name="ce2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UBCORTICAL.L1:SUBCORTICAL.O10">
            <calcext:condition calcext:apply-style-name="better" calcext:value="=&quot;🡑&quot;" calcext:base-cell-address="SUBCORTICAL.L1"/>
            <calcext:condition calcext:apply-style-name="worse" calcext:value="=&quot;🡓&quot;" calcext:base-cell-address="SUBCORTICAL.L1"/>
            <calcext:condition calcext:apply-style-name="marginally_better" calcext:value="=&quot;🡕&quot;" calcext:base-cell-address="SUBCORTICAL.L1"/>
            <calcext:condition calcext:apply-style-name="marginally_worse" calcext:value="=&quot;🡖&quot;" calcext:base-cell-address="SUBCORTICAL.L1"/>
          </calcext:conditional-format>
        </calcext:conditional-formats>
      </table:table>
      <table:table table:name="DIFFUSION_FA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4"/>
        <table:table-column table:style-name="co1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8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🡑" calcext:value-type="string">
            <text:p>🡑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🡑" calcext:value-type="string">
            <text:p>🡑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style-name="ce25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🡓" calcext:value-type="string">
            <text:p>🡓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🡕" calcext:value-type="string">
            <text:p>🡕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🡑" calcext:value-type="string">
            <text:p>🡑</text:p>
          </table:table-cell>
          <table:table-cell table:number-columns-repeated="3"/>
          <table:table-cell office:value-type="float" office:value="78.9" calcext:value-type="float">
            <text:p>78.9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string" calcext:value-type="string">
            <text:p>architectur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7.6" calcext:value-type="float">
            <text:p>87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7" calcext:value-type="float">
            <text:p>82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2" office:value-type="float" office:value="82.6" calcext:value-type="float">
            <text:p>82.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7.5" calcext:value-type="float">
            <text:p>87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3" calcext:value-type="float">
            <text:p>82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2" office:value-type="float" office:value="82.5" calcext:value-type="float">
            <text:p>82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45]=&quot;-&quot;);ROW([.L$1:.L45]))+[.$K45]-1)-[.B45]&lt;-[$settings.$B$3];&quot;🡑&quot;;IF(INDEX([.B:.B];LOOKUP(2;1/([.L$1:.L45]=&quot;-&quot;);ROW([.L$1:.L45]))+[.$K45]-1)-[.B45]&lt;0;&quot;🡕&quot;;IF(INDEX([.B:.B];LOOKUP(2;1/([.L$1:.L45]=&quot;-&quot;);ROW([.L$1:.L45]))+[.$K45]-1)-[.B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5]=&quot;-&quot;);ROW([.M$1:.M45]))+[.$K45]-1)-[.C45]&lt;-[$settings.$B$3];&quot;🡑&quot;;IF(INDEX([.C:.C];LOOKUP(2;1/([.M$1:.M45]=&quot;-&quot;);ROW([.M$1:.M45]))+[.$K45]-1)-[.C45]&lt;0;&quot;🡕&quot;;IF(INDEX([.C:.C];LOOKUP(2;1/([.M$1:.M45]=&quot;-&quot;);ROW([.M$1:.M45]))+[.$K45]-1)-[.C4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45]-[.D45]&lt;0;&quot;?&quot;;IF(  MIN((INDEX([.B:.B];LOOKUP(2;1/([.N$1:.N45]=&quot;-&quot;);ROW([.N$1:.N45]))+[.$K45]-1)-INDEX([.D:.D];LOOKUP(2;1/([.N$1:.N45]=&quot;-&quot;);ROW([.N$1:.N45]))+[.$K45]-1));0)-([.B45]-[.D45])&lt;-[$settings.$B$3];&quot;🡓&quot;;IF(   MIN((INDEX([.B:.B];LOOKUP(2;1/([.N$1:.N45]=&quot;-&quot;);ROW([.N$1:.N45]))+[.$K45]-1)-INDEX([.D:.D];LOOKUP(2;1/([.N$1:.N45]=&quot;-&quot;);ROW([.N$1:.N45]))+[.$K45]-1));0)-([.B45]-[.D45])&lt;0;&quot;🡖&quot;;IF(    MIN((INDEX([.B:.B];LOOKUP(2;1/([.N$1:.N45]=&quot;-&quot;);ROW([.N$1:.N45]))+[.$K45]-1)-INDEX([.D:.D];LOOKUP(2;1/([.N$1:.N45]=&quot;-&quot;);ROW([.N$1:.N45]))+[.$K45]-1));0)-([.B45]-[.D4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5]=&quot;-&quot;);ROW([.O$1:.O45]))+[.$K45]-1)-[.D45]&lt;-[$settings.$B$3];&quot;🡑&quot;;IF(INDEX([.D:.D];LOOKUP(2;1/([.O$1:.O45]=&quot;-&quot;);ROW([.O$1:.O45]))+[.$K45]-1)-[.D45]&lt;0;&quot;🡕&quot;;IF(INDEX([.D:.D];LOOKUP(2;1/([.O$1:.O45]=&quot;-&quot;);ROW([.O$1:.O45]))+[.$K45]-1)-[.D4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table:style-name="ce11" office:value-type="float" office:value="1" calcext:value-type="float">
            <text:p>1</text:p>
          </table:table-cell>
          <table:table-cell table:style-name="ce25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table:style-name="ce11" office:value-type="float" office:value="3" calcext:value-type="float">
            <text:p>3</text:p>
          </table:table-cell>
          <table:table-cell table:style-name="ce25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table:style-name="ce11" office:value-type="float" office:value="6" calcext:value-type="float">
            <text:p>6</text:p>
          </table:table-cell>
          <table:table-cell table:style-name="ce25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table:style-name="ce11" office:value-type="float" office:value="7" calcext:value-type="float">
            <text:p>7</text:p>
          </table:table-cell>
          <table:table-cell table:style-name="ce25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65]=&quot;-&quot;);ROW([.L$1:.L65]))+[.$K65]-1)-[.B65]&lt;-[$settings.$B$3];&quot;🡑&quot;;IF(INDEX([.B:.B];LOOKUP(2;1/([.L$1:.L65]=&quot;-&quot;);ROW([.L$1:.L65]))+[.$K65]-1)-[.B65]&lt;0;&quot;🡕&quot;;IF(INDEX([.B:.B];LOOKUP(2;1/([.L$1:.L65]=&quot;-&quot;);ROW([.L$1:.L65]))+[.$K65]-1)-[.B65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5]=&quot;-&quot;);ROW([.M$1:.M65]))+[.$K65]-1)-[.C65]&lt;-[$settings.$B$3];&quot;🡑&quot;;IF(INDEX([.C:.C];LOOKUP(2;1/([.M$1:.M65]=&quot;-&quot;);ROW([.M$1:.M65]))+[.$K65]-1)-[.C65]&lt;0;&quot;🡕&quot;;IF(INDEX([.C:.C];LOOKUP(2;1/([.M$1:.M65]=&quot;-&quot;);ROW([.M$1:.M65]))+[.$K65]-1)-[.C65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65]-[.D65]&lt;0;&quot;?&quot;;IF(  MIN((INDEX([.B:.B];LOOKUP(2;1/([.N$1:.N65]=&quot;-&quot;);ROW([.N$1:.N65]))+[.$K65]-1)-INDEX([.D:.D];LOOKUP(2;1/([.N$1:.N65]=&quot;-&quot;);ROW([.N$1:.N65]))+[.$K65]-1));0)-([.B65]-[.D65])&lt;-[$settings.$B$3];&quot;🡓&quot;;IF(   MIN((INDEX([.B:.B];LOOKUP(2;1/([.N$1:.N65]=&quot;-&quot;);ROW([.N$1:.N65]))+[.$K65]-1)-INDEX([.D:.D];LOOKUP(2;1/([.N$1:.N65]=&quot;-&quot;);ROW([.N$1:.N65]))+[.$K65]-1));0)-([.B65]-[.D65])&lt;0;&quot;🡖&quot;;IF(    MIN((INDEX([.B:.B];LOOKUP(2;1/([.N$1:.N65]=&quot;-&quot;);ROW([.N$1:.N65]))+[.$K65]-1)-INDEX([.D:.D];LOOKUP(2;1/([.N$1:.N65]=&quot;-&quot;);ROW([.N$1:.N65]))+[.$K65]-1));0)-([.B65]-[.D6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5]=&quot;-&quot;);ROW([.O$1:.O65]))+[.$K65]-1)-[.D65]&lt;-[$settings.$B$3];&quot;🡑&quot;;IF(INDEX([.D:.D];LOOKUP(2;1/([.O$1:.O65]=&quot;-&quot;);ROW([.O$1:.O65]))+[.$K65]-1)-[.D65]&lt;0;&quot;🡕&quot;;IF(INDEX([.D:.D];LOOKUP(2;1/([.O$1:.O65]=&quot;-&quot;);ROW([.O$1:.O65]))+[.$K65]-1)-[.D6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4" calcext:value-type="float">
            <text:p>4</text:p>
          </table:table-cell>
          <table:table-cell table:style-name="ce25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10" calcext:value-type="float">
            <text:p>10</text:p>
          </table:table-cell>
          <table:table-cell table:style-name="ce25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25" table:formula="of:=IF(INDEX([.B:.B];LOOKUP(2;1/([.L$1:.L85]=&quot;-&quot;);ROW([.L$1:.L85]))+[.$K85]-1)-[.B85]&lt;-[$settings.$B$3];&quot;🡑&quot;;IF(INDEX([.B:.B];LOOKUP(2;1/([.L$1:.L85]=&quot;-&quot;);ROW([.L$1:.L85]))+[.$K85]-1)-[.B85]&lt;0;&quot;🡕&quot;;IF(INDEX([.B:.B];LOOKUP(2;1/([.L$1:.L85]=&quot;-&quot;);ROW([.L$1:.L85]))+[.$K85]-1)-[.B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5]=&quot;-&quot;);ROW([.M$1:.M85]))+[.$K85]-1)-[.C85]&lt;-[$settings.$B$3];&quot;🡑&quot;;IF(INDEX([.C:.C];LOOKUP(2;1/([.M$1:.M85]=&quot;-&quot;);ROW([.M$1:.M85]))+[.$K85]-1)-[.C85]&lt;0;&quot;🡕&quot;;IF(INDEX([.C:.C];LOOKUP(2;1/([.M$1:.M85]=&quot;-&quot;);ROW([.M$1:.M85]))+[.$K85]-1)-[.C8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5]-[.D85]&lt;0;&quot;?&quot;;IF(  MIN((INDEX([.B:.B];LOOKUP(2;1/([.N$1:.N85]=&quot;-&quot;);ROW([.N$1:.N85]))+[.$K85]-1)-INDEX([.D:.D];LOOKUP(2;1/([.N$1:.N85]=&quot;-&quot;);ROW([.N$1:.N85]))+[.$K85]-1));0)-([.B85]-[.D85])&lt;-[$settings.$B$3];&quot;🡓&quot;;IF(   MIN((INDEX([.B:.B];LOOKUP(2;1/([.N$1:.N85]=&quot;-&quot;);ROW([.N$1:.N85]))+[.$K85]-1)-INDEX([.D:.D];LOOKUP(2;1/([.N$1:.N85]=&quot;-&quot;);ROW([.N$1:.N85]))+[.$K85]-1));0)-([.B85]-[.D85])&lt;0;&quot;🡖&quot;;IF(    MIN((INDEX([.B:.B];LOOKUP(2;1/([.N$1:.N85]=&quot;-&quot;);ROW([.N$1:.N85]))+[.$K85]-1)-INDEX([.D:.D];LOOKUP(2;1/([.N$1:.N85]=&quot;-&quot;);ROW([.N$1:.N85]))+[.$K85]-1));0)-([.B85]-[.D85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5]=&quot;-&quot;);ROW([.O$1:.O85]))+[.$K85]-1)-[.D85]&lt;-[$settings.$B$3];&quot;🡑&quot;;IF(INDEX([.D:.D];LOOKUP(2;1/([.O$1:.O85]=&quot;-&quot;);ROW([.O$1:.O85]))+[.$K85]-1)-[.D85]&lt;0;&quot;🡕&quot;;IF(INDEX([.D:.D];LOOKUP(2;1/([.O$1:.O85]=&quot;-&quot;);ROW([.O$1:.O85]))+[.$K85]-1)-[.D8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6" calcext:value-type="float">
            <text:p>6</text:p>
          </table:table-cell>
          <table:table-cell table:style-name="ce25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1" calcext:value-type="float">
            <text:p>1</text:p>
          </table:table-cell>
          <table:table-cell table:style-name="ce25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table:style-name="ce25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?" calcext:value-type="string">
            <text:p>?</text:p>
          </table:table-cell>
          <table:table-cell table:style-name="ce25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🡑" calcext:value-type="string">
            <text:p>🡑</text:p>
          </table:table-cell>
          <table:table-cell table:style-name="ce25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5" calcext:value-type="float">
            <text:p>5</text:p>
          </table:table-cell>
          <table:table-cell table:style-name="ce25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11" calcext:value-type="float">
            <text:p>11</text:p>
          </table:table-cell>
          <table:table-cell table:style-name="ce25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16" calcext:value-type="float">
            <text:p>16</text:p>
          </table:table-cell>
          <table:table-cell table:style-name="ce25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🡕" calcext:value-type="string">
            <text:p>🡕</text:p>
          </table:table-cell>
          <table:table-cell table:style-name="ce25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🡖" calcext:value-type="string">
            <text:p>🡖</text:p>
          </table:table-cell>
          <table:table-cell table:style-name="ce25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8]=&quot;-&quot;);ROW([.L$1:.L108]))+[.$K108]-1)-[.B108]&lt;-[$settings.$B$3];&quot;🡑&quot;;IF(INDEX([.B:.B];LOOKUP(2;1/([.L$1:.L108]=&quot;-&quot;);ROW([.L$1:.L108]))+[.$K108]-1)-[.B108]&lt;0;&quot;🡕&quot;;IF(INDEX([.B:.B];LOOKUP(2;1/([.L$1:.L108]=&quot;-&quot;);ROW([.L$1:.L108]))+[.$K108]-1)-[.B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INDEX([.C:.C];LOOKUP(2;1/([.M$1:.M108]=&quot;-&quot;);ROW([.M$1:.M108]))+[.$K108]-1)-[.C108]&lt;-[$settings.$B$3];&quot;🡑&quot;;IF(INDEX([.C:.C];LOOKUP(2;1/([.M$1:.M108]=&quot;-&quot;);ROW([.M$1:.M108]))+[.$K108]-1)-[.C108]&lt;0;&quot;🡕&quot;;IF(INDEX([.C:.C];LOOKUP(2;1/([.M$1:.M108]=&quot;-&quot;);ROW([.M$1:.M108]))+[.$K108]-1)-[.C108]&gt;[$settings.$B$3];&quot;🡓&quot;;&quot;🡖&quot;)))" office:value-type="string" office:string-value="🡖" calcext:value-type="string">
            <text:p>🡖</text:p>
          </table:table-cell>
          <table:table-cell table:style-name="ce25" table:formula="of:=IF([.B108]-[.D108]&lt;0;&quot;?&quot;;IF(  MIN((INDEX([.B:.B];LOOKUP(2;1/([.N$1:.N108]=&quot;-&quot;);ROW([.N$1:.N108]))+[.$K108]-1)-INDEX([.D:.D];LOOKUP(2;1/([.N$1:.N108]=&quot;-&quot;);ROW([.N$1:.N108]))+[.$K108]-1));0)-([.B108]-[.D108])&lt;-[$settings.$B$3];&quot;🡓&quot;;IF(   MIN((INDEX([.B:.B];LOOKUP(2;1/([.N$1:.N108]=&quot;-&quot;);ROW([.N$1:.N108]))+[.$K108]-1)-INDEX([.D:.D];LOOKUP(2;1/([.N$1:.N108]=&quot;-&quot;);ROW([.N$1:.N108]))+[.$K108]-1));0)-([.B108]-[.D108])&lt;0;&quot;🡖&quot;;IF(    MIN((INDEX([.B:.B];LOOKUP(2;1/([.N$1:.N108]=&quot;-&quot;);ROW([.N$1:.N108]))+[.$K108]-1)-INDEX([.D:.D];LOOKUP(2;1/([.N$1:.N108]=&quot;-&quot;);ROW([.N$1:.N108]))+[.$K108]-1));0)-([.B108]-[.D108])&gt;[$settings.$B$3];&quot;🡑&quot;;&quot;🡕&quot;   )  ) ))" office:value-type="string" office:string-value="🡓" calcext:value-type="string">
            <text:p>🡓</text:p>
          </table:table-cell>
          <table:table-cell table:style-name="ce25" table:formula="of:=IF(INDEX([.D:.D];LOOKUP(2;1/([.O$1:.O108]=&quot;-&quot;);ROW([.O$1:.O108]))+[.$K108]-1)-[.D108]&lt;-[$settings.$B$3];&quot;🡑&quot;;IF(INDEX([.D:.D];LOOKUP(2;1/([.O$1:.O108]=&quot;-&quot;);ROW([.O$1:.O108]))+[.$K108]-1)-[.D108]&lt;0;&quot;🡕&quot;;IF(INDEX([.D:.D];LOOKUP(2;1/([.O$1:.O108]=&quot;-&quot;);ROW([.O$1:.O108]))+[.$K108]-1)-[.D10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5" table:formula="of:=IF(INDEX([.B:.B];LOOKUP(2;1/([.L$1:.L109]=&quot;-&quot;);ROW([.L$1:.L109]))+[.$K109]-1)-[.B109]&lt;-[$settings.$B$3];&quot;🡑&quot;;IF(INDEX([.B:.B];LOOKUP(2;1/([.L$1:.L109]=&quot;-&quot;);ROW([.L$1:.L109]))+[.$K109]-1)-[.B109]&lt;0;&quot;🡕&quot;;IF(INDEX([.B:.B];LOOKUP(2;1/([.L$1:.L109]=&quot;-&quot;);ROW([.L$1:.L109]))+[.$K109]-1)-[.B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INDEX([.C:.C];LOOKUP(2;1/([.M$1:.M109]=&quot;-&quot;);ROW([.M$1:.M109]))+[.$K109]-1)-[.C109]&lt;-[$settings.$B$3];&quot;🡑&quot;;IF(INDEX([.C:.C];LOOKUP(2;1/([.M$1:.M109]=&quot;-&quot;);ROW([.M$1:.M109]))+[.$K109]-1)-[.C109]&lt;0;&quot;🡕&quot;;IF(INDEX([.C:.C];LOOKUP(2;1/([.M$1:.M109]=&quot;-&quot;);ROW([.M$1:.M109]))+[.$K109]-1)-[.C109]&gt;[$settings.$B$3];&quot;🡓&quot;;&quot;🡖&quot;)))" office:value-type="string" office:string-value="🡓" calcext:value-type="string">
            <text:p>🡓</text:p>
          </table:table-cell>
          <table:table-cell table:style-name="ce25" table:formula="of:=IF([.B109]-[.D109]&lt;0;&quot;?&quot;;IF(  MIN((INDEX([.B:.B];LOOKUP(2;1/([.N$1:.N109]=&quot;-&quot;);ROW([.N$1:.N109]))+[.$K109]-1)-INDEX([.D:.D];LOOKUP(2;1/([.N$1:.N109]=&quot;-&quot;);ROW([.N$1:.N109]))+[.$K109]-1));0)-([.B109]-[.D109])&lt;-[$settings.$B$3];&quot;🡓&quot;;IF(   MIN((INDEX([.B:.B];LOOKUP(2;1/([.N$1:.N109]=&quot;-&quot;);ROW([.N$1:.N109]))+[.$K109]-1)-INDEX([.D:.D];LOOKUP(2;1/([.N$1:.N109]=&quot;-&quot;);ROW([.N$1:.N109]))+[.$K109]-1));0)-([.B109]-[.D109])&lt;0;&quot;🡖&quot;;IF(    MIN((INDEX([.B:.B];LOOKUP(2;1/([.N$1:.N109]=&quot;-&quot;);ROW([.N$1:.N109]))+[.$K109]-1)-INDEX([.D:.D];LOOKUP(2;1/([.N$1:.N109]=&quot;-&quot;);ROW([.N$1:.N109]))+[.$K109]-1));0)-([.B109]-[.D109])&gt;[$settings.$B$3];&quot;🡑&quot;;&quot;🡕&quot;   )  ) ))" office:value-type="string" office:string-value="🡕" calcext:value-type="string">
            <text:p>🡕</text:p>
          </table:table-cell>
          <table:table-cell table:style-name="ce25" table:formula="of:=IF(INDEX([.D:.D];LOOKUP(2;1/([.O$1:.O109]=&quot;-&quot;);ROW([.O$1:.O109]))+[.$K109]-1)-[.D109]&lt;-[$settings.$B$3];&quot;🡑&quot;;IF(INDEX([.D:.D];LOOKUP(2;1/([.O$1:.O109]=&quot;-&quot;);ROW([.O$1:.O109]))+[.$K109]-1)-[.D109]&lt;0;&quot;🡕&quot;;IF(INDEX([.D:.D];LOOKUP(2;1/([.O$1:.O109]=&quot;-&quot;);ROW([.O$1:.O109]))+[.$K109]-1)-[.D10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L4:DIFFUSION_FA.O23 DIFFUSION_FA.L25:DIFFUSION_FA.O45 DIFFUSION_FA.L47:DIFFUSION_FA.O65 DIFFUSION_FA.O88:DIFFUSION_FA.O109 DIFFUSION_FA.L67:DIFFUSION_FA.O86 DIFFUSION_FA.L88:DIFFUSION_FA.N109">
            <calcext:condition calcext:apply-style-name="better" calcext:value="=&quot;🡑&quot;" calcext:base-cell-address="DIFFUSION_FA.L4"/>
            <calcext:condition calcext:apply-style-name="worse" calcext:value="=&quot;🡓&quot;" calcext:base-cell-address="DIFFUSION_FA.L4"/>
            <calcext:condition calcext:apply-style-name="marginally_better" calcext:value="=&quot;🡕&quot;" calcext:base-cell-address="DIFFUSION_FA.L4"/>
            <calcext:condition calcext:apply-style-name="marginally_worse" calcext:value="=&quot;🡖&quot;" calcext:base-cell-address="DIFFUSION_FA.L4"/>
          </calcext:conditional-format>
        </calcext:conditional-formats>
      </table:table>
      <table:table table:name="DIFFUSION_MD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2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0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1" office:value-type="string" calcext:value-type="string">
            <text:p>train</text:p>
          </table:table-cell>
          <table:table-cell table:style-name="ce31" office:value-type="string" calcext:value-type="string">
            <text:p>val</text:p>
          </table:table-cell>
          <table:table-cell table:style-name="ce31" office:value-type="string" calcext:value-type="string">
            <text:p>overfitting</text:p>
          </table:table-cell>
          <table:table-cell table:style-name="ce31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5]=&quot;-&quot;);ROW([.L$1:.L5]))+[.$K5]-1)-[.B5]&lt;-[$settings.$B$3];&quot;🡑&quot;;IF(INDEX([.B:.B];LOOKUP(2;1/([.L$1:.L5]=&quot;-&quot;);ROW([.L$1:.L5]))+[.$K5]-1)-[.B5]&lt;0;&quot;🡕&quot;;IF(INDEX([.B:.B];LOOKUP(2;1/([.L$1:.L5]=&quot;-&quot;);ROW([.L$1:.L5]))+[.$K5]-1)-[.B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]=&quot;-&quot;);ROW([.M$1:.M5]))+[.$K5]-1)-[.C5]&lt;-[$settings.$B$3];&quot;🡑&quot;;IF(INDEX([.C:.C];LOOKUP(2;1/([.M$1:.M5]=&quot;-&quot;);ROW([.M$1:.M5]))+[.$K5]-1)-[.C5]&lt;0;&quot;🡕&quot;;IF(INDEX([.C:.C];LOOKUP(2;1/([.M$1:.M5]=&quot;-&quot;);ROW([.M$1:.M5]))+[.$K5]-1)-[.C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]-[.D5]&lt;0;&quot;?&quot;;IF(  MIN((INDEX([.B:.B];LOOKUP(2;1/([.N$1:.N5]=&quot;-&quot;);ROW([.N$1:.N5]))+[.$K5]-1)-INDEX([.D:.D];LOOKUP(2;1/([.N$1:.N5]=&quot;-&quot;);ROW([.N$1:.N5]))+[.$K5]-1));0)-([.B5]-[.D5])&lt;-[$settings.$B$3];&quot;🡓&quot;;IF(   MIN((INDEX([.B:.B];LOOKUP(2;1/([.N$1:.N5]=&quot;-&quot;);ROW([.N$1:.N5]))+[.$K5]-1)-INDEX([.D:.D];LOOKUP(2;1/([.N$1:.N5]=&quot;-&quot;);ROW([.N$1:.N5]))+[.$K5]-1));0)-([.B5]-[.D5])&lt;0;&quot;🡖&quot;;IF(    MIN((INDEX([.B:.B];LOOKUP(2;1/([.N$1:.N5]=&quot;-&quot;);ROW([.N$1:.N5]))+[.$K5]-1)-INDEX([.D:.D];LOOKUP(2;1/([.N$1:.N5]=&quot;-&quot;);ROW([.N$1:.N5]))+[.$K5]-1));0)-([.B5]-[.D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]=&quot;-&quot;);ROW([.O$1:.O5]))+[.$K5]-1)-[.D5]&lt;-[$settings.$B$3];&quot;🡑&quot;;IF(INDEX([.D:.D];LOOKUP(2;1/([.O$1:.O5]=&quot;-&quot;);ROW([.O$1:.O5]))+[.$K5]-1)-[.D5]&lt;0;&quot;🡕&quot;;IF(INDEX([.D:.D];LOOKUP(2;1/([.O$1:.O5]=&quot;-&quot;);ROW([.O$1:.O5]))+[.$K5]-1)-[.D5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]=&quot;-&quot;);ROW([.L$1:.L6]))+[.$K6]-1)-[.B6]&lt;-[$settings.$B$3];&quot;🡑&quot;;IF(INDEX([.B:.B];LOOKUP(2;1/([.L$1:.L6]=&quot;-&quot;);ROW([.L$1:.L6]))+[.$K6]-1)-[.B6]&lt;0;&quot;🡕&quot;;IF(INDEX([.B:.B];LOOKUP(2;1/([.L$1:.L6]=&quot;-&quot;);ROW([.L$1:.L6]))+[.$K6]-1)-[.B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]=&quot;-&quot;);ROW([.M$1:.M6]))+[.$K6]-1)-[.C6]&lt;-[$settings.$B$3];&quot;🡑&quot;;IF(INDEX([.C:.C];LOOKUP(2;1/([.M$1:.M6]=&quot;-&quot;);ROW([.M$1:.M6]))+[.$K6]-1)-[.C6]&lt;0;&quot;🡕&quot;;IF(INDEX([.C:.C];LOOKUP(2;1/([.M$1:.M6]=&quot;-&quot;);ROW([.M$1:.M6]))+[.$K6]-1)-[.C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]-[.D6]&lt;0;&quot;?&quot;;IF(  MIN((INDEX([.B:.B];LOOKUP(2;1/([.N$1:.N6]=&quot;-&quot;);ROW([.N$1:.N6]))+[.$K6]-1)-INDEX([.D:.D];LOOKUP(2;1/([.N$1:.N6]=&quot;-&quot;);ROW([.N$1:.N6]))+[.$K6]-1));0)-([.B6]-[.D6])&lt;-[$settings.$B$3];&quot;🡓&quot;;IF(   MIN((INDEX([.B:.B];LOOKUP(2;1/([.N$1:.N6]=&quot;-&quot;);ROW([.N$1:.N6]))+[.$K6]-1)-INDEX([.D:.D];LOOKUP(2;1/([.N$1:.N6]=&quot;-&quot;);ROW([.N$1:.N6]))+[.$K6]-1));0)-([.B6]-[.D6])&lt;0;&quot;🡖&quot;;IF(    MIN((INDEX([.B:.B];LOOKUP(2;1/([.N$1:.N6]=&quot;-&quot;);ROW([.N$1:.N6]))+[.$K6]-1)-INDEX([.D:.D];LOOKUP(2;1/([.N$1:.N6]=&quot;-&quot;);ROW([.N$1:.N6]))+[.$K6]-1));0)-([.B6]-[.D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]=&quot;-&quot;);ROW([.O$1:.O6]))+[.$K6]-1)-[.D6]&lt;-[$settings.$B$3];&quot;🡑&quot;;IF(INDEX([.D:.D];LOOKUP(2;1/([.O$1:.O6]=&quot;-&quot;);ROW([.O$1:.O6]))+[.$K6]-1)-[.D6]&lt;0;&quot;🡕&quot;;IF(INDEX([.D:.D];LOOKUP(2;1/([.O$1:.O6]=&quot;-&quot;);ROW([.O$1:.O6]))+[.$K6]-1)-[.D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7]=&quot;-&quot;);ROW([.L$1:.L7]))+[.$K7]-1)-[.B7]&lt;-[$settings.$B$3];&quot;🡑&quot;;IF(INDEX([.B:.B];LOOKUP(2;1/([.L$1:.L7]=&quot;-&quot;);ROW([.L$1:.L7]))+[.$K7]-1)-[.B7]&lt;0;&quot;🡕&quot;;IF(INDEX([.B:.B];LOOKUP(2;1/([.L$1:.L7]=&quot;-&quot;);ROW([.L$1:.L7]))+[.$K7]-1)-[.B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]=&quot;-&quot;);ROW([.M$1:.M7]))+[.$K7]-1)-[.C7]&lt;-[$settings.$B$3];&quot;🡑&quot;;IF(INDEX([.C:.C];LOOKUP(2;1/([.M$1:.M7]=&quot;-&quot;);ROW([.M$1:.M7]))+[.$K7]-1)-[.C7]&lt;0;&quot;🡕&quot;;IF(INDEX([.C:.C];LOOKUP(2;1/([.M$1:.M7]=&quot;-&quot;);ROW([.M$1:.M7]))+[.$K7]-1)-[.C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]-[.D7]&lt;0;&quot;?&quot;;IF(  MIN((INDEX([.B:.B];LOOKUP(2;1/([.N$1:.N7]=&quot;-&quot;);ROW([.N$1:.N7]))+[.$K7]-1)-INDEX([.D:.D];LOOKUP(2;1/([.N$1:.N7]=&quot;-&quot;);ROW([.N$1:.N7]))+[.$K7]-1));0)-([.B7]-[.D7])&lt;-[$settings.$B$3];&quot;🡓&quot;;IF(   MIN((INDEX([.B:.B];LOOKUP(2;1/([.N$1:.N7]=&quot;-&quot;);ROW([.N$1:.N7]))+[.$K7]-1)-INDEX([.D:.D];LOOKUP(2;1/([.N$1:.N7]=&quot;-&quot;);ROW([.N$1:.N7]))+[.$K7]-1));0)-([.B7]-[.D7])&lt;0;&quot;🡖&quot;;IF(    MIN((INDEX([.B:.B];LOOKUP(2;1/([.N$1:.N7]=&quot;-&quot;);ROW([.N$1:.N7]))+[.$K7]-1)-INDEX([.D:.D];LOOKUP(2;1/([.N$1:.N7]=&quot;-&quot;);ROW([.N$1:.N7]))+[.$K7]-1));0)-([.B7]-[.D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]=&quot;-&quot;);ROW([.O$1:.O7]))+[.$K7]-1)-[.D7]&lt;-[$settings.$B$3];&quot;🡑&quot;;IF(INDEX([.D:.D];LOOKUP(2;1/([.O$1:.O7]=&quot;-&quot;);ROW([.O$1:.O7]))+[.$K7]-1)-[.D7]&lt;0;&quot;🡕&quot;;IF(INDEX([.D:.D];LOOKUP(2;1/([.O$1:.O7]=&quot;-&quot;);ROW([.O$1:.O7]))+[.$K7]-1)-[.D7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8]=&quot;-&quot;);ROW([.L$1:.L8]))+[.$K8]-1)-[.B8]&lt;-[$settings.$B$3];&quot;🡑&quot;;IF(INDEX([.B:.B];LOOKUP(2;1/([.L$1:.L8]=&quot;-&quot;);ROW([.L$1:.L8]))+[.$K8]-1)-[.B8]&lt;0;&quot;🡕&quot;;IF(INDEX([.B:.B];LOOKUP(2;1/([.L$1:.L8]=&quot;-&quot;);ROW([.L$1:.L8]))+[.$K8]-1)-[.B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]=&quot;-&quot;);ROW([.M$1:.M8]))+[.$K8]-1)-[.C8]&lt;-[$settings.$B$3];&quot;🡑&quot;;IF(INDEX([.C:.C];LOOKUP(2;1/([.M$1:.M8]=&quot;-&quot;);ROW([.M$1:.M8]))+[.$K8]-1)-[.C8]&lt;0;&quot;🡕&quot;;IF(INDEX([.C:.C];LOOKUP(2;1/([.M$1:.M8]=&quot;-&quot;);ROW([.M$1:.M8]))+[.$K8]-1)-[.C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]-[.D8]&lt;0;&quot;?&quot;;IF(  MIN((INDEX([.B:.B];LOOKUP(2;1/([.N$1:.N8]=&quot;-&quot;);ROW([.N$1:.N8]))+[.$K8]-1)-INDEX([.D:.D];LOOKUP(2;1/([.N$1:.N8]=&quot;-&quot;);ROW([.N$1:.N8]))+[.$K8]-1));0)-([.B8]-[.D8])&lt;-[$settings.$B$3];&quot;🡓&quot;;IF(   MIN((INDEX([.B:.B];LOOKUP(2;1/([.N$1:.N8]=&quot;-&quot;);ROW([.N$1:.N8]))+[.$K8]-1)-INDEX([.D:.D];LOOKUP(2;1/([.N$1:.N8]=&quot;-&quot;);ROW([.N$1:.N8]))+[.$K8]-1));0)-([.B8]-[.D8])&lt;0;&quot;🡖&quot;;IF(    MIN((INDEX([.B:.B];LOOKUP(2;1/([.N$1:.N8]=&quot;-&quot;);ROW([.N$1:.N8]))+[.$K8]-1)-INDEX([.D:.D];LOOKUP(2;1/([.N$1:.N8]=&quot;-&quot;);ROW([.N$1:.N8]))+[.$K8]-1));0)-([.B8]-[.D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]=&quot;-&quot;);ROW([.O$1:.O8]))+[.$K8]-1)-[.D8]&lt;-[$settings.$B$3];&quot;🡑&quot;;IF(INDEX([.D:.D];LOOKUP(2;1/([.O$1:.O8]=&quot;-&quot;);ROW([.O$1:.O8]))+[.$K8]-1)-[.D8]&lt;0;&quot;🡕&quot;;IF(INDEX([.D:.D];LOOKUP(2;1/([.O$1:.O8]=&quot;-&quot;);ROW([.O$1:.O8]))+[.$K8]-1)-[.D8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9]=&quot;-&quot;);ROW([.L$1:.L9]))+[.$K9]-1)-[.B9]&lt;-[$settings.$B$3];&quot;🡑&quot;;IF(INDEX([.B:.B];LOOKUP(2;1/([.L$1:.L9]=&quot;-&quot;);ROW([.L$1:.L9]))+[.$K9]-1)-[.B9]&lt;0;&quot;🡕&quot;;IF(INDEX([.B:.B];LOOKUP(2;1/([.L$1:.L9]=&quot;-&quot;);ROW([.L$1:.L9]))+[.$K9]-1)-[.B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]=&quot;-&quot;);ROW([.M$1:.M9]))+[.$K9]-1)-[.C9]&lt;-[$settings.$B$3];&quot;🡑&quot;;IF(INDEX([.C:.C];LOOKUP(2;1/([.M$1:.M9]=&quot;-&quot;);ROW([.M$1:.M9]))+[.$K9]-1)-[.C9]&lt;0;&quot;🡕&quot;;IF(INDEX([.C:.C];LOOKUP(2;1/([.M$1:.M9]=&quot;-&quot;);ROW([.M$1:.M9]))+[.$K9]-1)-[.C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]-[.D9]&lt;0;&quot;?&quot;;IF(  MIN((INDEX([.B:.B];LOOKUP(2;1/([.N$1:.N9]=&quot;-&quot;);ROW([.N$1:.N9]))+[.$K9]-1)-INDEX([.D:.D];LOOKUP(2;1/([.N$1:.N9]=&quot;-&quot;);ROW([.N$1:.N9]))+[.$K9]-1));0)-([.B9]-[.D9])&lt;-[$settings.$B$3];&quot;🡓&quot;;IF(   MIN((INDEX([.B:.B];LOOKUP(2;1/([.N$1:.N9]=&quot;-&quot;);ROW([.N$1:.N9]))+[.$K9]-1)-INDEX([.D:.D];LOOKUP(2;1/([.N$1:.N9]=&quot;-&quot;);ROW([.N$1:.N9]))+[.$K9]-1));0)-([.B9]-[.D9])&lt;0;&quot;🡖&quot;;IF(    MIN((INDEX([.B:.B];LOOKUP(2;1/([.N$1:.N9]=&quot;-&quot;);ROW([.N$1:.N9]))+[.$K9]-1)-INDEX([.D:.D];LOOKUP(2;1/([.N$1:.N9]=&quot;-&quot;);ROW([.N$1:.N9]))+[.$K9]-1));0)-([.B9]-[.D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]=&quot;-&quot;);ROW([.O$1:.O9]))+[.$K9]-1)-[.D9]&lt;-[$settings.$B$3];&quot;🡑&quot;;IF(INDEX([.D:.D];LOOKUP(2;1/([.O$1:.O9]=&quot;-&quot;);ROW([.O$1:.O9]))+[.$K9]-1)-[.D9]&lt;0;&quot;🡕&quot;;IF(INDEX([.D:.D];LOOKUP(2;1/([.O$1:.O9]=&quot;-&quot;);ROW([.O$1:.O9]))+[.$K9]-1)-[.D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0]=&quot;-&quot;);ROW([.L$1:.L10]))+[.$K10]-1)-[.B10]&lt;-[$settings.$B$3];&quot;🡑&quot;;IF(INDEX([.B:.B];LOOKUP(2;1/([.L$1:.L10]=&quot;-&quot;);ROW([.L$1:.L10]))+[.$K10]-1)-[.B10]&lt;0;&quot;🡕&quot;;IF(INDEX([.B:.B];LOOKUP(2;1/([.L$1:.L10]=&quot;-&quot;);ROW([.L$1:.L10]))+[.$K10]-1)-[.B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]=&quot;-&quot;);ROW([.M$1:.M10]))+[.$K10]-1)-[.C10]&lt;-[$settings.$B$3];&quot;🡑&quot;;IF(INDEX([.C:.C];LOOKUP(2;1/([.M$1:.M10]=&quot;-&quot;);ROW([.M$1:.M10]))+[.$K10]-1)-[.C10]&lt;0;&quot;🡕&quot;;IF(INDEX([.C:.C];LOOKUP(2;1/([.M$1:.M10]=&quot;-&quot;);ROW([.M$1:.M10]))+[.$K10]-1)-[.C1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]-[.D10]&lt;0;&quot;?&quot;;IF(  MIN((INDEX([.B:.B];LOOKUP(2;1/([.N$1:.N10]=&quot;-&quot;);ROW([.N$1:.N10]))+[.$K10]-1)-INDEX([.D:.D];LOOKUP(2;1/([.N$1:.N10]=&quot;-&quot;);ROW([.N$1:.N10]))+[.$K10]-1));0)-([.B10]-[.D10])&lt;-[$settings.$B$3];&quot;🡓&quot;;IF(   MIN((INDEX([.B:.B];LOOKUP(2;1/([.N$1:.N10]=&quot;-&quot;);ROW([.N$1:.N10]))+[.$K10]-1)-INDEX([.D:.D];LOOKUP(2;1/([.N$1:.N10]=&quot;-&quot;);ROW([.N$1:.N10]))+[.$K10]-1));0)-([.B10]-[.D10])&lt;0;&quot;🡖&quot;;IF(    MIN((INDEX([.B:.B];LOOKUP(2;1/([.N$1:.N10]=&quot;-&quot;);ROW([.N$1:.N10]))+[.$K10]-1)-INDEX([.D:.D];LOOKUP(2;1/([.N$1:.N10]=&quot;-&quot;);ROW([.N$1:.N10]))+[.$K10]-1));0)-([.B10]-[.D1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]=&quot;-&quot;);ROW([.O$1:.O10]))+[.$K10]-1)-[.D10]&lt;-[$settings.$B$3];&quot;🡑&quot;;IF(INDEX([.D:.D];LOOKUP(2;1/([.O$1:.O10]=&quot;-&quot;);ROW([.O$1:.O10]))+[.$K10]-1)-[.D10]&lt;0;&quot;🡕&quot;;IF(INDEX([.D:.D];LOOKUP(2;1/([.O$1:.O10]=&quot;-&quot;);ROW([.O$1:.O10]))+[.$K10]-1)-[.D10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1]=&quot;-&quot;);ROW([.L$1:.L11]))+[.$K11]-1)-[.B11]&lt;-[$settings.$B$3];&quot;🡑&quot;;IF(INDEX([.B:.B];LOOKUP(2;1/([.L$1:.L11]=&quot;-&quot;);ROW([.L$1:.L11]))+[.$K11]-1)-[.B11]&lt;0;&quot;🡕&quot;;IF(INDEX([.B:.B];LOOKUP(2;1/([.L$1:.L11]=&quot;-&quot;);ROW([.L$1:.L11]))+[.$K11]-1)-[.B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1]=&quot;-&quot;);ROW([.M$1:.M11]))+[.$K11]-1)-[.C11]&lt;-[$settings.$B$3];&quot;🡑&quot;;IF(INDEX([.C:.C];LOOKUP(2;1/([.M$1:.M11]=&quot;-&quot;);ROW([.M$1:.M11]))+[.$K11]-1)-[.C11]&lt;0;&quot;🡕&quot;;IF(INDEX([.C:.C];LOOKUP(2;1/([.M$1:.M11]=&quot;-&quot;);ROW([.M$1:.M11]))+[.$K11]-1)-[.C1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1]-[.D11]&lt;0;&quot;?&quot;;IF(  MIN((INDEX([.B:.B];LOOKUP(2;1/([.N$1:.N11]=&quot;-&quot;);ROW([.N$1:.N11]))+[.$K11]-1)-INDEX([.D:.D];LOOKUP(2;1/([.N$1:.N11]=&quot;-&quot;);ROW([.N$1:.N11]))+[.$K11]-1));0)-([.B11]-[.D11])&lt;-[$settings.$B$3];&quot;🡓&quot;;IF(   MIN((INDEX([.B:.B];LOOKUP(2;1/([.N$1:.N11]=&quot;-&quot;);ROW([.N$1:.N11]))+[.$K11]-1)-INDEX([.D:.D];LOOKUP(2;1/([.N$1:.N11]=&quot;-&quot;);ROW([.N$1:.N11]))+[.$K11]-1));0)-([.B11]-[.D11])&lt;0;&quot;🡖&quot;;IF(    MIN((INDEX([.B:.B];LOOKUP(2;1/([.N$1:.N11]=&quot;-&quot;);ROW([.N$1:.N11]))+[.$K11]-1)-INDEX([.D:.D];LOOKUP(2;1/([.N$1:.N11]=&quot;-&quot;);ROW([.N$1:.N11]))+[.$K11]-1));0)-([.B11]-[.D1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1]=&quot;-&quot;);ROW([.O$1:.O11]))+[.$K11]-1)-[.D11]&lt;-[$settings.$B$3];&quot;🡑&quot;;IF(INDEX([.D:.D];LOOKUP(2;1/([.O$1:.O11]=&quot;-&quot;);ROW([.O$1:.O11]))+[.$K11]-1)-[.D11]&lt;0;&quot;🡕&quot;;IF(INDEX([.D:.D];LOOKUP(2;1/([.O$1:.O11]=&quot;-&quot;);ROW([.O$1:.O11]))+[.$K11]-1)-[.D11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2]=&quot;-&quot;);ROW([.L$1:.L12]))+[.$K12]-1)-[.B12]&lt;-[$settings.$B$3];&quot;🡑&quot;;IF(INDEX([.B:.B];LOOKUP(2;1/([.L$1:.L12]=&quot;-&quot;);ROW([.L$1:.L12]))+[.$K12]-1)-[.B12]&lt;0;&quot;🡕&quot;;IF(INDEX([.B:.B];LOOKUP(2;1/([.L$1:.L12]=&quot;-&quot;);ROW([.L$1:.L12]))+[.$K12]-1)-[.B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2]=&quot;-&quot;);ROW([.M$1:.M12]))+[.$K12]-1)-[.C12]&lt;-[$settings.$B$3];&quot;🡑&quot;;IF(INDEX([.C:.C];LOOKUP(2;1/([.M$1:.M12]=&quot;-&quot;);ROW([.M$1:.M12]))+[.$K12]-1)-[.C12]&lt;0;&quot;🡕&quot;;IF(INDEX([.C:.C];LOOKUP(2;1/([.M$1:.M12]=&quot;-&quot;);ROW([.M$1:.M12]))+[.$K12]-1)-[.C1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2]-[.D12]&lt;0;&quot;?&quot;;IF(  MIN((INDEX([.B:.B];LOOKUP(2;1/([.N$1:.N12]=&quot;-&quot;);ROW([.N$1:.N12]))+[.$K12]-1)-INDEX([.D:.D];LOOKUP(2;1/([.N$1:.N12]=&quot;-&quot;);ROW([.N$1:.N12]))+[.$K12]-1));0)-([.B12]-[.D12])&lt;-[$settings.$B$3];&quot;🡓&quot;;IF(   MIN((INDEX([.B:.B];LOOKUP(2;1/([.N$1:.N12]=&quot;-&quot;);ROW([.N$1:.N12]))+[.$K12]-1)-INDEX([.D:.D];LOOKUP(2;1/([.N$1:.N12]=&quot;-&quot;);ROW([.N$1:.N12]))+[.$K12]-1));0)-([.B12]-[.D12])&lt;0;&quot;🡖&quot;;IF(    MIN((INDEX([.B:.B];LOOKUP(2;1/([.N$1:.N12]=&quot;-&quot;);ROW([.N$1:.N12]))+[.$K12]-1)-INDEX([.D:.D];LOOKUP(2;1/([.N$1:.N12]=&quot;-&quot;);ROW([.N$1:.N12]))+[.$K12]-1));0)-([.B12]-[.D1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2]=&quot;-&quot;);ROW([.O$1:.O12]))+[.$K12]-1)-[.D12]&lt;-[$settings.$B$3];&quot;🡑&quot;;IF(INDEX([.D:.D];LOOKUP(2;1/([.O$1:.O12]=&quot;-&quot;);ROW([.O$1:.O12]))+[.$K12]-1)-[.D12]&lt;0;&quot;🡕&quot;;IF(INDEX([.D:.D];LOOKUP(2;1/([.O$1:.O12]=&quot;-&quot;);ROW([.O$1:.O12]))+[.$K12]-1)-[.D12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3]=&quot;-&quot;);ROW([.L$1:.L13]))+[.$K13]-1)-[.B13]&lt;-[$settings.$B$3];&quot;🡑&quot;;IF(INDEX([.B:.B];LOOKUP(2;1/([.L$1:.L13]=&quot;-&quot;);ROW([.L$1:.L13]))+[.$K13]-1)-[.B13]&lt;0;&quot;🡕&quot;;IF(INDEX([.B:.B];LOOKUP(2;1/([.L$1:.L13]=&quot;-&quot;);ROW([.L$1:.L13]))+[.$K13]-1)-[.B1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3]=&quot;-&quot;);ROW([.M$1:.M13]))+[.$K13]-1)-[.C13]&lt;-[$settings.$B$3];&quot;🡑&quot;;IF(INDEX([.C:.C];LOOKUP(2;1/([.M$1:.M13]=&quot;-&quot;);ROW([.M$1:.M13]))+[.$K13]-1)-[.C13]&lt;0;&quot;🡕&quot;;IF(INDEX([.C:.C];LOOKUP(2;1/([.M$1:.M13]=&quot;-&quot;);ROW([.M$1:.M13]))+[.$K13]-1)-[.C1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3]-[.D13]&lt;0;&quot;?&quot;;IF(  MIN((INDEX([.B:.B];LOOKUP(2;1/([.N$1:.N13]=&quot;-&quot;);ROW([.N$1:.N13]))+[.$K13]-1)-INDEX([.D:.D];LOOKUP(2;1/([.N$1:.N13]=&quot;-&quot;);ROW([.N$1:.N13]))+[.$K13]-1));0)-([.B13]-[.D13])&lt;-[$settings.$B$3];&quot;🡓&quot;;IF(   MIN((INDEX([.B:.B];LOOKUP(2;1/([.N$1:.N13]=&quot;-&quot;);ROW([.N$1:.N13]))+[.$K13]-1)-INDEX([.D:.D];LOOKUP(2;1/([.N$1:.N13]=&quot;-&quot;);ROW([.N$1:.N13]))+[.$K13]-1));0)-([.B13]-[.D13])&lt;0;&quot;🡖&quot;;IF(    MIN((INDEX([.B:.B];LOOKUP(2;1/([.N$1:.N13]=&quot;-&quot;);ROW([.N$1:.N13]))+[.$K13]-1)-INDEX([.D:.D];LOOKUP(2;1/([.N$1:.N13]=&quot;-&quot;);ROW([.N$1:.N13]))+[.$K13]-1));0)-([.B13]-[.D1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3]=&quot;-&quot;);ROW([.O$1:.O13]))+[.$K13]-1)-[.D13]&lt;-[$settings.$B$3];&quot;🡑&quot;;IF(INDEX([.D:.D];LOOKUP(2;1/([.O$1:.O13]=&quot;-&quot;);ROW([.O$1:.O13]))+[.$K13]-1)-[.D13]&lt;0;&quot;🡕&quot;;IF(INDEX([.D:.D];LOOKUP(2;1/([.O$1:.O13]=&quot;-&quot;);ROW([.O$1:.O13]))+[.$K13]-1)-[.D13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4]=&quot;-&quot;);ROW([.L$1:.L14]))+[.$K14]-1)-[.B14]&lt;-[$settings.$B$3];&quot;🡑&quot;;IF(INDEX([.B:.B];LOOKUP(2;1/([.L$1:.L14]=&quot;-&quot;);ROW([.L$1:.L14]))+[.$K14]-1)-[.B14]&lt;0;&quot;🡕&quot;;IF(INDEX([.B:.B];LOOKUP(2;1/([.L$1:.L14]=&quot;-&quot;);ROW([.L$1:.L14]))+[.$K14]-1)-[.B1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4]=&quot;-&quot;);ROW([.M$1:.M14]))+[.$K14]-1)-[.C14]&lt;-[$settings.$B$3];&quot;🡑&quot;;IF(INDEX([.C:.C];LOOKUP(2;1/([.M$1:.M14]=&quot;-&quot;);ROW([.M$1:.M14]))+[.$K14]-1)-[.C14]&lt;0;&quot;🡕&quot;;IF(INDEX([.C:.C];LOOKUP(2;1/([.M$1:.M14]=&quot;-&quot;);ROW([.M$1:.M14]))+[.$K14]-1)-[.C1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4]-[.D14]&lt;0;&quot;?&quot;;IF(  MIN((INDEX([.B:.B];LOOKUP(2;1/([.N$1:.N14]=&quot;-&quot;);ROW([.N$1:.N14]))+[.$K14]-1)-INDEX([.D:.D];LOOKUP(2;1/([.N$1:.N14]=&quot;-&quot;);ROW([.N$1:.N14]))+[.$K14]-1));0)-([.B14]-[.D14])&lt;-[$settings.$B$3];&quot;🡓&quot;;IF(   MIN((INDEX([.B:.B];LOOKUP(2;1/([.N$1:.N14]=&quot;-&quot;);ROW([.N$1:.N14]))+[.$K14]-1)-INDEX([.D:.D];LOOKUP(2;1/([.N$1:.N14]=&quot;-&quot;);ROW([.N$1:.N14]))+[.$K14]-1));0)-([.B14]-[.D14])&lt;0;&quot;🡖&quot;;IF(    MIN((INDEX([.B:.B];LOOKUP(2;1/([.N$1:.N14]=&quot;-&quot;);ROW([.N$1:.N14]))+[.$K14]-1)-INDEX([.D:.D];LOOKUP(2;1/([.N$1:.N14]=&quot;-&quot;);ROW([.N$1:.N14]))+[.$K14]-1));0)-([.B14]-[.D1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4]=&quot;-&quot;);ROW([.O$1:.O14]))+[.$K14]-1)-[.D14]&lt;-[$settings.$B$3];&quot;🡑&quot;;IF(INDEX([.D:.D];LOOKUP(2;1/([.O$1:.O14]=&quot;-&quot;);ROW([.O$1:.O14]))+[.$K14]-1)-[.D14]&lt;0;&quot;🡕&quot;;IF(INDEX([.D:.D];LOOKUP(2;1/([.O$1:.O14]=&quot;-&quot;);ROW([.O$1:.O14]))+[.$K14]-1)-[.D14]&gt;[$settings.$B$3];&quot;🡓&quot;;&quot;🡖&quot;)))" office:value-type="string" office:string-value="🡓" calcext:value-type="string">
            <text:p>🡓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5]=&quot;-&quot;);ROW([.L$1:.L15]))+[.$K15]-1)-[.B15]&lt;-[$settings.$B$3];&quot;🡑&quot;;IF(INDEX([.B:.B];LOOKUP(2;1/([.L$1:.L15]=&quot;-&quot;);ROW([.L$1:.L15]))+[.$K15]-1)-[.B15]&lt;0;&quot;🡕&quot;;IF(INDEX([.B:.B];LOOKUP(2;1/([.L$1:.L15]=&quot;-&quot;);ROW([.L$1:.L15]))+[.$K15]-1)-[.B1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5]=&quot;-&quot;);ROW([.M$1:.M15]))+[.$K15]-1)-[.C15]&lt;-[$settings.$B$3];&quot;🡑&quot;;IF(INDEX([.C:.C];LOOKUP(2;1/([.M$1:.M15]=&quot;-&quot;);ROW([.M$1:.M15]))+[.$K15]-1)-[.C15]&lt;0;&quot;🡕&quot;;IF(INDEX([.C:.C];LOOKUP(2;1/([.M$1:.M15]=&quot;-&quot;);ROW([.M$1:.M15]))+[.$K15]-1)-[.C1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5]-[.D15]&lt;0;&quot;?&quot;;IF(  MIN((INDEX([.B:.B];LOOKUP(2;1/([.N$1:.N15]=&quot;-&quot;);ROW([.N$1:.N15]))+[.$K15]-1)-INDEX([.D:.D];LOOKUP(2;1/([.N$1:.N15]=&quot;-&quot;);ROW([.N$1:.N15]))+[.$K15]-1));0)-([.B15]-[.D15])&lt;-[$settings.$B$3];&quot;🡓&quot;;IF(   MIN((INDEX([.B:.B];LOOKUP(2;1/([.N$1:.N15]=&quot;-&quot;);ROW([.N$1:.N15]))+[.$K15]-1)-INDEX([.D:.D];LOOKUP(2;1/([.N$1:.N15]=&quot;-&quot;);ROW([.N$1:.N15]))+[.$K15]-1));0)-([.B15]-[.D15])&lt;0;&quot;🡖&quot;;IF(    MIN((INDEX([.B:.B];LOOKUP(2;1/([.N$1:.N15]=&quot;-&quot;);ROW([.N$1:.N15]))+[.$K15]-1)-INDEX([.D:.D];LOOKUP(2;1/([.N$1:.N15]=&quot;-&quot;);ROW([.N$1:.N15]))+[.$K15]-1));0)-([.B15]-[.D1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5]=&quot;-&quot;);ROW([.O$1:.O15]))+[.$K15]-1)-[.D15]&lt;-[$settings.$B$3];&quot;🡑&quot;;IF(INDEX([.D:.D];LOOKUP(2;1/([.O$1:.O15]=&quot;-&quot;);ROW([.O$1:.O15]))+[.$K15]-1)-[.D15]&lt;0;&quot;🡕&quot;;IF(INDEX([.D:.D];LOOKUP(2;1/([.O$1:.O15]=&quot;-&quot;);ROW([.O$1:.O15]))+[.$K15]-1)-[.D15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6]=&quot;-&quot;);ROW([.L$1:.L16]))+[.$K16]-1)-[.B16]&lt;-[$settings.$B$3];&quot;🡑&quot;;IF(INDEX([.B:.B];LOOKUP(2;1/([.L$1:.L16]=&quot;-&quot;);ROW([.L$1:.L16]))+[.$K16]-1)-[.B16]&lt;0;&quot;🡕&quot;;IF(INDEX([.B:.B];LOOKUP(2;1/([.L$1:.L16]=&quot;-&quot;);ROW([.L$1:.L16]))+[.$K16]-1)-[.B1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6]=&quot;-&quot;);ROW([.M$1:.M16]))+[.$K16]-1)-[.C16]&lt;-[$settings.$B$3];&quot;🡑&quot;;IF(INDEX([.C:.C];LOOKUP(2;1/([.M$1:.M16]=&quot;-&quot;);ROW([.M$1:.M16]))+[.$K16]-1)-[.C16]&lt;0;&quot;🡕&quot;;IF(INDEX([.C:.C];LOOKUP(2;1/([.M$1:.M16]=&quot;-&quot;);ROW([.M$1:.M16]))+[.$K16]-1)-[.C1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6]-[.D16]&lt;0;&quot;?&quot;;IF(  MIN((INDEX([.B:.B];LOOKUP(2;1/([.N$1:.N16]=&quot;-&quot;);ROW([.N$1:.N16]))+[.$K16]-1)-INDEX([.D:.D];LOOKUP(2;1/([.N$1:.N16]=&quot;-&quot;);ROW([.N$1:.N16]))+[.$K16]-1));0)-([.B16]-[.D16])&lt;-[$settings.$B$3];&quot;🡓&quot;;IF(   MIN((INDEX([.B:.B];LOOKUP(2;1/([.N$1:.N16]=&quot;-&quot;);ROW([.N$1:.N16]))+[.$K16]-1)-INDEX([.D:.D];LOOKUP(2;1/([.N$1:.N16]=&quot;-&quot;);ROW([.N$1:.N16]))+[.$K16]-1));0)-([.B16]-[.D16])&lt;0;&quot;🡖&quot;;IF(    MIN((INDEX([.B:.B];LOOKUP(2;1/([.N$1:.N16]=&quot;-&quot;);ROW([.N$1:.N16]))+[.$K16]-1)-INDEX([.D:.D];LOOKUP(2;1/([.N$1:.N16]=&quot;-&quot;);ROW([.N$1:.N16]))+[.$K16]-1));0)-([.B16]-[.D1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6]=&quot;-&quot;);ROW([.O$1:.O16]))+[.$K16]-1)-[.D16]&lt;-[$settings.$B$3];&quot;🡑&quot;;IF(INDEX([.D:.D];LOOKUP(2;1/([.O$1:.O16]=&quot;-&quot;);ROW([.O$1:.O16]))+[.$K16]-1)-[.D16]&lt;0;&quot;🡕&quot;;IF(INDEX([.D:.D];LOOKUP(2;1/([.O$1:.O16]=&quot;-&quot;);ROW([.O$1:.O16]))+[.$K16]-1)-[.D16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17]=&quot;-&quot;);ROW([.L$1:.L17]))+[.$K17]-1)-[.B17]&lt;-[$settings.$B$3];&quot;🡑&quot;;IF(INDEX([.B:.B];LOOKUP(2;1/([.L$1:.L17]=&quot;-&quot;);ROW([.L$1:.L17]))+[.$K17]-1)-[.B17]&lt;0;&quot;🡕&quot;;IF(INDEX([.B:.B];LOOKUP(2;1/([.L$1:.L17]=&quot;-&quot;);ROW([.L$1:.L17]))+[.$K17]-1)-[.B1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7]=&quot;-&quot;);ROW([.M$1:.M17]))+[.$K17]-1)-[.C17]&lt;-[$settings.$B$3];&quot;🡑&quot;;IF(INDEX([.C:.C];LOOKUP(2;1/([.M$1:.M17]=&quot;-&quot;);ROW([.M$1:.M17]))+[.$K17]-1)-[.C17]&lt;0;&quot;🡕&quot;;IF(INDEX([.C:.C];LOOKUP(2;1/([.M$1:.M17]=&quot;-&quot;);ROW([.M$1:.M17]))+[.$K17]-1)-[.C1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7]-[.D17]&lt;0;&quot;?&quot;;IF(  MIN((INDEX([.B:.B];LOOKUP(2;1/([.N$1:.N17]=&quot;-&quot;);ROW([.N$1:.N17]))+[.$K17]-1)-INDEX([.D:.D];LOOKUP(2;1/([.N$1:.N17]=&quot;-&quot;);ROW([.N$1:.N17]))+[.$K17]-1));0)-([.B17]-[.D17])&lt;-[$settings.$B$3];&quot;🡓&quot;;IF(   MIN((INDEX([.B:.B];LOOKUP(2;1/([.N$1:.N17]=&quot;-&quot;);ROW([.N$1:.N17]))+[.$K17]-1)-INDEX([.D:.D];LOOKUP(2;1/([.N$1:.N17]=&quot;-&quot;);ROW([.N$1:.N17]))+[.$K17]-1));0)-([.B17]-[.D17])&lt;0;&quot;🡖&quot;;IF(    MIN((INDEX([.B:.B];LOOKUP(2;1/([.N$1:.N17]=&quot;-&quot;);ROW([.N$1:.N17]))+[.$K17]-1)-INDEX([.D:.D];LOOKUP(2;1/([.N$1:.N17]=&quot;-&quot;);ROW([.N$1:.N17]))+[.$K17]-1));0)-([.B17]-[.D1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7]=&quot;-&quot;);ROW([.O$1:.O17]))+[.$K17]-1)-[.D17]&lt;-[$settings.$B$3];&quot;🡑&quot;;IF(INDEX([.D:.D];LOOKUP(2;1/([.O$1:.O17]=&quot;-&quot;);ROW([.O$1:.O17]))+[.$K17]-1)-[.D17]&lt;0;&quot;🡕&quot;;IF(INDEX([.D:.D];LOOKUP(2;1/([.O$1:.O17]=&quot;-&quot;);ROW([.O$1:.O17]))+[.$K17]-1)-[.D17]&gt;[$settings.$B$3];&quot;🡓&quot;;&quot;🡖&quot;)))" office:value-type="string" office:string-value="🡕" calcext:value-type="string">
            <text:p>🡕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8]=&quot;-&quot;);ROW([.L$1:.L18]))+[.$K18]-1)-[.B18]&lt;-[$settings.$B$3];&quot;🡑&quot;;IF(INDEX([.B:.B];LOOKUP(2;1/([.L$1:.L18]=&quot;-&quot;);ROW([.L$1:.L18]))+[.$K18]-1)-[.B18]&lt;0;&quot;🡕&quot;;IF(INDEX([.B:.B];LOOKUP(2;1/([.L$1:.L18]=&quot;-&quot;);ROW([.L$1:.L18]))+[.$K18]-1)-[.B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8]=&quot;-&quot;);ROW([.M$1:.M18]))+[.$K18]-1)-[.C18]&lt;-[$settings.$B$3];&quot;🡑&quot;;IF(INDEX([.C:.C];LOOKUP(2;1/([.M$1:.M18]=&quot;-&quot;);ROW([.M$1:.M18]))+[.$K18]-1)-[.C18]&lt;0;&quot;🡕&quot;;IF(INDEX([.C:.C];LOOKUP(2;1/([.M$1:.M18]=&quot;-&quot;);ROW([.M$1:.M18]))+[.$K18]-1)-[.C1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8]-[.D18]&lt;0;&quot;?&quot;;IF(  MIN((INDEX([.B:.B];LOOKUP(2;1/([.N$1:.N18]=&quot;-&quot;);ROW([.N$1:.N18]))+[.$K18]-1)-INDEX([.D:.D];LOOKUP(2;1/([.N$1:.N18]=&quot;-&quot;);ROW([.N$1:.N18]))+[.$K18]-1));0)-([.B18]-[.D18])&lt;-[$settings.$B$3];&quot;🡓&quot;;IF(   MIN((INDEX([.B:.B];LOOKUP(2;1/([.N$1:.N18]=&quot;-&quot;);ROW([.N$1:.N18]))+[.$K18]-1)-INDEX([.D:.D];LOOKUP(2;1/([.N$1:.N18]=&quot;-&quot;);ROW([.N$1:.N18]))+[.$K18]-1));0)-([.B18]-[.D18])&lt;0;&quot;🡖&quot;;IF(    MIN((INDEX([.B:.B];LOOKUP(2;1/([.N$1:.N18]=&quot;-&quot;);ROW([.N$1:.N18]))+[.$K18]-1)-INDEX([.D:.D];LOOKUP(2;1/([.N$1:.N18]=&quot;-&quot;);ROW([.N$1:.N18]))+[.$K18]-1));0)-([.B18]-[.D1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8]=&quot;-&quot;);ROW([.O$1:.O18]))+[.$K18]-1)-[.D18]&lt;-[$settings.$B$3];&quot;🡑&quot;;IF(INDEX([.D:.D];LOOKUP(2;1/([.O$1:.O18]=&quot;-&quot;);ROW([.O$1:.O18]))+[.$K18]-1)-[.D18]&lt;0;&quot;🡕&quot;;IF(INDEX([.D:.D];LOOKUP(2;1/([.O$1:.O18]=&quot;-&quot;);ROW([.O$1:.O18]))+[.$K18]-1)-[.D1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19]=&quot;-&quot;);ROW([.L$1:.L19]))+[.$K19]-1)-[.B19]&lt;-[$settings.$B$3];&quot;🡑&quot;;IF(INDEX([.B:.B];LOOKUP(2;1/([.L$1:.L19]=&quot;-&quot;);ROW([.L$1:.L19]))+[.$K19]-1)-[.B19]&lt;0;&quot;🡕&quot;;IF(INDEX([.B:.B];LOOKUP(2;1/([.L$1:.L19]=&quot;-&quot;);ROW([.L$1:.L19]))+[.$K19]-1)-[.B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9]=&quot;-&quot;);ROW([.M$1:.M19]))+[.$K19]-1)-[.C19]&lt;-[$settings.$B$3];&quot;🡑&quot;;IF(INDEX([.C:.C];LOOKUP(2;1/([.M$1:.M19]=&quot;-&quot;);ROW([.M$1:.M19]))+[.$K19]-1)-[.C19]&lt;0;&quot;🡕&quot;;IF(INDEX([.C:.C];LOOKUP(2;1/([.M$1:.M19]=&quot;-&quot;);ROW([.M$1:.M19]))+[.$K19]-1)-[.C1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9]-[.D19]&lt;0;&quot;?&quot;;IF(  MIN((INDEX([.B:.B];LOOKUP(2;1/([.N$1:.N19]=&quot;-&quot;);ROW([.N$1:.N19]))+[.$K19]-1)-INDEX([.D:.D];LOOKUP(2;1/([.N$1:.N19]=&quot;-&quot;);ROW([.N$1:.N19]))+[.$K19]-1));0)-([.B19]-[.D19])&lt;-[$settings.$B$3];&quot;🡓&quot;;IF(   MIN((INDEX([.B:.B];LOOKUP(2;1/([.N$1:.N19]=&quot;-&quot;);ROW([.N$1:.N19]))+[.$K19]-1)-INDEX([.D:.D];LOOKUP(2;1/([.N$1:.N19]=&quot;-&quot;);ROW([.N$1:.N19]))+[.$K19]-1));0)-([.B19]-[.D19])&lt;0;&quot;🡖&quot;;IF(    MIN((INDEX([.B:.B];LOOKUP(2;1/([.N$1:.N19]=&quot;-&quot;);ROW([.N$1:.N19]))+[.$K19]-1)-INDEX([.D:.D];LOOKUP(2;1/([.N$1:.N19]=&quot;-&quot;);ROW([.N$1:.N19]))+[.$K19]-1));0)-([.B19]-[.D1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9]=&quot;-&quot;);ROW([.O$1:.O19]))+[.$K19]-1)-[.D19]&lt;-[$settings.$B$3];&quot;🡑&quot;;IF(INDEX([.D:.D];LOOKUP(2;1/([.O$1:.O19]=&quot;-&quot;);ROW([.O$1:.O19]))+[.$K19]-1)-[.D19]&lt;0;&quot;🡕&quot;;IF(INDEX([.D:.D];LOOKUP(2;1/([.O$1:.O19]=&quot;-&quot;);ROW([.O$1:.O19]))+[.$K19]-1)-[.D19]&gt;[$settings.$B$3];&quot;🡓&quot;;&quot;🡖&quot;)))" office:value-type="string" office:string-value="🡖" calcext:value-type="string">
            <text:p>🡖</text:p>
          </table:table-cell>
          <table:table-cell/>
          <table:table-cell office:value-type="string" calcext:value-type="string">
            <text:p>best</text:p>
          </table:table-cell>
          <table:table-cell table:style-name="ce2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0]=&quot;-&quot;);ROW([.L$1:.L20]))+[.$K20]-1)-[.B20]&lt;-[$settings.$B$3];&quot;🡑&quot;;IF(INDEX([.B:.B];LOOKUP(2;1/([.L$1:.L20]=&quot;-&quot;);ROW([.L$1:.L20]))+[.$K20]-1)-[.B20]&lt;0;&quot;🡕&quot;;IF(INDEX([.B:.B];LOOKUP(2;1/([.L$1:.L20]=&quot;-&quot;);ROW([.L$1:.L20]))+[.$K20]-1)-[.B2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0]=&quot;-&quot;);ROW([.M$1:.M20]))+[.$K20]-1)-[.C20]&lt;-[$settings.$B$3];&quot;🡑&quot;;IF(INDEX([.C:.C];LOOKUP(2;1/([.M$1:.M20]=&quot;-&quot;);ROW([.M$1:.M20]))+[.$K20]-1)-[.C20]&lt;0;&quot;🡕&quot;;IF(INDEX([.C:.C];LOOKUP(2;1/([.M$1:.M20]=&quot;-&quot;);ROW([.M$1:.M20]))+[.$K20]-1)-[.C2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0]-[.D20]&lt;0;&quot;?&quot;;IF(  MIN((INDEX([.B:.B];LOOKUP(2;1/([.N$1:.N20]=&quot;-&quot;);ROW([.N$1:.N20]))+[.$K20]-1)-INDEX([.D:.D];LOOKUP(2;1/([.N$1:.N20]=&quot;-&quot;);ROW([.N$1:.N20]))+[.$K20]-1));0)-([.B20]-[.D20])&lt;-[$settings.$B$3];&quot;🡓&quot;;IF(   MIN((INDEX([.B:.B];LOOKUP(2;1/([.N$1:.N20]=&quot;-&quot;);ROW([.N$1:.N20]))+[.$K20]-1)-INDEX([.D:.D];LOOKUP(2;1/([.N$1:.N20]=&quot;-&quot;);ROW([.N$1:.N20]))+[.$K20]-1));0)-([.B20]-[.D20])&lt;0;&quot;🡖&quot;;IF(    MIN((INDEX([.B:.B];LOOKUP(2;1/([.N$1:.N20]=&quot;-&quot;);ROW([.N$1:.N20]))+[.$K20]-1)-INDEX([.D:.D];LOOKUP(2;1/([.N$1:.N20]=&quot;-&quot;);ROW([.N$1:.N20]))+[.$K20]-1));0)-([.B20]-[.D2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0]=&quot;-&quot;);ROW([.O$1:.O20]))+[.$K20]-1)-[.D20]&lt;-[$settings.$B$3];&quot;🡑&quot;;IF(INDEX([.D:.D];LOOKUP(2;1/([.O$1:.O20]=&quot;-&quot;);ROW([.O$1:.O20]))+[.$K20]-1)-[.D20]&lt;0;&quot;🡕&quot;;IF(INDEX([.D:.D];LOOKUP(2;1/([.O$1:.O20]=&quot;-&quot;);ROW([.O$1:.O20]))+[.$K20]-1)-[.D20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1]=&quot;-&quot;);ROW([.L$1:.L21]))+[.$K21]-1)-[.B21]&lt;-[$settings.$B$3];&quot;🡑&quot;;IF(INDEX([.B:.B];LOOKUP(2;1/([.L$1:.L21]=&quot;-&quot;);ROW([.L$1:.L21]))+[.$K21]-1)-[.B21]&lt;0;&quot;🡕&quot;;IF(INDEX([.B:.B];LOOKUP(2;1/([.L$1:.L21]=&quot;-&quot;);ROW([.L$1:.L21]))+[.$K21]-1)-[.B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1]=&quot;-&quot;);ROW([.M$1:.M21]))+[.$K21]-1)-[.C21]&lt;-[$settings.$B$3];&quot;🡑&quot;;IF(INDEX([.C:.C];LOOKUP(2;1/([.M$1:.M21]=&quot;-&quot;);ROW([.M$1:.M21]))+[.$K21]-1)-[.C21]&lt;0;&quot;🡕&quot;;IF(INDEX([.C:.C];LOOKUP(2;1/([.M$1:.M21]=&quot;-&quot;);ROW([.M$1:.M21]))+[.$K21]-1)-[.C2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1]-[.D21]&lt;0;&quot;?&quot;;IF(  MIN((INDEX([.B:.B];LOOKUP(2;1/([.N$1:.N21]=&quot;-&quot;);ROW([.N$1:.N21]))+[.$K21]-1)-INDEX([.D:.D];LOOKUP(2;1/([.N$1:.N21]=&quot;-&quot;);ROW([.N$1:.N21]))+[.$K21]-1));0)-([.B21]-[.D21])&lt;-[$settings.$B$3];&quot;🡓&quot;;IF(   MIN((INDEX([.B:.B];LOOKUP(2;1/([.N$1:.N21]=&quot;-&quot;);ROW([.N$1:.N21]))+[.$K21]-1)-INDEX([.D:.D];LOOKUP(2;1/([.N$1:.N21]=&quot;-&quot;);ROW([.N$1:.N21]))+[.$K21]-1));0)-([.B21]-[.D21])&lt;0;&quot;🡖&quot;;IF(    MIN((INDEX([.B:.B];LOOKUP(2;1/([.N$1:.N21]=&quot;-&quot;);ROW([.N$1:.N21]))+[.$K21]-1)-INDEX([.D:.D];LOOKUP(2;1/([.N$1:.N21]=&quot;-&quot;);ROW([.N$1:.N21]))+[.$K21]-1));0)-([.B21]-[.D2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1]=&quot;-&quot;);ROW([.O$1:.O21]))+[.$K21]-1)-[.D21]&lt;-[$settings.$B$3];&quot;🡑&quot;;IF(INDEX([.D:.D];LOOKUP(2;1/([.O$1:.O21]=&quot;-&quot;);ROW([.O$1:.O21]))+[.$K21]-1)-[.D21]&lt;0;&quot;🡕&quot;;IF(INDEX([.D:.D];LOOKUP(2;1/([.O$1:.O21]=&quot;-&quot;);ROW([.O$1:.O21]))+[.$K21]-1)-[.D2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2]=&quot;-&quot;);ROW([.L$1:.L22]))+[.$K22]-1)-[.B22]&lt;-[$settings.$B$3];&quot;🡑&quot;;IF(INDEX([.B:.B];LOOKUP(2;1/([.L$1:.L22]=&quot;-&quot;);ROW([.L$1:.L22]))+[.$K22]-1)-[.B22]&lt;0;&quot;🡕&quot;;IF(INDEX([.B:.B];LOOKUP(2;1/([.L$1:.L22]=&quot;-&quot;);ROW([.L$1:.L22]))+[.$K22]-1)-[.B2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2]=&quot;-&quot;);ROW([.M$1:.M22]))+[.$K22]-1)-[.C22]&lt;-[$settings.$B$3];&quot;🡑&quot;;IF(INDEX([.C:.C];LOOKUP(2;1/([.M$1:.M22]=&quot;-&quot;);ROW([.M$1:.M22]))+[.$K22]-1)-[.C22]&lt;0;&quot;🡕&quot;;IF(INDEX([.C:.C];LOOKUP(2;1/([.M$1:.M22]=&quot;-&quot;);ROW([.M$1:.M22]))+[.$K22]-1)-[.C2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2]-[.D22]&lt;0;&quot;?&quot;;IF(  MIN((INDEX([.B:.B];LOOKUP(2;1/([.N$1:.N22]=&quot;-&quot;);ROW([.N$1:.N22]))+[.$K22]-1)-INDEX([.D:.D];LOOKUP(2;1/([.N$1:.N22]=&quot;-&quot;);ROW([.N$1:.N22]))+[.$K22]-1));0)-([.B22]-[.D22])&lt;-[$settings.$B$3];&quot;🡓&quot;;IF(   MIN((INDEX([.B:.B];LOOKUP(2;1/([.N$1:.N22]=&quot;-&quot;);ROW([.N$1:.N22]))+[.$K22]-1)-INDEX([.D:.D];LOOKUP(2;1/([.N$1:.N22]=&quot;-&quot;);ROW([.N$1:.N22]))+[.$K22]-1));0)-([.B22]-[.D22])&lt;0;&quot;🡖&quot;;IF(    MIN((INDEX([.B:.B];LOOKUP(2;1/([.N$1:.N22]=&quot;-&quot;);ROW([.N$1:.N22]))+[.$K22]-1)-INDEX([.D:.D];LOOKUP(2;1/([.N$1:.N22]=&quot;-&quot;);ROW([.N$1:.N22]))+[.$K22]-1));0)-([.B22]-[.D2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2]=&quot;-&quot;);ROW([.O$1:.O22]))+[.$K22]-1)-[.D22]&lt;-[$settings.$B$3];&quot;🡑&quot;;IF(INDEX([.D:.D];LOOKUP(2;1/([.O$1:.O22]=&quot;-&quot;);ROW([.O$1:.O22]))+[.$K22]-1)-[.D22]&lt;0;&quot;🡕&quot;;IF(INDEX([.D:.D];LOOKUP(2;1/([.O$1:.O22]=&quot;-&quot;);ROW([.O$1:.O22]))+[.$K22]-1)-[.D22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table:number-columns-repeated="2" office:value-type="float" office:value="95.5" calcext:value-type="float">
            <text:p>95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23]=&quot;-&quot;);ROW([.L$1:.L23]))+[.$K23]-1)-[.B23]&lt;-[$settings.$B$3];&quot;🡑&quot;;IF(INDEX([.B:.B];LOOKUP(2;1/([.L$1:.L23]=&quot;-&quot;);ROW([.L$1:.L23]))+[.$K23]-1)-[.B23]&lt;0;&quot;🡕&quot;;IF(INDEX([.B:.B];LOOKUP(2;1/([.L$1:.L23]=&quot;-&quot;);ROW([.L$1:.L23]))+[.$K23]-1)-[.B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3]=&quot;-&quot;);ROW([.M$1:.M23]))+[.$K23]-1)-[.C23]&lt;-[$settings.$B$3];&quot;🡑&quot;;IF(INDEX([.C:.C];LOOKUP(2;1/([.M$1:.M23]=&quot;-&quot;);ROW([.M$1:.M23]))+[.$K23]-1)-[.C23]&lt;0;&quot;🡕&quot;;IF(INDEX([.C:.C];LOOKUP(2;1/([.M$1:.M23]=&quot;-&quot;);ROW([.M$1:.M23]))+[.$K23]-1)-[.C2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3]-[.D23]&lt;0;&quot;?&quot;;IF(  MIN((INDEX([.B:.B];LOOKUP(2;1/([.N$1:.N23]=&quot;-&quot;);ROW([.N$1:.N23]))+[.$K23]-1)-INDEX([.D:.D];LOOKUP(2;1/([.N$1:.N23]=&quot;-&quot;);ROW([.N$1:.N23]))+[.$K23]-1));0)-([.B23]-[.D23])&lt;-[$settings.$B$3];&quot;🡓&quot;;IF(   MIN((INDEX([.B:.B];LOOKUP(2;1/([.N$1:.N23]=&quot;-&quot;);ROW([.N$1:.N23]))+[.$K23]-1)-INDEX([.D:.D];LOOKUP(2;1/([.N$1:.N23]=&quot;-&quot;);ROW([.N$1:.N23]))+[.$K23]-1));0)-([.B23]-[.D23])&lt;0;&quot;🡖&quot;;IF(    MIN((INDEX([.B:.B];LOOKUP(2;1/([.N$1:.N23]=&quot;-&quot;);ROW([.N$1:.N23]))+[.$K23]-1)-INDEX([.D:.D];LOOKUP(2;1/([.N$1:.N23]=&quot;-&quot;);ROW([.N$1:.N23]))+[.$K23]-1));0)-([.B23]-[.D2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3]=&quot;-&quot;);ROW([.O$1:.O23]))+[.$K23]-1)-[.D23]&lt;-[$settings.$B$3];&quot;🡑&quot;;IF(INDEX([.D:.D];LOOKUP(2;1/([.O$1:.O23]=&quot;-&quot;);ROW([.O$1:.O23]))+[.$K23]-1)-[.D23]&lt;0;&quot;🡕&quot;;IF(INDEX([.D:.D];LOOKUP(2;1/([.O$1:.O23]=&quot;-&quot;);ROW([.O$1:.O23]))+[.$K23]-1)-[.D23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4" calcext:value-type="float">
            <text:p>95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5]=&quot;-&quot;);ROW([.L$1:.L25]))+[.$K25]-1)-[.B25]&lt;-[$settings.$B$3];&quot;🡑&quot;;IF(INDEX([.B:.B];LOOKUP(2;1/([.L$1:.L25]=&quot;-&quot;);ROW([.L$1:.L25]))+[.$K25]-1)-[.B25]&lt;0;&quot;🡕&quot;;IF(INDEX([.B:.B];LOOKUP(2;1/([.L$1:.L25]=&quot;-&quot;);ROW([.L$1:.L25]))+[.$K25]-1)-[.B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5]=&quot;-&quot;);ROW([.M$1:.M25]))+[.$K25]-1)-[.C25]&lt;-[$settings.$B$3];&quot;🡑&quot;;IF(INDEX([.C:.C];LOOKUP(2;1/([.M$1:.M25]=&quot;-&quot;);ROW([.M$1:.M25]))+[.$K25]-1)-[.C25]&lt;0;&quot;🡕&quot;;IF(INDEX([.C:.C];LOOKUP(2;1/([.M$1:.M25]=&quot;-&quot;);ROW([.M$1:.M25]))+[.$K25]-1)-[.C2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5]-[.D25]&lt;0;&quot;?&quot;;IF(  MIN((INDEX([.B:.B];LOOKUP(2;1/([.N$1:.N25]=&quot;-&quot;);ROW([.N$1:.N25]))+[.$K25]-1)-INDEX([.D:.D];LOOKUP(2;1/([.N$1:.N25]=&quot;-&quot;);ROW([.N$1:.N25]))+[.$K25]-1));0)-([.B25]-[.D25])&lt;-[$settings.$B$3];&quot;🡓&quot;;IF(   MIN((INDEX([.B:.B];LOOKUP(2;1/([.N$1:.N25]=&quot;-&quot;);ROW([.N$1:.N25]))+[.$K25]-1)-INDEX([.D:.D];LOOKUP(2;1/([.N$1:.N25]=&quot;-&quot;);ROW([.N$1:.N25]))+[.$K25]-1));0)-([.B25]-[.D25])&lt;0;&quot;🡖&quot;;IF(    MIN((INDEX([.B:.B];LOOKUP(2;1/([.N$1:.N25]=&quot;-&quot;);ROW([.N$1:.N25]))+[.$K25]-1)-INDEX([.D:.D];LOOKUP(2;1/([.N$1:.N25]=&quot;-&quot;);ROW([.N$1:.N25]))+[.$K25]-1));0)-([.B25]-[.D2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5]=&quot;-&quot;);ROW([.O$1:.O25]))+[.$K25]-1)-[.D25]&lt;-[$settings.$B$3];&quot;🡑&quot;;IF(INDEX([.D:.D];LOOKUP(2;1/([.O$1:.O25]=&quot;-&quot;);ROW([.O$1:.O25]))+[.$K25]-1)-[.D25]&lt;0;&quot;🡕&quot;;IF(INDEX([.D:.D];LOOKUP(2;1/([.O$1:.O25]=&quot;-&quot;);ROW([.O$1:.O25]))+[.$K25]-1)-[.D25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26]=&quot;-&quot;);ROW([.L$1:.L26]))+[.$K26]-1)-[.B26]&lt;-[$settings.$B$3];&quot;🡑&quot;;IF(INDEX([.B:.B];LOOKUP(2;1/([.L$1:.L26]=&quot;-&quot;);ROW([.L$1:.L26]))+[.$K26]-1)-[.B26]&lt;0;&quot;🡕&quot;;IF(INDEX([.B:.B];LOOKUP(2;1/([.L$1:.L26]=&quot;-&quot;);ROW([.L$1:.L26]))+[.$K26]-1)-[.B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26]=&quot;-&quot;);ROW([.M$1:.M26]))+[.$K26]-1)-[.C26]&lt;-[$settings.$B$3];&quot;🡑&quot;;IF(INDEX([.C:.C];LOOKUP(2;1/([.M$1:.M26]=&quot;-&quot;);ROW([.M$1:.M26]))+[.$K26]-1)-[.C26]&lt;0;&quot;🡕&quot;;IF(INDEX([.C:.C];LOOKUP(2;1/([.M$1:.M26]=&quot;-&quot;);ROW([.M$1:.M26]))+[.$K26]-1)-[.C2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6]-[.D26]&lt;0;&quot;?&quot;;IF(  MIN((INDEX([.B:.B];LOOKUP(2;1/([.N$1:.N26]=&quot;-&quot;);ROW([.N$1:.N26]))+[.$K26]-1)-INDEX([.D:.D];LOOKUP(2;1/([.N$1:.N26]=&quot;-&quot;);ROW([.N$1:.N26]))+[.$K26]-1));0)-([.B26]-[.D26])&lt;-[$settings.$B$3];&quot;🡓&quot;;IF(   MIN((INDEX([.B:.B];LOOKUP(2;1/([.N$1:.N26]=&quot;-&quot;);ROW([.N$1:.N26]))+[.$K26]-1)-INDEX([.D:.D];LOOKUP(2;1/([.N$1:.N26]=&quot;-&quot;);ROW([.N$1:.N26]))+[.$K26]-1));0)-([.B26]-[.D26])&lt;0;&quot;🡖&quot;;IF(    MIN((INDEX([.B:.B];LOOKUP(2;1/([.N$1:.N26]=&quot;-&quot;);ROW([.N$1:.N26]))+[.$K26]-1)-INDEX([.D:.D];LOOKUP(2;1/([.N$1:.N26]=&quot;-&quot;);ROW([.N$1:.N26]))+[.$K26]-1));0)-([.B26]-[.D2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26]=&quot;-&quot;);ROW([.O$1:.O26]))+[.$K26]-1)-[.D26]&lt;-[$settings.$B$3];&quot;🡑&quot;;IF(INDEX([.D:.D];LOOKUP(2;1/([.O$1:.O26]=&quot;-&quot;);ROW([.O$1:.O26]))+[.$K26]-1)-[.D26]&lt;0;&quot;🡕&quot;;IF(INDEX([.D:.D];LOOKUP(2;1/([.O$1:.O26]=&quot;-&quot;);ROW([.O$1:.O26]))+[.$K26]-1)-[.D26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string" calcext:value-type="string">
            <text:p>architecture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5" calcext:value-type="float">
            <text:p>94.5</text:p>
          </table:table-cell>
          <table:table-cell office:value-type="float" office:value="95.8" calcext:value-type="float">
            <text:p>95.8</text:p>
          </table:table-cell>
          <table:table-cell office:value-type="float" office:value="93.6" calcext:value-type="float">
            <text:p>93.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7]=&quot;-&quot;);ROW([.L$1:.L27]))+[.$K27]-1)-[.B27]&lt;-[$settings.$B$3];&quot;🡑&quot;;IF(INDEX([.B:.B];LOOKUP(2;1/([.L$1:.L27]=&quot;-&quot;);ROW([.L$1:.L27]))+[.$K27]-1)-[.B27]&lt;0;&quot;🡕&quot;;IF(INDEX([.B:.B];LOOKUP(2;1/([.L$1:.L27]=&quot;-&quot;);ROW([.L$1:.L27]))+[.$K27]-1)-[.B2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7]=&quot;-&quot;);ROW([.M$1:.M27]))+[.$K27]-1)-[.C27]&lt;-[$settings.$B$3];&quot;🡑&quot;;IF(INDEX([.C:.C];LOOKUP(2;1/([.M$1:.M27]=&quot;-&quot;);ROW([.M$1:.M27]))+[.$K27]-1)-[.C27]&lt;0;&quot;🡕&quot;;IF(INDEX([.C:.C];LOOKUP(2;1/([.M$1:.M27]=&quot;-&quot;);ROW([.M$1:.M27]))+[.$K27]-1)-[.C2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7]-[.D27]&lt;0;&quot;?&quot;;IF(  MIN((INDEX([.B:.B];LOOKUP(2;1/([.N$1:.N27]=&quot;-&quot;);ROW([.N$1:.N27]))+[.$K27]-1)-INDEX([.D:.D];LOOKUP(2;1/([.N$1:.N27]=&quot;-&quot;);ROW([.N$1:.N27]))+[.$K27]-1));0)-([.B27]-[.D27])&lt;-[$settings.$B$3];&quot;🡓&quot;;IF(   MIN((INDEX([.B:.B];LOOKUP(2;1/([.N$1:.N27]=&quot;-&quot;);ROW([.N$1:.N27]))+[.$K27]-1)-INDEX([.D:.D];LOOKUP(2;1/([.N$1:.N27]=&quot;-&quot;);ROW([.N$1:.N27]))+[.$K27]-1));0)-([.B27]-[.D27])&lt;0;&quot;🡖&quot;;IF(    MIN((INDEX([.B:.B];LOOKUP(2;1/([.N$1:.N27]=&quot;-&quot;);ROW([.N$1:.N27]))+[.$K27]-1)-INDEX([.D:.D];LOOKUP(2;1/([.N$1:.N27]=&quot;-&quot;);ROW([.N$1:.N27]))+[.$K27]-1));0)-([.B27]-[.D2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7]=&quot;-&quot;);ROW([.O$1:.O27]))+[.$K27]-1)-[.D27]&lt;-[$settings.$B$3];&quot;🡑&quot;;IF(INDEX([.D:.D];LOOKUP(2;1/([.O$1:.O27]=&quot;-&quot;);ROW([.O$1:.O27]))+[.$K27]-1)-[.D27]&lt;0;&quot;🡕&quot;;IF(INDEX([.D:.D];LOOKUP(2;1/([.O$1:.O27]=&quot;-&quot;);ROW([.O$1:.O27]))+[.$K27]-1)-[.D27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4.5" calcext:value-type="float">
            <text:p>94.5</text:p>
          </table:table-cell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3.1" calcext:value-type="float">
            <text:p>93.1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8]=&quot;-&quot;);ROW([.L$1:.L28]))+[.$K28]-1)-[.B28]&lt;-[$settings.$B$3];&quot;🡑&quot;;IF(INDEX([.B:.B];LOOKUP(2;1/([.L$1:.L28]=&quot;-&quot;);ROW([.L$1:.L28]))+[.$K28]-1)-[.B28]&lt;0;&quot;🡕&quot;;IF(INDEX([.B:.B];LOOKUP(2;1/([.L$1:.L28]=&quot;-&quot;);ROW([.L$1:.L28]))+[.$K28]-1)-[.B2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8]=&quot;-&quot;);ROW([.M$1:.M28]))+[.$K28]-1)-[.C28]&lt;-[$settings.$B$3];&quot;🡑&quot;;IF(INDEX([.C:.C];LOOKUP(2;1/([.M$1:.M28]=&quot;-&quot;);ROW([.M$1:.M28]))+[.$K28]-1)-[.C28]&lt;0;&quot;🡕&quot;;IF(INDEX([.C:.C];LOOKUP(2;1/([.M$1:.M28]=&quot;-&quot;);ROW([.M$1:.M28]))+[.$K28]-1)-[.C2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28]-[.D28]&lt;0;&quot;?&quot;;IF(  MIN((INDEX([.B:.B];LOOKUP(2;1/([.N$1:.N28]=&quot;-&quot;);ROW([.N$1:.N28]))+[.$K28]-1)-INDEX([.D:.D];LOOKUP(2;1/([.N$1:.N28]=&quot;-&quot;);ROW([.N$1:.N28]))+[.$K28]-1));0)-([.B28]-[.D28])&lt;-[$settings.$B$3];&quot;🡓&quot;;IF(   MIN((INDEX([.B:.B];LOOKUP(2;1/([.N$1:.N28]=&quot;-&quot;);ROW([.N$1:.N28]))+[.$K28]-1)-INDEX([.D:.D];LOOKUP(2;1/([.N$1:.N28]=&quot;-&quot;);ROW([.N$1:.N28]))+[.$K28]-1));0)-([.B28]-[.D28])&lt;0;&quot;🡖&quot;;IF(    MIN((INDEX([.B:.B];LOOKUP(2;1/([.N$1:.N28]=&quot;-&quot;);ROW([.N$1:.N28]))+[.$K28]-1)-INDEX([.D:.D];LOOKUP(2;1/([.N$1:.N28]=&quot;-&quot;);ROW([.N$1:.N28]))+[.$K28]-1));0)-([.B28]-[.D2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28]=&quot;-&quot;);ROW([.O$1:.O28]))+[.$K28]-1)-[.D28]&lt;-[$settings.$B$3];&quot;🡑&quot;;IF(INDEX([.D:.D];LOOKUP(2;1/([.O$1:.O28]=&quot;-&quot;);ROW([.O$1:.O28]))+[.$K28]-1)-[.D28]&lt;0;&quot;🡕&quot;;IF(INDEX([.D:.D];LOOKUP(2;1/([.O$1:.O28]=&quot;-&quot;);ROW([.O$1:.O28]))+[.$K28]-1)-[.D28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5.7" calcext:value-type="float">
            <text:p>95.7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29]=&quot;-&quot;);ROW([.L$1:.L29]))+[.$K29]-1)-[.B29]&lt;-[$settings.$B$3];&quot;🡑&quot;;IF(INDEX([.B:.B];LOOKUP(2;1/([.L$1:.L29]=&quot;-&quot;);ROW([.L$1:.L29]))+[.$K29]-1)-[.B29]&lt;0;&quot;🡕&quot;;IF(INDEX([.B:.B];LOOKUP(2;1/([.L$1:.L29]=&quot;-&quot;);ROW([.L$1:.L29]))+[.$K29]-1)-[.B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29]=&quot;-&quot;);ROW([.M$1:.M29]))+[.$K29]-1)-[.C29]&lt;-[$settings.$B$3];&quot;🡑&quot;;IF(INDEX([.C:.C];LOOKUP(2;1/([.M$1:.M29]=&quot;-&quot;);ROW([.M$1:.M29]))+[.$K29]-1)-[.C29]&lt;0;&quot;🡕&quot;;IF(INDEX([.C:.C];LOOKUP(2;1/([.M$1:.M29]=&quot;-&quot;);ROW([.M$1:.M29]))+[.$K29]-1)-[.C2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29]-[.D29]&lt;0;&quot;?&quot;;IF(  MIN((INDEX([.B:.B];LOOKUP(2;1/([.N$1:.N29]=&quot;-&quot;);ROW([.N$1:.N29]))+[.$K29]-1)-INDEX([.D:.D];LOOKUP(2;1/([.N$1:.N29]=&quot;-&quot;);ROW([.N$1:.N29]))+[.$K29]-1));0)-([.B29]-[.D29])&lt;-[$settings.$B$3];&quot;🡓&quot;;IF(   MIN((INDEX([.B:.B];LOOKUP(2;1/([.N$1:.N29]=&quot;-&quot;);ROW([.N$1:.N29]))+[.$K29]-1)-INDEX([.D:.D];LOOKUP(2;1/([.N$1:.N29]=&quot;-&quot;);ROW([.N$1:.N29]))+[.$K29]-1));0)-([.B29]-[.D29])&lt;0;&quot;🡖&quot;;IF(    MIN((INDEX([.B:.B];LOOKUP(2;1/([.N$1:.N29]=&quot;-&quot;);ROW([.N$1:.N29]))+[.$K29]-1)-INDEX([.D:.D];LOOKUP(2;1/([.N$1:.N29]=&quot;-&quot;);ROW([.N$1:.N29]))+[.$K29]-1));0)-([.B29]-[.D2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29]=&quot;-&quot;);ROW([.O$1:.O29]))+[.$K29]-1)-[.D29]&lt;-[$settings.$B$3];&quot;🡑&quot;;IF(INDEX([.D:.D];LOOKUP(2;1/([.O$1:.O29]=&quot;-&quot;);ROW([.O$1:.O29]))+[.$K29]-1)-[.D29]&lt;0;&quot;🡕&quot;;IF(INDEX([.D:.D];LOOKUP(2;1/([.O$1:.O29]=&quot;-&quot;);ROW([.O$1:.O29]))+[.$K29]-1)-[.D29]&gt;[$settings.$B$3];&quot;🡓&quot;;&quot;🡖&quot;)))" office:value-type="string" office:string-value="🡖" calcext:value-type="string">
            <text:p>🡖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4" calcext:value-type="float">
            <text:p>95.4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30]=&quot;-&quot;);ROW([.L$1:.L30]))+[.$K30]-1)-[.B30]&lt;-[$settings.$B$3];&quot;🡑&quot;;IF(INDEX([.B:.B];LOOKUP(2;1/([.L$1:.L30]=&quot;-&quot;);ROW([.L$1:.L30]))+[.$K30]-1)-[.B30]&lt;0;&quot;🡕&quot;;IF(INDEX([.B:.B];LOOKUP(2;1/([.L$1:.L30]=&quot;-&quot;);ROW([.L$1:.L30]))+[.$K30]-1)-[.B3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0]=&quot;-&quot;);ROW([.M$1:.M30]))+[.$K30]-1)-[.C30]&lt;-[$settings.$B$3];&quot;🡑&quot;;IF(INDEX([.C:.C];LOOKUP(2;1/([.M$1:.M30]=&quot;-&quot;);ROW([.M$1:.M30]))+[.$K30]-1)-[.C30]&lt;0;&quot;🡕&quot;;IF(INDEX([.C:.C];LOOKUP(2;1/([.M$1:.M30]=&quot;-&quot;);ROW([.M$1:.M30]))+[.$K30]-1)-[.C3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0]-[.D30]&lt;0;&quot;?&quot;;IF(  MIN((INDEX([.B:.B];LOOKUP(2;1/([.N$1:.N30]=&quot;-&quot;);ROW([.N$1:.N30]))+[.$K30]-1)-INDEX([.D:.D];LOOKUP(2;1/([.N$1:.N30]=&quot;-&quot;);ROW([.N$1:.N30]))+[.$K30]-1));0)-([.B30]-[.D30])&lt;-[$settings.$B$3];&quot;🡓&quot;;IF(   MIN((INDEX([.B:.B];LOOKUP(2;1/([.N$1:.N30]=&quot;-&quot;);ROW([.N$1:.N30]))+[.$K30]-1)-INDEX([.D:.D];LOOKUP(2;1/([.N$1:.N30]=&quot;-&quot;);ROW([.N$1:.N30]))+[.$K30]-1));0)-([.B30]-[.D30])&lt;0;&quot;🡖&quot;;IF(    MIN((INDEX([.B:.B];LOOKUP(2;1/([.N$1:.N30]=&quot;-&quot;);ROW([.N$1:.N30]))+[.$K30]-1)-INDEX([.D:.D];LOOKUP(2;1/([.N$1:.N30]=&quot;-&quot;);ROW([.N$1:.N30]))+[.$K30]-1));0)-([.B30]-[.D3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30]=&quot;-&quot;);ROW([.O$1:.O30]))+[.$K30]-1)-[.D30]&lt;-[$settings.$B$3];&quot;🡑&quot;;IF(INDEX([.D:.D];LOOKUP(2;1/([.O$1:.O30]=&quot;-&quot;);ROW([.O$1:.O30]))+[.$K30]-1)-[.D30]&lt;0;&quot;🡕&quot;;IF(INDEX([.D:.D];LOOKUP(2;1/([.O$1:.O30]=&quot;-&quot;);ROW([.O$1:.O30]))+[.$K30]-1)-[.D30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5.1" calcext:value-type="float">
            <text:p>95.1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1]=&quot;-&quot;);ROW([.L$1:.L31]))+[.$K31]-1)-[.B31]&lt;-[$settings.$B$3];&quot;🡑&quot;;IF(INDEX([.B:.B];LOOKUP(2;1/([.L$1:.L31]=&quot;-&quot;);ROW([.L$1:.L31]))+[.$K31]-1)-[.B31]&lt;0;&quot;🡕&quot;;IF(INDEX([.B:.B];LOOKUP(2;1/([.L$1:.L31]=&quot;-&quot;);ROW([.L$1:.L31]))+[.$K31]-1)-[.B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1]=&quot;-&quot;);ROW([.M$1:.M31]))+[.$K31]-1)-[.C31]&lt;-[$settings.$B$3];&quot;🡑&quot;;IF(INDEX([.C:.C];LOOKUP(2;1/([.M$1:.M31]=&quot;-&quot;);ROW([.M$1:.M31]))+[.$K31]-1)-[.C31]&lt;0;&quot;🡕&quot;;IF(INDEX([.C:.C];LOOKUP(2;1/([.M$1:.M31]=&quot;-&quot;);ROW([.M$1:.M31]))+[.$K31]-1)-[.C3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1]-[.D31]&lt;0;&quot;?&quot;;IF(  MIN((INDEX([.B:.B];LOOKUP(2;1/([.N$1:.N31]=&quot;-&quot;);ROW([.N$1:.N31]))+[.$K31]-1)-INDEX([.D:.D];LOOKUP(2;1/([.N$1:.N31]=&quot;-&quot;);ROW([.N$1:.N31]))+[.$K31]-1));0)-([.B31]-[.D31])&lt;-[$settings.$B$3];&quot;🡓&quot;;IF(   MIN((INDEX([.B:.B];LOOKUP(2;1/([.N$1:.N31]=&quot;-&quot;);ROW([.N$1:.N31]))+[.$K31]-1)-INDEX([.D:.D];LOOKUP(2;1/([.N$1:.N31]=&quot;-&quot;);ROW([.N$1:.N31]))+[.$K31]-1));0)-([.B31]-[.D31])&lt;0;&quot;🡖&quot;;IF(    MIN((INDEX([.B:.B];LOOKUP(2;1/([.N$1:.N31]=&quot;-&quot;);ROW([.N$1:.N31]))+[.$K31]-1)-INDEX([.D:.D];LOOKUP(2;1/([.N$1:.N31]=&quot;-&quot;);ROW([.N$1:.N31]))+[.$K31]-1));0)-([.B31]-[.D3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1]=&quot;-&quot;);ROW([.O$1:.O31]))+[.$K31]-1)-[.D31]&lt;-[$settings.$B$3];&quot;🡑&quot;;IF(INDEX([.D:.D];LOOKUP(2;1/([.O$1:.O31]=&quot;-&quot;);ROW([.O$1:.O31]))+[.$K31]-1)-[.D31]&lt;0;&quot;🡕&quot;;IF(INDEX([.D:.D];LOOKUP(2;1/([.O$1:.O31]=&quot;-&quot;);ROW([.O$1:.O31]))+[.$K31]-1)-[.D31]&gt;[$settings.$B$3];&quot;🡓&quot;;&quot;🡖&quot;)))" office:value-type="string" office:string-value="🡕" calcext:value-type="string">
            <text:p>🡕</text:p>
          </table:table-cell>
          <table:table-cell table:number-columns-repeated="2"/>
          <table:table-cell table:style-name="ce2" office:value-type="float" office:value="96" calcext:value-type="float">
            <text:p>96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0.2" calcext:value-type="float">
            <text:p>90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2]=&quot;-&quot;);ROW([.L$1:.L32]))+[.$K32]-1)-[.B32]&lt;-[$settings.$B$3];&quot;🡑&quot;;IF(INDEX([.B:.B];LOOKUP(2;1/([.L$1:.L32]=&quot;-&quot;);ROW([.L$1:.L32]))+[.$K32]-1)-[.B32]&lt;0;&quot;🡕&quot;;IF(INDEX([.B:.B];LOOKUP(2;1/([.L$1:.L32]=&quot;-&quot;);ROW([.L$1:.L32]))+[.$K32]-1)-[.B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2]=&quot;-&quot;);ROW([.M$1:.M32]))+[.$K32]-1)-[.C32]&lt;-[$settings.$B$3];&quot;🡑&quot;;IF(INDEX([.C:.C];LOOKUP(2;1/([.M$1:.M32]=&quot;-&quot;);ROW([.M$1:.M32]))+[.$K32]-1)-[.C32]&lt;0;&quot;🡕&quot;;IF(INDEX([.C:.C];LOOKUP(2;1/([.M$1:.M32]=&quot;-&quot;);ROW([.M$1:.M32]))+[.$K32]-1)-[.C3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32]-[.D32]&lt;0;&quot;?&quot;;IF(  MIN((INDEX([.B:.B];LOOKUP(2;1/([.N$1:.N32]=&quot;-&quot;);ROW([.N$1:.N32]))+[.$K32]-1)-INDEX([.D:.D];LOOKUP(2;1/([.N$1:.N32]=&quot;-&quot;);ROW([.N$1:.N32]))+[.$K32]-1));0)-([.B32]-[.D32])&lt;-[$settings.$B$3];&quot;🡓&quot;;IF(   MIN((INDEX([.B:.B];LOOKUP(2;1/([.N$1:.N32]=&quot;-&quot;);ROW([.N$1:.N32]))+[.$K32]-1)-INDEX([.D:.D];LOOKUP(2;1/([.N$1:.N32]=&quot;-&quot;);ROW([.N$1:.N32]))+[.$K32]-1));0)-([.B32]-[.D32])&lt;0;&quot;🡖&quot;;IF(    MIN((INDEX([.B:.B];LOOKUP(2;1/([.N$1:.N32]=&quot;-&quot;);ROW([.N$1:.N32]))+[.$K32]-1)-INDEX([.D:.D];LOOKUP(2;1/([.N$1:.N32]=&quot;-&quot;);ROW([.N$1:.N32]))+[.$K32]-1));0)-([.B32]-[.D32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32]=&quot;-&quot;);ROW([.O$1:.O32]))+[.$K32]-1)-[.D32]&lt;-[$settings.$B$3];&quot;🡑&quot;;IF(INDEX([.D:.D];LOOKUP(2;1/([.O$1:.O32]=&quot;-&quot;);ROW([.O$1:.O32]))+[.$K32]-1)-[.D32]&lt;0;&quot;🡕&quot;;IF(INDEX([.D:.D];LOOKUP(2;1/([.O$1:.O32]=&quot;-&quot;);ROW([.O$1:.O32]))+[.$K32]-1)-[.D32]&gt;[$settings.$B$3];&quot;🡓&quot;;&quot;🡖&quot;)))" office:value-type="string" office:string-value="🡓" calcext:value-type="string">
            <text:p>🡓</text:p>
          </table:table-cell>
          <table:table-cell table:number-columns-repeated="2"/>
          <table:table-cell table:style-name="ce2" office:value-type="float" office:value="96.2" calcext:value-type="float">
            <text:p>96.2</text:p>
          </table:table-cell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  <table:table-cell office:value-type="float" office:value="96.5" calcext:value-type="float">
            <text:p>96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3]=&quot;-&quot;);ROW([.L$1:.L33]))+[.$K33]-1)-[.B33]&lt;-[$settings.$B$3];&quot;🡑&quot;;IF(INDEX([.B:.B];LOOKUP(2;1/([.L$1:.L33]=&quot;-&quot;);ROW([.L$1:.L33]))+[.$K33]-1)-[.B33]&lt;0;&quot;🡕&quot;;IF(INDEX([.B:.B];LOOKUP(2;1/([.L$1:.L33]=&quot;-&quot;);ROW([.L$1:.L33]))+[.$K33]-1)-[.B33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3]=&quot;-&quot;);ROW([.M$1:.M33]))+[.$K33]-1)-[.C33]&lt;-[$settings.$B$3];&quot;🡑&quot;;IF(INDEX([.C:.C];LOOKUP(2;1/([.M$1:.M33]=&quot;-&quot;);ROW([.M$1:.M33]))+[.$K33]-1)-[.C33]&lt;0;&quot;🡕&quot;;IF(INDEX([.C:.C];LOOKUP(2;1/([.M$1:.M33]=&quot;-&quot;);ROW([.M$1:.M33]))+[.$K33]-1)-[.C3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3]-[.D33]&lt;0;&quot;?&quot;;IF(  MIN((INDEX([.B:.B];LOOKUP(2;1/([.N$1:.N33]=&quot;-&quot;);ROW([.N$1:.N33]))+[.$K33]-1)-INDEX([.D:.D];LOOKUP(2;1/([.N$1:.N33]=&quot;-&quot;);ROW([.N$1:.N33]))+[.$K33]-1));0)-([.B33]-[.D33])&lt;-[$settings.$B$3];&quot;🡓&quot;;IF(   MIN((INDEX([.B:.B];LOOKUP(2;1/([.N$1:.N33]=&quot;-&quot;);ROW([.N$1:.N33]))+[.$K33]-1)-INDEX([.D:.D];LOOKUP(2;1/([.N$1:.N33]=&quot;-&quot;);ROW([.N$1:.N33]))+[.$K33]-1));0)-([.B33]-[.D33])&lt;0;&quot;🡖&quot;;IF(    MIN((INDEX([.B:.B];LOOKUP(2;1/([.N$1:.N33]=&quot;-&quot;);ROW([.N$1:.N33]))+[.$K33]-1)-INDEX([.D:.D];LOOKUP(2;1/([.N$1:.N33]=&quot;-&quot;);ROW([.N$1:.N33]))+[.$K33]-1));0)-([.B33]-[.D3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3]=&quot;-&quot;);ROW([.O$1:.O33]))+[.$K33]-1)-[.D33]&lt;-[$settings.$B$3];&quot;🡑&quot;;IF(INDEX([.D:.D];LOOKUP(2;1/([.O$1:.O33]=&quot;-&quot;);ROW([.O$1:.O33]))+[.$K33]-1)-[.D33]&lt;0;&quot;🡕&quot;;IF(INDEX([.D:.D];LOOKUP(2;1/([.O$1:.O33]=&quot;-&quot;);ROW([.O$1:.O33]))+[.$K33]-1)-[.D33]&gt;[$settings.$B$3];&quot;🡓&quot;;&quot;🡖&quot;)))" office:value-type="string" office:string-value="🡕" calcext:value-type="string">
            <text:p>🡕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4.3" calcext:value-type="float">
            <text:p>94.3</text:p>
          </table:table-cell>
          <table:table-cell office:value-type="float" office:value="95.5" calcext:value-type="float">
            <text:p>95.5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4]=&quot;-&quot;);ROW([.L$1:.L34]))+[.$K34]-1)-[.B34]&lt;-[$settings.$B$3];&quot;🡑&quot;;IF(INDEX([.B:.B];LOOKUP(2;1/([.L$1:.L34]=&quot;-&quot;);ROW([.L$1:.L34]))+[.$K34]-1)-[.B34]&lt;0;&quot;🡕&quot;;IF(INDEX([.B:.B];LOOKUP(2;1/([.L$1:.L34]=&quot;-&quot;);ROW([.L$1:.L34]))+[.$K34]-1)-[.B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4]=&quot;-&quot;);ROW([.M$1:.M34]))+[.$K34]-1)-[.C34]&lt;-[$settings.$B$3];&quot;🡑&quot;;IF(INDEX([.C:.C];LOOKUP(2;1/([.M$1:.M34]=&quot;-&quot;);ROW([.M$1:.M34]))+[.$K34]-1)-[.C34]&lt;0;&quot;🡕&quot;;IF(INDEX([.C:.C];LOOKUP(2;1/([.M$1:.M34]=&quot;-&quot;);ROW([.M$1:.M34]))+[.$K34]-1)-[.C3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4]-[.D34]&lt;0;&quot;?&quot;;IF(  MIN((INDEX([.B:.B];LOOKUP(2;1/([.N$1:.N34]=&quot;-&quot;);ROW([.N$1:.N34]))+[.$K34]-1)-INDEX([.D:.D];LOOKUP(2;1/([.N$1:.N34]=&quot;-&quot;);ROW([.N$1:.N34]))+[.$K34]-1));0)-([.B34]-[.D34])&lt;-[$settings.$B$3];&quot;🡓&quot;;IF(   MIN((INDEX([.B:.B];LOOKUP(2;1/([.N$1:.N34]=&quot;-&quot;);ROW([.N$1:.N34]))+[.$K34]-1)-INDEX([.D:.D];LOOKUP(2;1/([.N$1:.N34]=&quot;-&quot;);ROW([.N$1:.N34]))+[.$K34]-1));0)-([.B34]-[.D34])&lt;0;&quot;🡖&quot;;IF(    MIN((INDEX([.B:.B];LOOKUP(2;1/([.N$1:.N34]=&quot;-&quot;);ROW([.N$1:.N34]))+[.$K34]-1)-INDEX([.D:.D];LOOKUP(2;1/([.N$1:.N34]=&quot;-&quot;);ROW([.N$1:.N34]))+[.$K34]-1));0)-([.B34]-[.D3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4]=&quot;-&quot;);ROW([.O$1:.O34]))+[.$K34]-1)-[.D34]&lt;-[$settings.$B$3];&quot;🡑&quot;;IF(INDEX([.D:.D];LOOKUP(2;1/([.O$1:.O34]=&quot;-&quot;);ROW([.O$1:.O34]))+[.$K34]-1)-[.D34]&lt;0;&quot;🡕&quot;;IF(INDEX([.D:.D];LOOKUP(2;1/([.O$1:.O34]=&quot;-&quot;);ROW([.O$1:.O34]))+[.$K34]-1)-[.D34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5]=&quot;-&quot;);ROW([.L$1:.L35]))+[.$K35]-1)-[.B35]&lt;-[$settings.$B$3];&quot;🡑&quot;;IF(INDEX([.B:.B];LOOKUP(2;1/([.L$1:.L35]=&quot;-&quot;);ROW([.L$1:.L35]))+[.$K35]-1)-[.B35]&lt;0;&quot;🡕&quot;;IF(INDEX([.B:.B];LOOKUP(2;1/([.L$1:.L35]=&quot;-&quot;);ROW([.L$1:.L35]))+[.$K35]-1)-[.B3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35]=&quot;-&quot;);ROW([.M$1:.M35]))+[.$K35]-1)-[.C35]&lt;-[$settings.$B$3];&quot;🡑&quot;;IF(INDEX([.C:.C];LOOKUP(2;1/([.M$1:.M35]=&quot;-&quot;);ROW([.M$1:.M35]))+[.$K35]-1)-[.C35]&lt;0;&quot;🡕&quot;;IF(INDEX([.C:.C];LOOKUP(2;1/([.M$1:.M35]=&quot;-&quot;);ROW([.M$1:.M35]))+[.$K35]-1)-[.C3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5]-[.D35]&lt;0;&quot;?&quot;;IF(  MIN((INDEX([.B:.B];LOOKUP(2;1/([.N$1:.N35]=&quot;-&quot;);ROW([.N$1:.N35]))+[.$K35]-1)-INDEX([.D:.D];LOOKUP(2;1/([.N$1:.N35]=&quot;-&quot;);ROW([.N$1:.N35]))+[.$K35]-1));0)-([.B35]-[.D35])&lt;-[$settings.$B$3];&quot;🡓&quot;;IF(   MIN((INDEX([.B:.B];LOOKUP(2;1/([.N$1:.N35]=&quot;-&quot;);ROW([.N$1:.N35]))+[.$K35]-1)-INDEX([.D:.D];LOOKUP(2;1/([.N$1:.N35]=&quot;-&quot;);ROW([.N$1:.N35]))+[.$K35]-1));0)-([.B35]-[.D35])&lt;0;&quot;🡖&quot;;IF(    MIN((INDEX([.B:.B];LOOKUP(2;1/([.N$1:.N35]=&quot;-&quot;);ROW([.N$1:.N35]))+[.$K35]-1)-INDEX([.D:.D];LOOKUP(2;1/([.N$1:.N35]=&quot;-&quot;);ROW([.N$1:.N35]))+[.$K35]-1));0)-([.B35]-[.D3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5]=&quot;-&quot;);ROW([.O$1:.O35]))+[.$K35]-1)-[.D35]&lt;-[$settings.$B$3];&quot;🡑&quot;;IF(INDEX([.D:.D];LOOKUP(2;1/([.O$1:.O35]=&quot;-&quot;);ROW([.O$1:.O35]))+[.$K35]-1)-[.D35]&lt;0;&quot;🡕&quot;;IF(INDEX([.D:.D];LOOKUP(2;1/([.O$1:.O35]=&quot;-&quot;);ROW([.O$1:.O35]))+[.$K35]-1)-[.D35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3.1" calcext:value-type="float">
            <text:p>93.1</text:p>
          </table:table-cell>
          <table:table-cell office:value-type="float" office:value="91.9" calcext:value-type="float">
            <text:p>91.9</text:p>
          </table:table-cell>
          <table:table-cell office:value-type="float" office:value="93.1" calcext:value-type="float">
            <text:p>93.1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6]=&quot;-&quot;);ROW([.L$1:.L36]))+[.$K36]-1)-[.B36]&lt;-[$settings.$B$3];&quot;🡑&quot;;IF(INDEX([.B:.B];LOOKUP(2;1/([.L$1:.L36]=&quot;-&quot;);ROW([.L$1:.L36]))+[.$K36]-1)-[.B36]&lt;0;&quot;🡕&quot;;IF(INDEX([.B:.B];LOOKUP(2;1/([.L$1:.L36]=&quot;-&quot;);ROW([.L$1:.L36]))+[.$K36]-1)-[.B3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6]=&quot;-&quot;);ROW([.M$1:.M36]))+[.$K36]-1)-[.C36]&lt;-[$settings.$B$3];&quot;🡑&quot;;IF(INDEX([.C:.C];LOOKUP(2;1/([.M$1:.M36]=&quot;-&quot;);ROW([.M$1:.M36]))+[.$K36]-1)-[.C36]&lt;0;&quot;🡕&quot;;IF(INDEX([.C:.C];LOOKUP(2;1/([.M$1:.M36]=&quot;-&quot;);ROW([.M$1:.M36]))+[.$K36]-1)-[.C3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6]-[.D36]&lt;0;&quot;?&quot;;IF(  MIN((INDEX([.B:.B];LOOKUP(2;1/([.N$1:.N36]=&quot;-&quot;);ROW([.N$1:.N36]))+[.$K36]-1)-INDEX([.D:.D];LOOKUP(2;1/([.N$1:.N36]=&quot;-&quot;);ROW([.N$1:.N36]))+[.$K36]-1));0)-([.B36]-[.D36])&lt;-[$settings.$B$3];&quot;🡓&quot;;IF(   MIN((INDEX([.B:.B];LOOKUP(2;1/([.N$1:.N36]=&quot;-&quot;);ROW([.N$1:.N36]))+[.$K36]-1)-INDEX([.D:.D];LOOKUP(2;1/([.N$1:.N36]=&quot;-&quot;);ROW([.N$1:.N36]))+[.$K36]-1));0)-([.B36]-[.D36])&lt;0;&quot;🡖&quot;;IF(    MIN((INDEX([.B:.B];LOOKUP(2;1/([.N$1:.N36]=&quot;-&quot;);ROW([.N$1:.N36]))+[.$K36]-1)-INDEX([.D:.D];LOOKUP(2;1/([.N$1:.N36]=&quot;-&quot;);ROW([.N$1:.N36]))+[.$K36]-1));0)-([.B36]-[.D3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6]=&quot;-&quot;);ROW([.O$1:.O36]))+[.$K36]-1)-[.D36]&lt;-[$settings.$B$3];&quot;🡑&quot;;IF(INDEX([.D:.D];LOOKUP(2;1/([.O$1:.O36]=&quot;-&quot;);ROW([.O$1:.O36]))+[.$K36]-1)-[.D36]&lt;0;&quot;🡕&quot;;IF(INDEX([.D:.D];LOOKUP(2;1/([.O$1:.O36]=&quot;-&quot;);ROW([.O$1:.O36]))+[.$K36]-1)-[.D36]&gt;[$settings.$B$3];&quot;🡓&quot;;&quot;🡖&quot;)))" office:value-type="string" office:string-value="🡓" calcext:value-type="string">
            <text:p>🡓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3.5" calcext:value-type="float">
            <text:p>9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7]=&quot;-&quot;);ROW([.L$1:.L37]))+[.$K37]-1)-[.B37]&lt;-[$settings.$B$3];&quot;🡑&quot;;IF(INDEX([.B:.B];LOOKUP(2;1/([.L$1:.L37]=&quot;-&quot;);ROW([.L$1:.L37]))+[.$K37]-1)-[.B37]&lt;0;&quot;🡕&quot;;IF(INDEX([.B:.B];LOOKUP(2;1/([.L$1:.L37]=&quot;-&quot;);ROW([.L$1:.L37]))+[.$K37]-1)-[.B3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7]=&quot;-&quot;);ROW([.M$1:.M37]))+[.$K37]-1)-[.C37]&lt;-[$settings.$B$3];&quot;🡑&quot;;IF(INDEX([.C:.C];LOOKUP(2;1/([.M$1:.M37]=&quot;-&quot;);ROW([.M$1:.M37]))+[.$K37]-1)-[.C37]&lt;0;&quot;🡕&quot;;IF(INDEX([.C:.C];LOOKUP(2;1/([.M$1:.M37]=&quot;-&quot;);ROW([.M$1:.M37]))+[.$K37]-1)-[.C3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7]-[.D37]&lt;0;&quot;?&quot;;IF(  MIN((INDEX([.B:.B];LOOKUP(2;1/([.N$1:.N37]=&quot;-&quot;);ROW([.N$1:.N37]))+[.$K37]-1)-INDEX([.D:.D];LOOKUP(2;1/([.N$1:.N37]=&quot;-&quot;);ROW([.N$1:.N37]))+[.$K37]-1));0)-([.B37]-[.D37])&lt;-[$settings.$B$3];&quot;🡓&quot;;IF(   MIN((INDEX([.B:.B];LOOKUP(2;1/([.N$1:.N37]=&quot;-&quot;);ROW([.N$1:.N37]))+[.$K37]-1)-INDEX([.D:.D];LOOKUP(2;1/([.N$1:.N37]=&quot;-&quot;);ROW([.N$1:.N37]))+[.$K37]-1));0)-([.B37]-[.D37])&lt;0;&quot;🡖&quot;;IF(    MIN((INDEX([.B:.B];LOOKUP(2;1/([.N$1:.N37]=&quot;-&quot;);ROW([.N$1:.N37]))+[.$K37]-1)-INDEX([.D:.D];LOOKUP(2;1/([.N$1:.N37]=&quot;-&quot;);ROW([.N$1:.N37]))+[.$K37]-1));0)-([.B37]-[.D3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7]=&quot;-&quot;);ROW([.O$1:.O37]))+[.$K37]-1)-[.D37]&lt;-[$settings.$B$3];&quot;🡑&quot;;IF(INDEX([.D:.D];LOOKUP(2;1/([.O$1:.O37]=&quot;-&quot;);ROW([.O$1:.O37]))+[.$K37]-1)-[.D37]&lt;0;&quot;🡕&quot;;IF(INDEX([.D:.D];LOOKUP(2;1/([.O$1:.O37]=&quot;-&quot;);ROW([.O$1:.O37]))+[.$K37]-1)-[.D37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0.3" calcext:value-type="float">
            <text:p>90.3</text:p>
          </table:table-cell>
          <table:table-cell office:value-type="float" office:value="93.8" calcext:value-type="float">
            <text:p>93.8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38]=&quot;-&quot;);ROW([.L$1:.L38]))+[.$K38]-1)-[.B38]&lt;-[$settings.$B$3];&quot;🡑&quot;;IF(INDEX([.B:.B];LOOKUP(2;1/([.L$1:.L38]=&quot;-&quot;);ROW([.L$1:.L38]))+[.$K38]-1)-[.B38]&lt;0;&quot;🡕&quot;;IF(INDEX([.B:.B];LOOKUP(2;1/([.L$1:.L38]=&quot;-&quot;);ROW([.L$1:.L38]))+[.$K38]-1)-[.B3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38]=&quot;-&quot;);ROW([.M$1:.M38]))+[.$K38]-1)-[.C38]&lt;-[$settings.$B$3];&quot;🡑&quot;;IF(INDEX([.C:.C];LOOKUP(2;1/([.M$1:.M38]=&quot;-&quot;);ROW([.M$1:.M38]))+[.$K38]-1)-[.C38]&lt;0;&quot;🡕&quot;;IF(INDEX([.C:.C];LOOKUP(2;1/([.M$1:.M38]=&quot;-&quot;);ROW([.M$1:.M38]))+[.$K38]-1)-[.C3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38]-[.D38]&lt;0;&quot;?&quot;;IF(  MIN((INDEX([.B:.B];LOOKUP(2;1/([.N$1:.N38]=&quot;-&quot;);ROW([.N$1:.N38]))+[.$K38]-1)-INDEX([.D:.D];LOOKUP(2;1/([.N$1:.N38]=&quot;-&quot;);ROW([.N$1:.N38]))+[.$K38]-1));0)-([.B38]-[.D38])&lt;-[$settings.$B$3];&quot;🡓&quot;;IF(   MIN((INDEX([.B:.B];LOOKUP(2;1/([.N$1:.N38]=&quot;-&quot;);ROW([.N$1:.N38]))+[.$K38]-1)-INDEX([.D:.D];LOOKUP(2;1/([.N$1:.N38]=&quot;-&quot;);ROW([.N$1:.N38]))+[.$K38]-1));0)-([.B38]-[.D38])&lt;0;&quot;🡖&quot;;IF(    MIN((INDEX([.B:.B];LOOKUP(2;1/([.N$1:.N38]=&quot;-&quot;);ROW([.N$1:.N38]))+[.$K38]-1)-INDEX([.D:.D];LOOKUP(2;1/([.N$1:.N38]=&quot;-&quot;);ROW([.N$1:.N38]))+[.$K38]-1));0)-([.B38]-[.D3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8]=&quot;-&quot;);ROW([.O$1:.O38]))+[.$K38]-1)-[.D38]&lt;-[$settings.$B$3];&quot;🡑&quot;;IF(INDEX([.D:.D];LOOKUP(2;1/([.O$1:.O38]=&quot;-&quot;);ROW([.O$1:.O38]))+[.$K38]-1)-[.D38]&lt;0;&quot;🡕&quot;;IF(INDEX([.D:.D];LOOKUP(2;1/([.O$1:.O38]=&quot;-&quot;);ROW([.O$1:.O38]))+[.$K38]-1)-[.D38]&gt;[$settings.$B$3];&quot;🡓&quot;;&quot;🡖&quot;)))" office:value-type="string" office:string-value="🡖" calcext:value-type="string">
            <text:p>🡖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8" calcext:value-type="float">
            <text:p>93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39]=&quot;-&quot;);ROW([.L$1:.L39]))+[.$K39]-1)-[.B39]&lt;-[$settings.$B$3];&quot;🡑&quot;;IF(INDEX([.B:.B];LOOKUP(2;1/([.L$1:.L39]=&quot;-&quot;);ROW([.L$1:.L39]))+[.$K39]-1)-[.B39]&lt;0;&quot;🡕&quot;;IF(INDEX([.B:.B];LOOKUP(2;1/([.L$1:.L39]=&quot;-&quot;);ROW([.L$1:.L39]))+[.$K39]-1)-[.B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39]=&quot;-&quot;);ROW([.M$1:.M39]))+[.$K39]-1)-[.C39]&lt;-[$settings.$B$3];&quot;🡑&quot;;IF(INDEX([.C:.C];LOOKUP(2;1/([.M$1:.M39]=&quot;-&quot;);ROW([.M$1:.M39]))+[.$K39]-1)-[.C39]&lt;0;&quot;🡕&quot;;IF(INDEX([.C:.C];LOOKUP(2;1/([.M$1:.M39]=&quot;-&quot;);ROW([.M$1:.M39]))+[.$K39]-1)-[.C3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39]-[.D39]&lt;0;&quot;?&quot;;IF(  MIN((INDEX([.B:.B];LOOKUP(2;1/([.N$1:.N39]=&quot;-&quot;);ROW([.N$1:.N39]))+[.$K39]-1)-INDEX([.D:.D];LOOKUP(2;1/([.N$1:.N39]=&quot;-&quot;);ROW([.N$1:.N39]))+[.$K39]-1));0)-([.B39]-[.D39])&lt;-[$settings.$B$3];&quot;🡓&quot;;IF(   MIN((INDEX([.B:.B];LOOKUP(2;1/([.N$1:.N39]=&quot;-&quot;);ROW([.N$1:.N39]))+[.$K39]-1)-INDEX([.D:.D];LOOKUP(2;1/([.N$1:.N39]=&quot;-&quot;);ROW([.N$1:.N39]))+[.$K39]-1));0)-([.B39]-[.D39])&lt;0;&quot;🡖&quot;;IF(    MIN((INDEX([.B:.B];LOOKUP(2;1/([.N$1:.N39]=&quot;-&quot;);ROW([.N$1:.N39]))+[.$K39]-1)-INDEX([.D:.D];LOOKUP(2;1/([.N$1:.N39]=&quot;-&quot;);ROW([.N$1:.N39]))+[.$K39]-1));0)-([.B39]-[.D3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39]=&quot;-&quot;);ROW([.O$1:.O39]))+[.$K39]-1)-[.D39]&lt;-[$settings.$B$3];&quot;🡑&quot;;IF(INDEX([.D:.D];LOOKUP(2;1/([.O$1:.O39]=&quot;-&quot;);ROW([.O$1:.O39]))+[.$K39]-1)-[.D39]&lt;0;&quot;🡕&quot;;IF(INDEX([.D:.D];LOOKUP(2;1/([.O$1:.O39]=&quot;-&quot;);ROW([.O$1:.O39]))+[.$K39]-1)-[.D39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0]=&quot;-&quot;);ROW([.L$1:.L40]))+[.$K40]-1)-[.B40]&lt;-[$settings.$B$3];&quot;🡑&quot;;IF(INDEX([.B:.B];LOOKUP(2;1/([.L$1:.L40]=&quot;-&quot;);ROW([.L$1:.L40]))+[.$K40]-1)-[.B40]&lt;0;&quot;🡕&quot;;IF(INDEX([.B:.B];LOOKUP(2;1/([.L$1:.L40]=&quot;-&quot;);ROW([.L$1:.L40]))+[.$K40]-1)-[.B4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0]=&quot;-&quot;);ROW([.M$1:.M40]))+[.$K40]-1)-[.C40]&lt;-[$settings.$B$3];&quot;🡑&quot;;IF(INDEX([.C:.C];LOOKUP(2;1/([.M$1:.M40]=&quot;-&quot;);ROW([.M$1:.M40]))+[.$K40]-1)-[.C40]&lt;0;&quot;🡕&quot;;IF(INDEX([.C:.C];LOOKUP(2;1/([.M$1:.M40]=&quot;-&quot;);ROW([.M$1:.M40]))+[.$K40]-1)-[.C4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40]-[.D40]&lt;0;&quot;?&quot;;IF(  MIN((INDEX([.B:.B];LOOKUP(2;1/([.N$1:.N40]=&quot;-&quot;);ROW([.N$1:.N40]))+[.$K40]-1)-INDEX([.D:.D];LOOKUP(2;1/([.N$1:.N40]=&quot;-&quot;);ROW([.N$1:.N40]))+[.$K40]-1));0)-([.B40]-[.D40])&lt;-[$settings.$B$3];&quot;🡓&quot;;IF(   MIN((INDEX([.B:.B];LOOKUP(2;1/([.N$1:.N40]=&quot;-&quot;);ROW([.N$1:.N40]))+[.$K40]-1)-INDEX([.D:.D];LOOKUP(2;1/([.N$1:.N40]=&quot;-&quot;);ROW([.N$1:.N40]))+[.$K40]-1));0)-([.B40]-[.D40])&lt;0;&quot;🡖&quot;;IF(    MIN((INDEX([.B:.B];LOOKUP(2;1/([.N$1:.N40]=&quot;-&quot;);ROW([.N$1:.N40]))+[.$K40]-1)-INDEX([.D:.D];LOOKUP(2;1/([.N$1:.N40]=&quot;-&quot;);ROW([.N$1:.N40]))+[.$K40]-1));0)-([.B40]-[.D4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0]=&quot;-&quot;);ROW([.O$1:.O40]))+[.$K40]-1)-[.D40]&lt;-[$settings.$B$3];&quot;🡑&quot;;IF(INDEX([.D:.D];LOOKUP(2;1/([.O$1:.O40]=&quot;-&quot;);ROW([.O$1:.O40]))+[.$K40]-1)-[.D40]&lt;0;&quot;🡕&quot;;IF(INDEX([.D:.D];LOOKUP(2;1/([.O$1:.O40]=&quot;-&quot;);ROW([.O$1:.O40]))+[.$K40]-1)-[.D40]&gt;[$settings.$B$3];&quot;🡓&quot;;&quot;🡖&quot;)))" office:value-type="string" office:string-value="🡕" calcext:value-type="string">
            <text:p>🡕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2" calcext:value-type="float">
            <text:p>94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1]=&quot;-&quot;);ROW([.L$1:.L41]))+[.$K41]-1)-[.B41]&lt;-[$settings.$B$3];&quot;🡑&quot;;IF(INDEX([.B:.B];LOOKUP(2;1/([.L$1:.L41]=&quot;-&quot;);ROW([.L$1:.L41]))+[.$K41]-1)-[.B41]&lt;0;&quot;🡕&quot;;IF(INDEX([.B:.B];LOOKUP(2;1/([.L$1:.L41]=&quot;-&quot;);ROW([.L$1:.L41]))+[.$K41]-1)-[.B4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1]=&quot;-&quot;);ROW([.M$1:.M41]))+[.$K41]-1)-[.C41]&lt;-[$settings.$B$3];&quot;🡑&quot;;IF(INDEX([.C:.C];LOOKUP(2;1/([.M$1:.M41]=&quot;-&quot;);ROW([.M$1:.M41]))+[.$K41]-1)-[.C41]&lt;0;&quot;🡕&quot;;IF(INDEX([.C:.C];LOOKUP(2;1/([.M$1:.M41]=&quot;-&quot;);ROW([.M$1:.M41]))+[.$K41]-1)-[.C4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1]-[.D41]&lt;0;&quot;?&quot;;IF(  MIN((INDEX([.B:.B];LOOKUP(2;1/([.N$1:.N41]=&quot;-&quot;);ROW([.N$1:.N41]))+[.$K41]-1)-INDEX([.D:.D];LOOKUP(2;1/([.N$1:.N41]=&quot;-&quot;);ROW([.N$1:.N41]))+[.$K41]-1));0)-([.B41]-[.D41])&lt;-[$settings.$B$3];&quot;🡓&quot;;IF(   MIN((INDEX([.B:.B];LOOKUP(2;1/([.N$1:.N41]=&quot;-&quot;);ROW([.N$1:.N41]))+[.$K41]-1)-INDEX([.D:.D];LOOKUP(2;1/([.N$1:.N41]=&quot;-&quot;);ROW([.N$1:.N41]))+[.$K41]-1));0)-([.B41]-[.D41])&lt;0;&quot;🡖&quot;;IF(    MIN((INDEX([.B:.B];LOOKUP(2;1/([.N$1:.N41]=&quot;-&quot;);ROW([.N$1:.N41]))+[.$K41]-1)-INDEX([.D:.D];LOOKUP(2;1/([.N$1:.N41]=&quot;-&quot;);ROW([.N$1:.N41]))+[.$K41]-1));0)-([.B41]-[.D4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1]=&quot;-&quot;);ROW([.O$1:.O41]))+[.$K41]-1)-[.D41]&lt;-[$settings.$B$3];&quot;🡑&quot;;IF(INDEX([.D:.D];LOOKUP(2;1/([.O$1:.O41]=&quot;-&quot;);ROW([.O$1:.O41]))+[.$K41]-1)-[.D41]&lt;0;&quot;🡕&quot;;IF(INDEX([.D:.D];LOOKUP(2;1/([.O$1:.O41]=&quot;-&quot;);ROW([.O$1:.O41]))+[.$K41]-1)-[.D4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office:value-type="float" office:value="95.6" calcext:value-type="float">
            <text:p>95.6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2]=&quot;-&quot;);ROW([.L$1:.L42]))+[.$K42]-1)-[.B42]&lt;-[$settings.$B$3];&quot;🡑&quot;;IF(INDEX([.B:.B];LOOKUP(2;1/([.L$1:.L42]=&quot;-&quot;);ROW([.L$1:.L42]))+[.$K42]-1)-[.B42]&lt;0;&quot;🡕&quot;;IF(INDEX([.B:.B];LOOKUP(2;1/([.L$1:.L42]=&quot;-&quot;);ROW([.L$1:.L42]))+[.$K42]-1)-[.B4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2]=&quot;-&quot;);ROW([.M$1:.M42]))+[.$K42]-1)-[.C42]&lt;-[$settings.$B$3];&quot;🡑&quot;;IF(INDEX([.C:.C];LOOKUP(2;1/([.M$1:.M42]=&quot;-&quot;);ROW([.M$1:.M42]))+[.$K42]-1)-[.C42]&lt;0;&quot;🡕&quot;;IF(INDEX([.C:.C];LOOKUP(2;1/([.M$1:.M42]=&quot;-&quot;);ROW([.M$1:.M42]))+[.$K42]-1)-[.C4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2]-[.D42]&lt;0;&quot;?&quot;;IF(  MIN((INDEX([.B:.B];LOOKUP(2;1/([.N$1:.N42]=&quot;-&quot;);ROW([.N$1:.N42]))+[.$K42]-1)-INDEX([.D:.D];LOOKUP(2;1/([.N$1:.N42]=&quot;-&quot;);ROW([.N$1:.N42]))+[.$K42]-1));0)-([.B42]-[.D42])&lt;-[$settings.$B$3];&quot;🡓&quot;;IF(   MIN((INDEX([.B:.B];LOOKUP(2;1/([.N$1:.N42]=&quot;-&quot;);ROW([.N$1:.N42]))+[.$K42]-1)-INDEX([.D:.D];LOOKUP(2;1/([.N$1:.N42]=&quot;-&quot;);ROW([.N$1:.N42]))+[.$K42]-1));0)-([.B42]-[.D42])&lt;0;&quot;🡖&quot;;IF(    MIN((INDEX([.B:.B];LOOKUP(2;1/([.N$1:.N42]=&quot;-&quot;);ROW([.N$1:.N42]))+[.$K42]-1)-INDEX([.D:.D];LOOKUP(2;1/([.N$1:.N42]=&quot;-&quot;);ROW([.N$1:.N42]))+[.$K42]-1));0)-([.B42]-[.D4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2]=&quot;-&quot;);ROW([.O$1:.O42]))+[.$K42]-1)-[.D42]&lt;-[$settings.$B$3];&quot;🡑&quot;;IF(INDEX([.D:.D];LOOKUP(2;1/([.O$1:.O42]=&quot;-&quot;);ROW([.O$1:.O42]))+[.$K42]-1)-[.D42]&lt;0;&quot;🡕&quot;;IF(INDEX([.D:.D];LOOKUP(2;1/([.O$1:.O42]=&quot;-&quot;);ROW([.O$1:.O42]))+[.$K42]-1)-[.D4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3]=&quot;-&quot;);ROW([.L$1:.L43]))+[.$K43]-1)-[.B43]&lt;-[$settings.$B$3];&quot;🡑&quot;;IF(INDEX([.B:.B];LOOKUP(2;1/([.L$1:.L43]=&quot;-&quot;);ROW([.L$1:.L43]))+[.$K43]-1)-[.B43]&lt;0;&quot;🡕&quot;;IF(INDEX([.B:.B];LOOKUP(2;1/([.L$1:.L43]=&quot;-&quot;);ROW([.L$1:.L43]))+[.$K43]-1)-[.B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3]=&quot;-&quot;);ROW([.M$1:.M43]))+[.$K43]-1)-[.C43]&lt;-[$settings.$B$3];&quot;🡑&quot;;IF(INDEX([.C:.C];LOOKUP(2;1/([.M$1:.M43]=&quot;-&quot;);ROW([.M$1:.M43]))+[.$K43]-1)-[.C43]&lt;0;&quot;🡕&quot;;IF(INDEX([.C:.C];LOOKUP(2;1/([.M$1:.M43]=&quot;-&quot;);ROW([.M$1:.M43]))+[.$K43]-1)-[.C4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3]-[.D43]&lt;0;&quot;?&quot;;IF(  MIN((INDEX([.B:.B];LOOKUP(2;1/([.N$1:.N43]=&quot;-&quot;);ROW([.N$1:.N43]))+[.$K43]-1)-INDEX([.D:.D];LOOKUP(2;1/([.N$1:.N43]=&quot;-&quot;);ROW([.N$1:.N43]))+[.$K43]-1));0)-([.B43]-[.D43])&lt;-[$settings.$B$3];&quot;🡓&quot;;IF(   MIN((INDEX([.B:.B];LOOKUP(2;1/([.N$1:.N43]=&quot;-&quot;);ROW([.N$1:.N43]))+[.$K43]-1)-INDEX([.D:.D];LOOKUP(2;1/([.N$1:.N43]=&quot;-&quot;);ROW([.N$1:.N43]))+[.$K43]-1));0)-([.B43]-[.D43])&lt;0;&quot;🡖&quot;;IF(    MIN((INDEX([.B:.B];LOOKUP(2;1/([.N$1:.N43]=&quot;-&quot;);ROW([.N$1:.N43]))+[.$K43]-1)-INDEX([.D:.D];LOOKUP(2;1/([.N$1:.N43]=&quot;-&quot;);ROW([.N$1:.N43]))+[.$K43]-1));0)-([.B43]-[.D4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3]=&quot;-&quot;);ROW([.O$1:.O43]))+[.$K43]-1)-[.D43]&lt;-[$settings.$B$3];&quot;🡑&quot;;IF(INDEX([.D:.D];LOOKUP(2;1/([.O$1:.O43]=&quot;-&quot;);ROW([.O$1:.O43]))+[.$K43]-1)-[.D43]&lt;0;&quot;🡕&quot;;IF(INDEX([.D:.D];LOOKUP(2;1/([.O$1:.O43]=&quot;-&quot;);ROW([.O$1:.O43]))+[.$K43]-1)-[.D4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44]=&quot;-&quot;);ROW([.L$1:.L44]))+[.$K44]-1)-[.B44]&lt;-[$settings.$B$3];&quot;🡑&quot;;IF(INDEX([.B:.B];LOOKUP(2;1/([.L$1:.L44]=&quot;-&quot;);ROW([.L$1:.L44]))+[.$K44]-1)-[.B44]&lt;0;&quot;🡕&quot;;IF(INDEX([.B:.B];LOOKUP(2;1/([.L$1:.L44]=&quot;-&quot;);ROW([.L$1:.L44]))+[.$K44]-1)-[.B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4]=&quot;-&quot;);ROW([.M$1:.M44]))+[.$K44]-1)-[.C44]&lt;-[$settings.$B$3];&quot;🡑&quot;;IF(INDEX([.C:.C];LOOKUP(2;1/([.M$1:.M44]=&quot;-&quot;);ROW([.M$1:.M44]))+[.$K44]-1)-[.C44]&lt;0;&quot;🡕&quot;;IF(INDEX([.C:.C];LOOKUP(2;1/([.M$1:.M44]=&quot;-&quot;);ROW([.M$1:.M44]))+[.$K44]-1)-[.C4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44]-[.D44]&lt;0;&quot;?&quot;;IF(  MIN((INDEX([.B:.B];LOOKUP(2;1/([.N$1:.N44]=&quot;-&quot;);ROW([.N$1:.N44]))+[.$K44]-1)-INDEX([.D:.D];LOOKUP(2;1/([.N$1:.N44]=&quot;-&quot;);ROW([.N$1:.N44]))+[.$K44]-1));0)-([.B44]-[.D44])&lt;-[$settings.$B$3];&quot;🡓&quot;;IF(   MIN((INDEX([.B:.B];LOOKUP(2;1/([.N$1:.N44]=&quot;-&quot;);ROW([.N$1:.N44]))+[.$K44]-1)-INDEX([.D:.D];LOOKUP(2;1/([.N$1:.N44]=&quot;-&quot;);ROW([.N$1:.N44]))+[.$K44]-1));0)-([.B44]-[.D44])&lt;0;&quot;🡖&quot;;IF(    MIN((INDEX([.B:.B];LOOKUP(2;1/([.N$1:.N44]=&quot;-&quot;);ROW([.N$1:.N44]))+[.$K44]-1)-INDEX([.D:.D];LOOKUP(2;1/([.N$1:.N44]=&quot;-&quot;);ROW([.N$1:.N44]))+[.$K44]-1));0)-([.B44]-[.D4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44]=&quot;-&quot;);ROW([.O$1:.O44]))+[.$K44]-1)-[.D44]&lt;-[$settings.$B$3];&quot;🡑&quot;;IF(INDEX([.D:.D];LOOKUP(2;1/([.O$1:.O44]=&quot;-&quot;);ROW([.O$1:.O44]))+[.$K44]-1)-[.D44]&lt;0;&quot;🡕&quot;;IF(INDEX([.D:.D];LOOKUP(2;1/([.O$1:.O44]=&quot;-&quot;);ROW([.O$1:.O44]))+[.$K44]-1)-[.D4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office:value-type="float" office:value="88.7" calcext:value-type="float">
            <text:p>88.7</text:p>
          </table:table-cell>
          <table:table-cell office:value-type="float" office:value="88.1" calcext:value-type="float">
            <text:p>88.1</text:p>
          </table:table-cell>
          <table:table-cell office:value-type="float" office:value="89.8" calcext:value-type="float">
            <text:p>89.8</text:p>
          </table:table-cell>
          <table:table-cell office:value-type="float" office:value="90.1" calcext:value-type="float">
            <text:p>90.1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92.2" calcext:value-type="float">
            <text:p>92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46]=&quot;-&quot;);ROW([.L$1:.L46]))+[.$K46]-1)-[.B46]&lt;-[$settings.$B$3];&quot;🡑&quot;;IF(INDEX([.B:.B];LOOKUP(2;1/([.L$1:.L46]=&quot;-&quot;);ROW([.L$1:.L46]))+[.$K46]-1)-[.B46]&lt;0;&quot;🡕&quot;;IF(INDEX([.B:.B];LOOKUP(2;1/([.L$1:.L46]=&quot;-&quot;);ROW([.L$1:.L46]))+[.$K46]-1)-[.B4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46]=&quot;-&quot;);ROW([.M$1:.M46]))+[.$K46]-1)-[.C46]&lt;-[$settings.$B$3];&quot;🡑&quot;;IF(INDEX([.C:.C];LOOKUP(2;1/([.M$1:.M46]=&quot;-&quot;);ROW([.M$1:.M46]))+[.$K46]-1)-[.C46]&lt;0;&quot;🡕&quot;;IF(INDEX([.C:.C];LOOKUP(2;1/([.M$1:.M46]=&quot;-&quot;);ROW([.M$1:.M46]))+[.$K46]-1)-[.C4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6]-[.D46]&lt;0;&quot;?&quot;;IF(  MIN((INDEX([.B:.B];LOOKUP(2;1/([.N$1:.N46]=&quot;-&quot;);ROW([.N$1:.N46]))+[.$K46]-1)-INDEX([.D:.D];LOOKUP(2;1/([.N$1:.N46]=&quot;-&quot;);ROW([.N$1:.N46]))+[.$K46]-1));0)-([.B46]-[.D46])&lt;-[$settings.$B$3];&quot;🡓&quot;;IF(   MIN((INDEX([.B:.B];LOOKUP(2;1/([.N$1:.N46]=&quot;-&quot;);ROW([.N$1:.N46]))+[.$K46]-1)-INDEX([.D:.D];LOOKUP(2;1/([.N$1:.N46]=&quot;-&quot;);ROW([.N$1:.N46]))+[.$K46]-1));0)-([.B46]-[.D46])&lt;0;&quot;🡖&quot;;IF(    MIN((INDEX([.B:.B];LOOKUP(2;1/([.N$1:.N46]=&quot;-&quot;);ROW([.N$1:.N46]))+[.$K46]-1)-INDEX([.D:.D];LOOKUP(2;1/([.N$1:.N46]=&quot;-&quot;);ROW([.N$1:.N46]))+[.$K46]-1));0)-([.B46]-[.D4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6]=&quot;-&quot;);ROW([.O$1:.O46]))+[.$K46]-1)-[.D46]&lt;-[$settings.$B$3];&quot;🡑&quot;;IF(INDEX([.D:.D];LOOKUP(2;1/([.O$1:.O46]=&quot;-&quot;);ROW([.O$1:.O46]))+[.$K46]-1)-[.D46]&lt;0;&quot;🡕&quot;;IF(INDEX([.D:.D];LOOKUP(2;1/([.O$1:.O46]=&quot;-&quot;);ROW([.O$1:.O46]))+[.$K46]-1)-[.D46]&gt;[$settings.$B$3];&quot;🡓&quot;;&quot;🡖&quot;)))" office:value-type="string" office:string-value="🡑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9" calcext:value-type="float">
            <text:p>90.9</text:p>
          </table:table-cell>
          <table:table-cell office:value-type="float" office:value="92.2" calcext:value-type="float">
            <text:p>92.2</text:p>
          </table:table-cell>
          <table:table-cell office:value-type="float" office:value="90.4" calcext:value-type="float">
            <text:p>90.4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7]=&quot;-&quot;);ROW([.L$1:.L47]))+[.$K47]-1)-[.B47]&lt;-[$settings.$B$3];&quot;🡑&quot;;IF(INDEX([.B:.B];LOOKUP(2;1/([.L$1:.L47]=&quot;-&quot;);ROW([.L$1:.L47]))+[.$K47]-1)-[.B47]&lt;0;&quot;🡕&quot;;IF(INDEX([.B:.B];LOOKUP(2;1/([.L$1:.L47]=&quot;-&quot;);ROW([.L$1:.L47]))+[.$K47]-1)-[.B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47]=&quot;-&quot;);ROW([.M$1:.M47]))+[.$K47]-1)-[.C47]&lt;-[$settings.$B$3];&quot;🡑&quot;;IF(INDEX([.C:.C];LOOKUP(2;1/([.M$1:.M47]=&quot;-&quot;);ROW([.M$1:.M47]))+[.$K47]-1)-[.C47]&lt;0;&quot;🡕&quot;;IF(INDEX([.C:.C];LOOKUP(2;1/([.M$1:.M47]=&quot;-&quot;);ROW([.M$1:.M47]))+[.$K47]-1)-[.C4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7]-[.D47]&lt;0;&quot;?&quot;;IF(  MIN((INDEX([.B:.B];LOOKUP(2;1/([.N$1:.N47]=&quot;-&quot;);ROW([.N$1:.N47]))+[.$K47]-1)-INDEX([.D:.D];LOOKUP(2;1/([.N$1:.N47]=&quot;-&quot;);ROW([.N$1:.N47]))+[.$K47]-1));0)-([.B47]-[.D47])&lt;-[$settings.$B$3];&quot;🡓&quot;;IF(   MIN((INDEX([.B:.B];LOOKUP(2;1/([.N$1:.N47]=&quot;-&quot;);ROW([.N$1:.N47]))+[.$K47]-1)-INDEX([.D:.D];LOOKUP(2;1/([.N$1:.N47]=&quot;-&quot;);ROW([.N$1:.N47]))+[.$K47]-1));0)-([.B47]-[.D47])&lt;0;&quot;🡖&quot;;IF(    MIN((INDEX([.B:.B];LOOKUP(2;1/([.N$1:.N47]=&quot;-&quot;);ROW([.N$1:.N47]))+[.$K47]-1)-INDEX([.D:.D];LOOKUP(2;1/([.N$1:.N47]=&quot;-&quot;);ROW([.N$1:.N47]))+[.$K47]-1));0)-([.B47]-[.D4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47]=&quot;-&quot;);ROW([.O$1:.O47]))+[.$K47]-1)-[.D47]&lt;-[$settings.$B$3];&quot;🡑&quot;;IF(INDEX([.D:.D];LOOKUP(2;1/([.O$1:.O47]=&quot;-&quot;);ROW([.O$1:.O47]))+[.$K47]-1)-[.D47]&lt;0;&quot;🡕&quot;;IF(INDEX([.D:.D];LOOKUP(2;1/([.O$1:.O47]=&quot;-&quot;);ROW([.O$1:.O47]))+[.$K47]-1)-[.D4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2" calcext:value-type="float">
            <text:p>90.2</text:p>
          </table:table-cell>
          <table:table-cell office:value-type="float" office:value="91.4" calcext:value-type="float">
            <text:p>91.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8]=&quot;-&quot;);ROW([.L$1:.L48]))+[.$K48]-1)-[.B48]&lt;-[$settings.$B$3];&quot;🡑&quot;;IF(INDEX([.B:.B];LOOKUP(2;1/([.L$1:.L48]=&quot;-&quot;);ROW([.L$1:.L48]))+[.$K48]-1)-[.B48]&lt;0;&quot;🡕&quot;;IF(INDEX([.B:.B];LOOKUP(2;1/([.L$1:.L48]=&quot;-&quot;);ROW([.L$1:.L48]))+[.$K48]-1)-[.B4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8]=&quot;-&quot;);ROW([.M$1:.M48]))+[.$K48]-1)-[.C48]&lt;-[$settings.$B$3];&quot;🡑&quot;;IF(INDEX([.C:.C];LOOKUP(2;1/([.M$1:.M48]=&quot;-&quot;);ROW([.M$1:.M48]))+[.$K48]-1)-[.C48]&lt;0;&quot;🡕&quot;;IF(INDEX([.C:.C];LOOKUP(2;1/([.M$1:.M48]=&quot;-&quot;);ROW([.M$1:.M48]))+[.$K48]-1)-[.C4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8]-[.D48]&lt;0;&quot;?&quot;;IF(  MIN((INDEX([.B:.B];LOOKUP(2;1/([.N$1:.N48]=&quot;-&quot;);ROW([.N$1:.N48]))+[.$K48]-1)-INDEX([.D:.D];LOOKUP(2;1/([.N$1:.N48]=&quot;-&quot;);ROW([.N$1:.N48]))+[.$K48]-1));0)-([.B48]-[.D48])&lt;-[$settings.$B$3];&quot;🡓&quot;;IF(   MIN((INDEX([.B:.B];LOOKUP(2;1/([.N$1:.N48]=&quot;-&quot;);ROW([.N$1:.N48]))+[.$K48]-1)-INDEX([.D:.D];LOOKUP(2;1/([.N$1:.N48]=&quot;-&quot;);ROW([.N$1:.N48]))+[.$K48]-1));0)-([.B48]-[.D48])&lt;0;&quot;🡖&quot;;IF(    MIN((INDEX([.B:.B];LOOKUP(2;1/([.N$1:.N48]=&quot;-&quot;);ROW([.N$1:.N48]))+[.$K48]-1)-INDEX([.D:.D];LOOKUP(2;1/([.N$1:.N48]=&quot;-&quot;);ROW([.N$1:.N48]))+[.$K48]-1));0)-([.B48]-[.D4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8]=&quot;-&quot;);ROW([.O$1:.O48]))+[.$K48]-1)-[.D48]&lt;-[$settings.$B$3];&quot;🡑&quot;;IF(INDEX([.D:.D];LOOKUP(2;1/([.O$1:.O48]=&quot;-&quot;);ROW([.O$1:.O48]))+[.$K48]-1)-[.D48]&lt;0;&quot;🡕&quot;;IF(INDEX([.D:.D];LOOKUP(2;1/([.O$1:.O48]=&quot;-&quot;);ROW([.O$1:.O48]))+[.$K48]-1)-[.D4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1" calcext:value-type="float">
            <text:p>90.1</text:p>
          </table:table-cell>
          <table:table-cell office:value-type="float" office:value="91" calcext:value-type="float">
            <text:p>91</text:p>
          </table:table-cell>
          <table:table-cell office:value-type="float" office:value="90.9" calcext:value-type="float">
            <text:p>90.9</text:p>
          </table:table-cell>
          <table:table-cell office:value-type="float" office:value="90.4" calcext:value-type="float">
            <text:p>90.4</text:p>
          </table:table-cell>
          <table:table-cell office:value-type="float" office:value="92" calcext:value-type="float">
            <text:p>92</text:p>
          </table:table-cell>
          <table:table-cell office:value-type="float" office:value="91.9" calcext:value-type="float">
            <text:p>91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49]=&quot;-&quot;);ROW([.L$1:.L49]))+[.$K49]-1)-[.B49]&lt;-[$settings.$B$3];&quot;🡑&quot;;IF(INDEX([.B:.B];LOOKUP(2;1/([.L$1:.L49]=&quot;-&quot;);ROW([.L$1:.L49]))+[.$K49]-1)-[.B49]&lt;0;&quot;🡕&quot;;IF(INDEX([.B:.B];LOOKUP(2;1/([.L$1:.L49]=&quot;-&quot;);ROW([.L$1:.L49]))+[.$K49]-1)-[.B4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49]=&quot;-&quot;);ROW([.M$1:.M49]))+[.$K49]-1)-[.C49]&lt;-[$settings.$B$3];&quot;🡑&quot;;IF(INDEX([.C:.C];LOOKUP(2;1/([.M$1:.M49]=&quot;-&quot;);ROW([.M$1:.M49]))+[.$K49]-1)-[.C49]&lt;0;&quot;🡕&quot;;IF(INDEX([.C:.C];LOOKUP(2;1/([.M$1:.M49]=&quot;-&quot;);ROW([.M$1:.M49]))+[.$K49]-1)-[.C4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49]-[.D49]&lt;0;&quot;?&quot;;IF(  MIN((INDEX([.B:.B];LOOKUP(2;1/([.N$1:.N49]=&quot;-&quot;);ROW([.N$1:.N49]))+[.$K49]-1)-INDEX([.D:.D];LOOKUP(2;1/([.N$1:.N49]=&quot;-&quot;);ROW([.N$1:.N49]))+[.$K49]-1));0)-([.B49]-[.D49])&lt;-[$settings.$B$3];&quot;🡓&quot;;IF(   MIN((INDEX([.B:.B];LOOKUP(2;1/([.N$1:.N49]=&quot;-&quot;);ROW([.N$1:.N49]))+[.$K49]-1)-INDEX([.D:.D];LOOKUP(2;1/([.N$1:.N49]=&quot;-&quot;);ROW([.N$1:.N49]))+[.$K49]-1));0)-([.B49]-[.D49])&lt;0;&quot;🡖&quot;;IF(    MIN((INDEX([.B:.B];LOOKUP(2;1/([.N$1:.N49]=&quot;-&quot;);ROW([.N$1:.N49]))+[.$K49]-1)-INDEX([.D:.D];LOOKUP(2;1/([.N$1:.N49]=&quot;-&quot;);ROW([.N$1:.N49]))+[.$K49]-1));0)-([.B49]-[.D4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49]=&quot;-&quot;);ROW([.O$1:.O49]))+[.$K49]-1)-[.D49]&lt;-[$settings.$B$3];&quot;🡑&quot;;IF(INDEX([.D:.D];LOOKUP(2;1/([.O$1:.O49]=&quot;-&quot;);ROW([.O$1:.O49]))+[.$K49]-1)-[.D49]&lt;0;&quot;🡕&quot;;IF(INDEX([.D:.D];LOOKUP(2;1/([.O$1:.O49]=&quot;-&quot;);ROW([.O$1:.O49]))+[.$K49]-1)-[.D4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office:value-type="float" office:value="91.8" calcext:value-type="float">
            <text:p>91.8</text:p>
          </table:table-cell>
          <table:table-cell office:value-type="float" office:value="93.9" calcext:value-type="float">
            <text:p>93.9</text:p>
          </table:table-cell>
          <table:table-cell office:value-type="float" office:value="94.2" calcext:value-type="float">
            <text:p>94.2</text:p>
          </table:table-cell>
          <table:table-cell office:value-type="float" office:value="92.9" calcext:value-type="float">
            <text:p>92.9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50]=&quot;-&quot;);ROW([.L$1:.L50]))+[.$K50]-1)-[.B50]&lt;-[$settings.$B$3];&quot;🡑&quot;;IF(INDEX([.B:.B];LOOKUP(2;1/([.L$1:.L50]=&quot;-&quot;);ROW([.L$1:.L50]))+[.$K50]-1)-[.B50]&lt;0;&quot;🡕&quot;;IF(INDEX([.B:.B];LOOKUP(2;1/([.L$1:.L50]=&quot;-&quot;);ROW([.L$1:.L50]))+[.$K50]-1)-[.B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50]=&quot;-&quot;);ROW([.M$1:.M50]))+[.$K50]-1)-[.C50]&lt;-[$settings.$B$3];&quot;🡑&quot;;IF(INDEX([.C:.C];LOOKUP(2;1/([.M$1:.M50]=&quot;-&quot;);ROW([.M$1:.M50]))+[.$K50]-1)-[.C50]&lt;0;&quot;🡕&quot;;IF(INDEX([.C:.C];LOOKUP(2;1/([.M$1:.M50]=&quot;-&quot;);ROW([.M$1:.M50]))+[.$K50]-1)-[.C5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50]-[.D50]&lt;0;&quot;?&quot;;IF(  MIN((INDEX([.B:.B];LOOKUP(2;1/([.N$1:.N50]=&quot;-&quot;);ROW([.N$1:.N50]))+[.$K50]-1)-INDEX([.D:.D];LOOKUP(2;1/([.N$1:.N50]=&quot;-&quot;);ROW([.N$1:.N50]))+[.$K50]-1));0)-([.B50]-[.D50])&lt;-[$settings.$B$3];&quot;🡓&quot;;IF(   MIN((INDEX([.B:.B];LOOKUP(2;1/([.N$1:.N50]=&quot;-&quot;);ROW([.N$1:.N50]))+[.$K50]-1)-INDEX([.D:.D];LOOKUP(2;1/([.N$1:.N50]=&quot;-&quot;);ROW([.N$1:.N50]))+[.$K50]-1));0)-([.B50]-[.D50])&lt;0;&quot;🡖&quot;;IF(    MIN((INDEX([.B:.B];LOOKUP(2;1/([.N$1:.N50]=&quot;-&quot;);ROW([.N$1:.N50]))+[.$K50]-1)-INDEX([.D:.D];LOOKUP(2;1/([.N$1:.N50]=&quot;-&quot;);ROW([.N$1:.N50]))+[.$K50]-1));0)-([.B50]-[.D5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0]=&quot;-&quot;);ROW([.O$1:.O50]))+[.$K50]-1)-[.D50]&lt;-[$settings.$B$3];&quot;🡑&quot;;IF(INDEX([.D:.D];LOOKUP(2;1/([.O$1:.O50]=&quot;-&quot;);ROW([.O$1:.O50]))+[.$K50]-1)-[.D50]&lt;0;&quot;🡕&quot;;IF(INDEX([.D:.D];LOOKUP(2;1/([.O$1:.O50]=&quot;-&quot;);ROW([.O$1:.O50]))+[.$K50]-1)-[.D5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3" calcext:value-type="float">
            <text:p>94.3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51]=&quot;-&quot;);ROW([.L$1:.L51]))+[.$K51]-1)-[.B51]&lt;-[$settings.$B$3];&quot;🡑&quot;;IF(INDEX([.B:.B];LOOKUP(2;1/([.L$1:.L51]=&quot;-&quot;);ROW([.L$1:.L51]))+[.$K51]-1)-[.B51]&lt;0;&quot;🡕&quot;;IF(INDEX([.B:.B];LOOKUP(2;1/([.L$1:.L51]=&quot;-&quot;);ROW([.L$1:.L51]))+[.$K51]-1)-[.B5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1]=&quot;-&quot;);ROW([.M$1:.M51]))+[.$K51]-1)-[.C51]&lt;-[$settings.$B$3];&quot;🡑&quot;;IF(INDEX([.C:.C];LOOKUP(2;1/([.M$1:.M51]=&quot;-&quot;);ROW([.M$1:.M51]))+[.$K51]-1)-[.C51]&lt;0;&quot;🡕&quot;;IF(INDEX([.C:.C];LOOKUP(2;1/([.M$1:.M51]=&quot;-&quot;);ROW([.M$1:.M51]))+[.$K51]-1)-[.C5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1]-[.D51]&lt;0;&quot;?&quot;;IF(  MIN((INDEX([.B:.B];LOOKUP(2;1/([.N$1:.N51]=&quot;-&quot;);ROW([.N$1:.N51]))+[.$K51]-1)-INDEX([.D:.D];LOOKUP(2;1/([.N$1:.N51]=&quot;-&quot;);ROW([.N$1:.N51]))+[.$K51]-1));0)-([.B51]-[.D51])&lt;-[$settings.$B$3];&quot;🡓&quot;;IF(   MIN((INDEX([.B:.B];LOOKUP(2;1/([.N$1:.N51]=&quot;-&quot;);ROW([.N$1:.N51]))+[.$K51]-1)-INDEX([.D:.D];LOOKUP(2;1/([.N$1:.N51]=&quot;-&quot;);ROW([.N$1:.N51]))+[.$K51]-1));0)-([.B51]-[.D51])&lt;0;&quot;🡖&quot;;IF(    MIN((INDEX([.B:.B];LOOKUP(2;1/([.N$1:.N51]=&quot;-&quot;);ROW([.N$1:.N51]))+[.$K51]-1)-INDEX([.D:.D];LOOKUP(2;1/([.N$1:.N51]=&quot;-&quot;);ROW([.N$1:.N51]))+[.$K51]-1));0)-([.B51]-[.D5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1]=&quot;-&quot;);ROW([.O$1:.O51]))+[.$K51]-1)-[.D51]&lt;-[$settings.$B$3];&quot;🡑&quot;;IF(INDEX([.D:.D];LOOKUP(2;1/([.O$1:.O51]=&quot;-&quot;);ROW([.O$1:.O51]))+[.$K51]-1)-[.D51]&lt;0;&quot;🡕&quot;;IF(INDEX([.D:.D];LOOKUP(2;1/([.O$1:.O51]=&quot;-&quot;);ROW([.O$1:.O51]))+[.$K51]-1)-[.D51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3" calcext:value-type="float">
            <text:p>95.3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2]=&quot;-&quot;);ROW([.L$1:.L52]))+[.$K52]-1)-[.B52]&lt;-[$settings.$B$3];&quot;🡑&quot;;IF(INDEX([.B:.B];LOOKUP(2;1/([.L$1:.L52]=&quot;-&quot;);ROW([.L$1:.L52]))+[.$K52]-1)-[.B52]&lt;0;&quot;🡕&quot;;IF(INDEX([.B:.B];LOOKUP(2;1/([.L$1:.L52]=&quot;-&quot;);ROW([.L$1:.L52]))+[.$K52]-1)-[.B52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52]=&quot;-&quot;);ROW([.M$1:.M52]))+[.$K52]-1)-[.C52]&lt;-[$settings.$B$3];&quot;🡑&quot;;IF(INDEX([.C:.C];LOOKUP(2;1/([.M$1:.M52]=&quot;-&quot;);ROW([.M$1:.M52]))+[.$K52]-1)-[.C52]&lt;0;&quot;🡕&quot;;IF(INDEX([.C:.C];LOOKUP(2;1/([.M$1:.M52]=&quot;-&quot;);ROW([.M$1:.M52]))+[.$K52]-1)-[.C5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2]-[.D52]&lt;0;&quot;?&quot;;IF(  MIN((INDEX([.B:.B];LOOKUP(2;1/([.N$1:.N52]=&quot;-&quot;);ROW([.N$1:.N52]))+[.$K52]-1)-INDEX([.D:.D];LOOKUP(2;1/([.N$1:.N52]=&quot;-&quot;);ROW([.N$1:.N52]))+[.$K52]-1));0)-([.B52]-[.D52])&lt;-[$settings.$B$3];&quot;🡓&quot;;IF(   MIN((INDEX([.B:.B];LOOKUP(2;1/([.N$1:.N52]=&quot;-&quot;);ROW([.N$1:.N52]))+[.$K52]-1)-INDEX([.D:.D];LOOKUP(2;1/([.N$1:.N52]=&quot;-&quot;);ROW([.N$1:.N52]))+[.$K52]-1));0)-([.B52]-[.D52])&lt;0;&quot;🡖&quot;;IF(    MIN((INDEX([.B:.B];LOOKUP(2;1/([.N$1:.N52]=&quot;-&quot;);ROW([.N$1:.N52]))+[.$K52]-1)-INDEX([.D:.D];LOOKUP(2;1/([.N$1:.N52]=&quot;-&quot;);ROW([.N$1:.N52]))+[.$K52]-1));0)-([.B52]-[.D5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2]=&quot;-&quot;);ROW([.O$1:.O52]))+[.$K52]-1)-[.D52]&lt;-[$settings.$B$3];&quot;🡑&quot;;IF(INDEX([.D:.D];LOOKUP(2;1/([.O$1:.O52]=&quot;-&quot;);ROW([.O$1:.O52]))+[.$K52]-1)-[.D52]&lt;0;&quot;🡕&quot;;IF(INDEX([.D:.D];LOOKUP(2;1/([.O$1:.O52]=&quot;-&quot;);ROW([.O$1:.O52]))+[.$K52]-1)-[.D5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2" calcext:value-type="float">
            <text:p>93.2</text:p>
          </table:table-cell>
          <table:table-cell office:value-type="float" office:value="89.8" calcext:value-type="float">
            <text:p>89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3]=&quot;-&quot;);ROW([.L$1:.L53]))+[.$K53]-1)-[.B53]&lt;-[$settings.$B$3];&quot;🡑&quot;;IF(INDEX([.B:.B];LOOKUP(2;1/([.L$1:.L53]=&quot;-&quot;);ROW([.L$1:.L53]))+[.$K53]-1)-[.B53]&lt;0;&quot;🡕&quot;;IF(INDEX([.B:.B];LOOKUP(2;1/([.L$1:.L53]=&quot;-&quot;);ROW([.L$1:.L53]))+[.$K53]-1)-[.B5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3]=&quot;-&quot;);ROW([.M$1:.M53]))+[.$K53]-1)-[.C53]&lt;-[$settings.$B$3];&quot;🡑&quot;;IF(INDEX([.C:.C];LOOKUP(2;1/([.M$1:.M53]=&quot;-&quot;);ROW([.M$1:.M53]))+[.$K53]-1)-[.C53]&lt;0;&quot;🡕&quot;;IF(INDEX([.C:.C];LOOKUP(2;1/([.M$1:.M53]=&quot;-&quot;);ROW([.M$1:.M53]))+[.$K53]-1)-[.C5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3]-[.D53]&lt;0;&quot;?&quot;;IF(  MIN((INDEX([.B:.B];LOOKUP(2;1/([.N$1:.N53]=&quot;-&quot;);ROW([.N$1:.N53]))+[.$K53]-1)-INDEX([.D:.D];LOOKUP(2;1/([.N$1:.N53]=&quot;-&quot;);ROW([.N$1:.N53]))+[.$K53]-1));0)-([.B53]-[.D53])&lt;-[$settings.$B$3];&quot;🡓&quot;;IF(   MIN((INDEX([.B:.B];LOOKUP(2;1/([.N$1:.N53]=&quot;-&quot;);ROW([.N$1:.N53]))+[.$K53]-1)-INDEX([.D:.D];LOOKUP(2;1/([.N$1:.N53]=&quot;-&quot;);ROW([.N$1:.N53]))+[.$K53]-1));0)-([.B53]-[.D53])&lt;0;&quot;🡖&quot;;IF(    MIN((INDEX([.B:.B];LOOKUP(2;1/([.N$1:.N53]=&quot;-&quot;);ROW([.N$1:.N53]))+[.$K53]-1)-INDEX([.D:.D];LOOKUP(2;1/([.N$1:.N53]=&quot;-&quot;);ROW([.N$1:.N53]))+[.$K53]-1));0)-([.B53]-[.D5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53]=&quot;-&quot;);ROW([.O$1:.O53]))+[.$K53]-1)-[.D53]&lt;-[$settings.$B$3];&quot;🡑&quot;;IF(INDEX([.D:.D];LOOKUP(2;1/([.O$1:.O53]=&quot;-&quot;);ROW([.O$1:.O53]))+[.$K53]-1)-[.D53]&lt;0;&quot;🡕&quot;;IF(INDEX([.D:.D];LOOKUP(2;1/([.O$1:.O53]=&quot;-&quot;);ROW([.O$1:.O53]))+[.$K53]-1)-[.D5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7" calcext:value-type="float">
            <text:p>92.7</text:p>
          </table:table-cell>
          <table:table-cell office:value-type="float" office:value="90.3" calcext:value-type="float">
            <text:p>90.3</text:p>
          </table:table-cell>
          <table:table-cell office:value-type="float" office:value="89.5" calcext:value-type="float">
            <text:p>89.5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4]=&quot;-&quot;);ROW([.L$1:.L54]))+[.$K54]-1)-[.B54]&lt;-[$settings.$B$3];&quot;🡑&quot;;IF(INDEX([.B:.B];LOOKUP(2;1/([.L$1:.L54]=&quot;-&quot;);ROW([.L$1:.L54]))+[.$K54]-1)-[.B54]&lt;0;&quot;🡕&quot;;IF(INDEX([.B:.B];LOOKUP(2;1/([.L$1:.L54]=&quot;-&quot;);ROW([.L$1:.L54]))+[.$K54]-1)-[.B5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4]=&quot;-&quot;);ROW([.M$1:.M54]))+[.$K54]-1)-[.C54]&lt;-[$settings.$B$3];&quot;🡑&quot;;IF(INDEX([.C:.C];LOOKUP(2;1/([.M$1:.M54]=&quot;-&quot;);ROW([.M$1:.M54]))+[.$K54]-1)-[.C54]&lt;0;&quot;🡕&quot;;IF(INDEX([.C:.C];LOOKUP(2;1/([.M$1:.M54]=&quot;-&quot;);ROW([.M$1:.M54]))+[.$K54]-1)-[.C5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4]-[.D54]&lt;0;&quot;?&quot;;IF(  MIN((INDEX([.B:.B];LOOKUP(2;1/([.N$1:.N54]=&quot;-&quot;);ROW([.N$1:.N54]))+[.$K54]-1)-INDEX([.D:.D];LOOKUP(2;1/([.N$1:.N54]=&quot;-&quot;);ROW([.N$1:.N54]))+[.$K54]-1));0)-([.B54]-[.D54])&lt;-[$settings.$B$3];&quot;🡓&quot;;IF(   MIN((INDEX([.B:.B];LOOKUP(2;1/([.N$1:.N54]=&quot;-&quot;);ROW([.N$1:.N54]))+[.$K54]-1)-INDEX([.D:.D];LOOKUP(2;1/([.N$1:.N54]=&quot;-&quot;);ROW([.N$1:.N54]))+[.$K54]-1));0)-([.B54]-[.D54])&lt;0;&quot;🡖&quot;;IF(    MIN((INDEX([.B:.B];LOOKUP(2;1/([.N$1:.N54]=&quot;-&quot;);ROW([.N$1:.N54]))+[.$K54]-1)-INDEX([.D:.D];LOOKUP(2;1/([.N$1:.N54]=&quot;-&quot;);ROW([.N$1:.N54]))+[.$K54]-1));0)-([.B54]-[.D5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4]=&quot;-&quot;);ROW([.O$1:.O54]))+[.$K54]-1)-[.D54]&lt;-[$settings.$B$3];&quot;🡑&quot;;IF(INDEX([.D:.D];LOOKUP(2;1/([.O$1:.O54]=&quot;-&quot;);ROW([.O$1:.O54]))+[.$K54]-1)-[.D54]&lt;0;&quot;🡕&quot;;IF(INDEX([.D:.D];LOOKUP(2;1/([.O$1:.O54]=&quot;-&quot;);ROW([.O$1:.O54]))+[.$K54]-1)-[.D5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4" calcext:value-type="float">
            <text:p>93.4</text:p>
          </table:table-cell>
          <table:table-cell office:value-type="float" office:value="91.8" calcext:value-type="float">
            <text:p>91.8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5]=&quot;-&quot;);ROW([.L$1:.L55]))+[.$K55]-1)-[.B55]&lt;-[$settings.$B$3];&quot;🡑&quot;;IF(INDEX([.B:.B];LOOKUP(2;1/([.L$1:.L55]=&quot;-&quot;);ROW([.L$1:.L55]))+[.$K55]-1)-[.B55]&lt;0;&quot;🡕&quot;;IF(INDEX([.B:.B];LOOKUP(2;1/([.L$1:.L55]=&quot;-&quot;);ROW([.L$1:.L55]))+[.$K55]-1)-[.B5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5]=&quot;-&quot;);ROW([.M$1:.M55]))+[.$K55]-1)-[.C55]&lt;-[$settings.$B$3];&quot;🡑&quot;;IF(INDEX([.C:.C];LOOKUP(2;1/([.M$1:.M55]=&quot;-&quot;);ROW([.M$1:.M55]))+[.$K55]-1)-[.C55]&lt;0;&quot;🡕&quot;;IF(INDEX([.C:.C];LOOKUP(2;1/([.M$1:.M55]=&quot;-&quot;);ROW([.M$1:.M55]))+[.$K55]-1)-[.C5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5]-[.D55]&lt;0;&quot;?&quot;;IF(  MIN((INDEX([.B:.B];LOOKUP(2;1/([.N$1:.N55]=&quot;-&quot;);ROW([.N$1:.N55]))+[.$K55]-1)-INDEX([.D:.D];LOOKUP(2;1/([.N$1:.N55]=&quot;-&quot;);ROW([.N$1:.N55]))+[.$K55]-1));0)-([.B55]-[.D55])&lt;-[$settings.$B$3];&quot;🡓&quot;;IF(   MIN((INDEX([.B:.B];LOOKUP(2;1/([.N$1:.N55]=&quot;-&quot;);ROW([.N$1:.N55]))+[.$K55]-1)-INDEX([.D:.D];LOOKUP(2;1/([.N$1:.N55]=&quot;-&quot;);ROW([.N$1:.N55]))+[.$K55]-1));0)-([.B55]-[.D55])&lt;0;&quot;🡖&quot;;IF(    MIN((INDEX([.B:.B];LOOKUP(2;1/([.N$1:.N55]=&quot;-&quot;);ROW([.N$1:.N55]))+[.$K55]-1)-INDEX([.D:.D];LOOKUP(2;1/([.N$1:.N55]=&quot;-&quot;);ROW([.N$1:.N55]))+[.$K55]-1));0)-([.B55]-[.D55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5]=&quot;-&quot;);ROW([.O$1:.O55]))+[.$K55]-1)-[.D55]&lt;-[$settings.$B$3];&quot;🡑&quot;;IF(INDEX([.D:.D];LOOKUP(2;1/([.O$1:.O55]=&quot;-&quot;);ROW([.O$1:.O55]))+[.$K55]-1)-[.D55]&lt;0;&quot;🡕&quot;;IF(INDEX([.D:.D];LOOKUP(2;1/([.O$1:.O55]=&quot;-&quot;);ROW([.O$1:.O55]))+[.$K55]-1)-[.D5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5" calcext:value-type="float">
            <text:p>85.5</text:p>
          </table:table-cell>
          <table:table-cell office:value-type="float" office:value="82.8" calcext:value-type="float">
            <text:p>82.8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56]=&quot;-&quot;);ROW([.L$1:.L56]))+[.$K56]-1)-[.B56]&lt;-[$settings.$B$3];&quot;🡑&quot;;IF(INDEX([.B:.B];LOOKUP(2;1/([.L$1:.L56]=&quot;-&quot;);ROW([.L$1:.L56]))+[.$K56]-1)-[.B56]&lt;0;&quot;🡕&quot;;IF(INDEX([.B:.B];LOOKUP(2;1/([.L$1:.L56]=&quot;-&quot;);ROW([.L$1:.L56]))+[.$K56]-1)-[.B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6]=&quot;-&quot;);ROW([.M$1:.M56]))+[.$K56]-1)-[.C56]&lt;-[$settings.$B$3];&quot;🡑&quot;;IF(INDEX([.C:.C];LOOKUP(2;1/([.M$1:.M56]=&quot;-&quot;);ROW([.M$1:.M56]))+[.$K56]-1)-[.C56]&lt;0;&quot;🡕&quot;;IF(INDEX([.C:.C];LOOKUP(2;1/([.M$1:.M56]=&quot;-&quot;);ROW([.M$1:.M56]))+[.$K56]-1)-[.C5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6]-[.D56]&lt;0;&quot;?&quot;;IF(  MIN((INDEX([.B:.B];LOOKUP(2;1/([.N$1:.N56]=&quot;-&quot;);ROW([.N$1:.N56]))+[.$K56]-1)-INDEX([.D:.D];LOOKUP(2;1/([.N$1:.N56]=&quot;-&quot;);ROW([.N$1:.N56]))+[.$K56]-1));0)-([.B56]-[.D56])&lt;-[$settings.$B$3];&quot;🡓&quot;;IF(   MIN((INDEX([.B:.B];LOOKUP(2;1/([.N$1:.N56]=&quot;-&quot;);ROW([.N$1:.N56]))+[.$K56]-1)-INDEX([.D:.D];LOOKUP(2;1/([.N$1:.N56]=&quot;-&quot;);ROW([.N$1:.N56]))+[.$K56]-1));0)-([.B56]-[.D56])&lt;0;&quot;🡖&quot;;IF(    MIN((INDEX([.B:.B];LOOKUP(2;1/([.N$1:.N56]=&quot;-&quot;);ROW([.N$1:.N56]))+[.$K56]-1)-INDEX([.D:.D];LOOKUP(2;1/([.N$1:.N56]=&quot;-&quot;);ROW([.N$1:.N56]))+[.$K56]-1));0)-([.B56]-[.D56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6]=&quot;-&quot;);ROW([.O$1:.O56]))+[.$K56]-1)-[.D56]&lt;-[$settings.$B$3];&quot;🡑&quot;;IF(INDEX([.D:.D];LOOKUP(2;1/([.O$1:.O56]=&quot;-&quot;);ROW([.O$1:.O56]))+[.$K56]-1)-[.D56]&lt;0;&quot;🡕&quot;;IF(INDEX([.D:.D];LOOKUP(2;1/([.O$1:.O56]=&quot;-&quot;);ROW([.O$1:.O56]))+[.$K56]-1)-[.D5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" calcext:value-type="float">
            <text:p>91</text:p>
          </table:table-cell>
          <table:table-cell office:value-type="float" office:value="91.1" calcext:value-type="float">
            <text:p>91.1</text:p>
          </table:table-cell>
          <table:table-cell office:value-type="float" office:value="78.3" calcext:value-type="float">
            <text:p>78.3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7]=&quot;-&quot;);ROW([.L$1:.L57]))+[.$K57]-1)-[.B57]&lt;-[$settings.$B$3];&quot;🡑&quot;;IF(INDEX([.B:.B];LOOKUP(2;1/([.L$1:.L57]=&quot;-&quot;);ROW([.L$1:.L57]))+[.$K57]-1)-[.B57]&lt;0;&quot;🡕&quot;;IF(INDEX([.B:.B];LOOKUP(2;1/([.L$1:.L57]=&quot;-&quot;);ROW([.L$1:.L57]))+[.$K57]-1)-[.B5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57]=&quot;-&quot;);ROW([.M$1:.M57]))+[.$K57]-1)-[.C57]&lt;-[$settings.$B$3];&quot;🡑&quot;;IF(INDEX([.C:.C];LOOKUP(2;1/([.M$1:.M57]=&quot;-&quot;);ROW([.M$1:.M57]))+[.$K57]-1)-[.C57]&lt;0;&quot;🡕&quot;;IF(INDEX([.C:.C];LOOKUP(2;1/([.M$1:.M57]=&quot;-&quot;);ROW([.M$1:.M57]))+[.$K57]-1)-[.C5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57]-[.D57]&lt;0;&quot;?&quot;;IF(  MIN((INDEX([.B:.B];LOOKUP(2;1/([.N$1:.N57]=&quot;-&quot;);ROW([.N$1:.N57]))+[.$K57]-1)-INDEX([.D:.D];LOOKUP(2;1/([.N$1:.N57]=&quot;-&quot;);ROW([.N$1:.N57]))+[.$K57]-1));0)-([.B57]-[.D57])&lt;-[$settings.$B$3];&quot;🡓&quot;;IF(   MIN((INDEX([.B:.B];LOOKUP(2;1/([.N$1:.N57]=&quot;-&quot;);ROW([.N$1:.N57]))+[.$K57]-1)-INDEX([.D:.D];LOOKUP(2;1/([.N$1:.N57]=&quot;-&quot;);ROW([.N$1:.N57]))+[.$K57]-1));0)-([.B57]-[.D57])&lt;0;&quot;🡖&quot;;IF(    MIN((INDEX([.B:.B];LOOKUP(2;1/([.N$1:.N57]=&quot;-&quot;);ROW([.N$1:.N57]))+[.$K57]-1)-INDEX([.D:.D];LOOKUP(2;1/([.N$1:.N57]=&quot;-&quot;);ROW([.N$1:.N57]))+[.$K57]-1));0)-([.B57]-[.D5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7]=&quot;-&quot;);ROW([.O$1:.O57]))+[.$K57]-1)-[.D57]&lt;-[$settings.$B$3];&quot;🡑&quot;;IF(INDEX([.D:.D];LOOKUP(2;1/([.O$1:.O57]=&quot;-&quot;);ROW([.O$1:.O57]))+[.$K57]-1)-[.D57]&lt;0;&quot;🡕&quot;;IF(INDEX([.D:.D];LOOKUP(2;1/([.O$1:.O57]=&quot;-&quot;);ROW([.O$1:.O57]))+[.$K57]-1)-[.D5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4.4" calcext:value-type="float">
            <text:p>84.4</text:p>
          </table:table-cell>
          <table:table-cell office:value-type="float" office:value="88.6" calcext:value-type="float">
            <text:p>88.6</text:p>
          </table:table-cell>
          <table:table-cell office:value-type="float" office:value="80.4" calcext:value-type="float">
            <text:p>80.4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8]=&quot;-&quot;);ROW([.L$1:.L58]))+[.$K58]-1)-[.B58]&lt;-[$settings.$B$3];&quot;🡑&quot;;IF(INDEX([.B:.B];LOOKUP(2;1/([.L$1:.L58]=&quot;-&quot;);ROW([.L$1:.L58]))+[.$K58]-1)-[.B58]&lt;0;&quot;🡕&quot;;IF(INDEX([.B:.B];LOOKUP(2;1/([.L$1:.L58]=&quot;-&quot;);ROW([.L$1:.L58]))+[.$K58]-1)-[.B5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8]=&quot;-&quot;);ROW([.M$1:.M58]))+[.$K58]-1)-[.C58]&lt;-[$settings.$B$3];&quot;🡑&quot;;IF(INDEX([.C:.C];LOOKUP(2;1/([.M$1:.M58]=&quot;-&quot;);ROW([.M$1:.M58]))+[.$K58]-1)-[.C58]&lt;0;&quot;🡕&quot;;IF(INDEX([.C:.C];LOOKUP(2;1/([.M$1:.M58]=&quot;-&quot;);ROW([.M$1:.M58]))+[.$K58]-1)-[.C5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58]-[.D58]&lt;0;&quot;?&quot;;IF(  MIN((INDEX([.B:.B];LOOKUP(2;1/([.N$1:.N58]=&quot;-&quot;);ROW([.N$1:.N58]))+[.$K58]-1)-INDEX([.D:.D];LOOKUP(2;1/([.N$1:.N58]=&quot;-&quot;);ROW([.N$1:.N58]))+[.$K58]-1));0)-([.B58]-[.D58])&lt;-[$settings.$B$3];&quot;🡓&quot;;IF(   MIN((INDEX([.B:.B];LOOKUP(2;1/([.N$1:.N58]=&quot;-&quot;);ROW([.N$1:.N58]))+[.$K58]-1)-INDEX([.D:.D];LOOKUP(2;1/([.N$1:.N58]=&quot;-&quot;);ROW([.N$1:.N58]))+[.$K58]-1));0)-([.B58]-[.D58])&lt;0;&quot;🡖&quot;;IF(    MIN((INDEX([.B:.B];LOOKUP(2;1/([.N$1:.N58]=&quot;-&quot;);ROW([.N$1:.N58]))+[.$K58]-1)-INDEX([.D:.D];LOOKUP(2;1/([.N$1:.N58]=&quot;-&quot;);ROW([.N$1:.N58]))+[.$K58]-1));0)-([.B58]-[.D5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8]=&quot;-&quot;);ROW([.O$1:.O58]))+[.$K58]-1)-[.D58]&lt;-[$settings.$B$3];&quot;🡑&quot;;IF(INDEX([.D:.D];LOOKUP(2;1/([.O$1:.O58]=&quot;-&quot;);ROW([.O$1:.O58]))+[.$K58]-1)-[.D58]&lt;0;&quot;🡕&quot;;IF(INDEX([.D:.D];LOOKUP(2;1/([.O$1:.O58]=&quot;-&quot;);ROW([.O$1:.O58]))+[.$K58]-1)-[.D5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2" calcext:value-type="float">
            <text:p>86.2</text:p>
          </table:table-cell>
          <table:table-cell office:value-type="float" office:value="85" calcext:value-type="float">
            <text:p>85</text:p>
          </table:table-cell>
          <table:table-cell office:value-type="float" office:value="83.5" calcext:value-type="float">
            <text:p>83.5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59]=&quot;-&quot;);ROW([.L$1:.L59]))+[.$K59]-1)-[.B59]&lt;-[$settings.$B$3];&quot;🡑&quot;;IF(INDEX([.B:.B];LOOKUP(2;1/([.L$1:.L59]=&quot;-&quot;);ROW([.L$1:.L59]))+[.$K59]-1)-[.B59]&lt;0;&quot;🡕&quot;;IF(INDEX([.B:.B];LOOKUP(2;1/([.L$1:.L59]=&quot;-&quot;);ROW([.L$1:.L59]))+[.$K59]-1)-[.B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59]=&quot;-&quot;);ROW([.M$1:.M59]))+[.$K59]-1)-[.C59]&lt;-[$settings.$B$3];&quot;🡑&quot;;IF(INDEX([.C:.C];LOOKUP(2;1/([.M$1:.M59]=&quot;-&quot;);ROW([.M$1:.M59]))+[.$K59]-1)-[.C59]&lt;0;&quot;🡕&quot;;IF(INDEX([.C:.C];LOOKUP(2;1/([.M$1:.M59]=&quot;-&quot;);ROW([.M$1:.M59]))+[.$K59]-1)-[.C59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59]-[.D59]&lt;0;&quot;?&quot;;IF(  MIN((INDEX([.B:.B];LOOKUP(2;1/([.N$1:.N59]=&quot;-&quot;);ROW([.N$1:.N59]))+[.$K59]-1)-INDEX([.D:.D];LOOKUP(2;1/([.N$1:.N59]=&quot;-&quot;);ROW([.N$1:.N59]))+[.$K59]-1));0)-([.B59]-[.D59])&lt;-[$settings.$B$3];&quot;🡓&quot;;IF(   MIN((INDEX([.B:.B];LOOKUP(2;1/([.N$1:.N59]=&quot;-&quot;);ROW([.N$1:.N59]))+[.$K59]-1)-INDEX([.D:.D];LOOKUP(2;1/([.N$1:.N59]=&quot;-&quot;);ROW([.N$1:.N59]))+[.$K59]-1));0)-([.B59]-[.D59])&lt;0;&quot;🡖&quot;;IF(    MIN((INDEX([.B:.B];LOOKUP(2;1/([.N$1:.N59]=&quot;-&quot;);ROW([.N$1:.N59]))+[.$K59]-1)-INDEX([.D:.D];LOOKUP(2;1/([.N$1:.N59]=&quot;-&quot;);ROW([.N$1:.N59]))+[.$K59]-1));0)-([.B59]-[.D5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59]=&quot;-&quot;);ROW([.O$1:.O59]))+[.$K59]-1)-[.D59]&lt;-[$settings.$B$3];&quot;🡑&quot;;IF(INDEX([.D:.D];LOOKUP(2;1/([.O$1:.O59]=&quot;-&quot;);ROW([.O$1:.O59]))+[.$K59]-1)-[.D59]&lt;0;&quot;🡕&quot;;IF(INDEX([.D:.D];LOOKUP(2;1/([.O$1:.O59]=&quot;-&quot;);ROW([.O$1:.O59]))+[.$K59]-1)-[.D5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2.3" calcext:value-type="float">
            <text:p>92.3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0]=&quot;-&quot;);ROW([.L$1:.L60]))+[.$K60]-1)-[.B60]&lt;-[$settings.$B$3];&quot;🡑&quot;;IF(INDEX([.B:.B];LOOKUP(2;1/([.L$1:.L60]=&quot;-&quot;);ROW([.L$1:.L60]))+[.$K60]-1)-[.B60]&lt;0;&quot;🡕&quot;;IF(INDEX([.B:.B];LOOKUP(2;1/([.L$1:.L60]=&quot;-&quot;);ROW([.L$1:.L60]))+[.$K60]-1)-[.B6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0]=&quot;-&quot;);ROW([.M$1:.M60]))+[.$K60]-1)-[.C60]&lt;-[$settings.$B$3];&quot;🡑&quot;;IF(INDEX([.C:.C];LOOKUP(2;1/([.M$1:.M60]=&quot;-&quot;);ROW([.M$1:.M60]))+[.$K60]-1)-[.C60]&lt;0;&quot;🡕&quot;;IF(INDEX([.C:.C];LOOKUP(2;1/([.M$1:.M60]=&quot;-&quot;);ROW([.M$1:.M60]))+[.$K60]-1)-[.C6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0]-[.D60]&lt;0;&quot;?&quot;;IF(  MIN((INDEX([.B:.B];LOOKUP(2;1/([.N$1:.N60]=&quot;-&quot;);ROW([.N$1:.N60]))+[.$K60]-1)-INDEX([.D:.D];LOOKUP(2;1/([.N$1:.N60]=&quot;-&quot;);ROW([.N$1:.N60]))+[.$K60]-1));0)-([.B60]-[.D60])&lt;-[$settings.$B$3];&quot;🡓&quot;;IF(   MIN((INDEX([.B:.B];LOOKUP(2;1/([.N$1:.N60]=&quot;-&quot;);ROW([.N$1:.N60]))+[.$K60]-1)-INDEX([.D:.D];LOOKUP(2;1/([.N$1:.N60]=&quot;-&quot;);ROW([.N$1:.N60]))+[.$K60]-1));0)-([.B60]-[.D60])&lt;0;&quot;🡖&quot;;IF(    MIN((INDEX([.B:.B];LOOKUP(2;1/([.N$1:.N60]=&quot;-&quot;);ROW([.N$1:.N60]))+[.$K60]-1)-INDEX([.D:.D];LOOKUP(2;1/([.N$1:.N60]=&quot;-&quot;);ROW([.N$1:.N60]))+[.$K60]-1));0)-([.B60]-[.D6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0]=&quot;-&quot;);ROW([.O$1:.O60]))+[.$K60]-1)-[.D60]&lt;-[$settings.$B$3];&quot;🡑&quot;;IF(INDEX([.D:.D];LOOKUP(2;1/([.O$1:.O60]=&quot;-&quot;);ROW([.O$1:.O60]))+[.$K60]-1)-[.D60]&lt;0;&quot;🡕&quot;;IF(INDEX([.D:.D];LOOKUP(2;1/([.O$1:.O60]=&quot;-&quot;);ROW([.O$1:.O60]))+[.$K60]-1)-[.D6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4" calcext:value-type="float">
            <text:p>94.4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1]=&quot;-&quot;);ROW([.L$1:.L61]))+[.$K61]-1)-[.B61]&lt;-[$settings.$B$3];&quot;🡑&quot;;IF(INDEX([.B:.B];LOOKUP(2;1/([.L$1:.L61]=&quot;-&quot;);ROW([.L$1:.L61]))+[.$K61]-1)-[.B61]&lt;0;&quot;🡕&quot;;IF(INDEX([.B:.B];LOOKUP(2;1/([.L$1:.L61]=&quot;-&quot;);ROW([.L$1:.L61]))+[.$K61]-1)-[.B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1]=&quot;-&quot;);ROW([.M$1:.M61]))+[.$K61]-1)-[.C61]&lt;-[$settings.$B$3];&quot;🡑&quot;;IF(INDEX([.C:.C];LOOKUP(2;1/([.M$1:.M61]=&quot;-&quot;);ROW([.M$1:.M61]))+[.$K61]-1)-[.C61]&lt;0;&quot;🡕&quot;;IF(INDEX([.C:.C];LOOKUP(2;1/([.M$1:.M61]=&quot;-&quot;);ROW([.M$1:.M61]))+[.$K61]-1)-[.C6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1]-[.D61]&lt;0;&quot;?&quot;;IF(  MIN((INDEX([.B:.B];LOOKUP(2;1/([.N$1:.N61]=&quot;-&quot;);ROW([.N$1:.N61]))+[.$K61]-1)-INDEX([.D:.D];LOOKUP(2;1/([.N$1:.N61]=&quot;-&quot;);ROW([.N$1:.N61]))+[.$K61]-1));0)-([.B61]-[.D61])&lt;-[$settings.$B$3];&quot;🡓&quot;;IF(   MIN((INDEX([.B:.B];LOOKUP(2;1/([.N$1:.N61]=&quot;-&quot;);ROW([.N$1:.N61]))+[.$K61]-1)-INDEX([.D:.D];LOOKUP(2;1/([.N$1:.N61]=&quot;-&quot;);ROW([.N$1:.N61]))+[.$K61]-1));0)-([.B61]-[.D61])&lt;0;&quot;🡖&quot;;IF(    MIN((INDEX([.B:.B];LOOKUP(2;1/([.N$1:.N61]=&quot;-&quot;);ROW([.N$1:.N61]))+[.$K61]-1)-INDEX([.D:.D];LOOKUP(2;1/([.N$1:.N61]=&quot;-&quot;);ROW([.N$1:.N61]))+[.$K61]-1));0)-([.B61]-[.D6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1]=&quot;-&quot;);ROW([.O$1:.O61]))+[.$K61]-1)-[.D61]&lt;-[$settings.$B$3];&quot;🡑&quot;;IF(INDEX([.D:.D];LOOKUP(2;1/([.O$1:.O61]=&quot;-&quot;);ROW([.O$1:.O61]))+[.$K61]-1)-[.D61]&lt;0;&quot;🡕&quot;;IF(INDEX([.D:.D];LOOKUP(2;1/([.O$1:.O61]=&quot;-&quot;);ROW([.O$1:.O61]))+[.$K61]-1)-[.D6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89.5" calcext:value-type="float">
            <text:p>89.5</text:p>
          </table:table-cell>
          <table:table-cell office:value-type="float" office:value="90.6" calcext:value-type="float">
            <text:p>90.6</text:p>
          </table:table-cell>
          <table:table-cell office:value-type="float" office:value="88.6" calcext:value-type="float">
            <text:p>88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2]=&quot;-&quot;);ROW([.L$1:.L62]))+[.$K62]-1)-[.B62]&lt;-[$settings.$B$3];&quot;🡑&quot;;IF(INDEX([.B:.B];LOOKUP(2;1/([.L$1:.L62]=&quot;-&quot;);ROW([.L$1:.L62]))+[.$K62]-1)-[.B62]&lt;0;&quot;🡕&quot;;IF(INDEX([.B:.B];LOOKUP(2;1/([.L$1:.L62]=&quot;-&quot;);ROW([.L$1:.L62]))+[.$K62]-1)-[.B6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62]=&quot;-&quot;);ROW([.M$1:.M62]))+[.$K62]-1)-[.C62]&lt;-[$settings.$B$3];&quot;🡑&quot;;IF(INDEX([.C:.C];LOOKUP(2;1/([.M$1:.M62]=&quot;-&quot;);ROW([.M$1:.M62]))+[.$K62]-1)-[.C62]&lt;0;&quot;🡕&quot;;IF(INDEX([.C:.C];LOOKUP(2;1/([.M$1:.M62]=&quot;-&quot;);ROW([.M$1:.M62]))+[.$K62]-1)-[.C6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2]-[.D62]&lt;0;&quot;?&quot;;IF(  MIN((INDEX([.B:.B];LOOKUP(2;1/([.N$1:.N62]=&quot;-&quot;);ROW([.N$1:.N62]))+[.$K62]-1)-INDEX([.D:.D];LOOKUP(2;1/([.N$1:.N62]=&quot;-&quot;);ROW([.N$1:.N62]))+[.$K62]-1));0)-([.B62]-[.D62])&lt;-[$settings.$B$3];&quot;🡓&quot;;IF(   MIN((INDEX([.B:.B];LOOKUP(2;1/([.N$1:.N62]=&quot;-&quot;);ROW([.N$1:.N62]))+[.$K62]-1)-INDEX([.D:.D];LOOKUP(2;1/([.N$1:.N62]=&quot;-&quot;);ROW([.N$1:.N62]))+[.$K62]-1));0)-([.B62]-[.D62])&lt;0;&quot;🡖&quot;;IF(    MIN((INDEX([.B:.B];LOOKUP(2;1/([.N$1:.N62]=&quot;-&quot;);ROW([.N$1:.N62]))+[.$K62]-1)-INDEX([.D:.D];LOOKUP(2;1/([.N$1:.N62]=&quot;-&quot;);ROW([.N$1:.N62]))+[.$K62]-1));0)-([.B62]-[.D6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2]=&quot;-&quot;);ROW([.O$1:.O62]))+[.$K62]-1)-[.D62]&lt;-[$settings.$B$3];&quot;🡑&quot;;IF(INDEX([.D:.D];LOOKUP(2;1/([.O$1:.O62]=&quot;-&quot;);ROW([.O$1:.O62]))+[.$K62]-1)-[.D62]&lt;0;&quot;🡕&quot;;IF(INDEX([.D:.D];LOOKUP(2;1/([.O$1:.O62]=&quot;-&quot;);ROW([.O$1:.O62]))+[.$K62]-1)-[.D6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4.2" calcext:value-type="float">
            <text:p>94.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3]=&quot;-&quot;);ROW([.L$1:.L63]))+[.$K63]-1)-[.B63]&lt;-[$settings.$B$3];&quot;🡑&quot;;IF(INDEX([.B:.B];LOOKUP(2;1/([.L$1:.L63]=&quot;-&quot;);ROW([.L$1:.L63]))+[.$K63]-1)-[.B63]&lt;0;&quot;🡕&quot;;IF(INDEX([.B:.B];LOOKUP(2;1/([.L$1:.L63]=&quot;-&quot;);ROW([.L$1:.L63]))+[.$K63]-1)-[.B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3]=&quot;-&quot;);ROW([.M$1:.M63]))+[.$K63]-1)-[.C63]&lt;-[$settings.$B$3];&quot;🡑&quot;;IF(INDEX([.C:.C];LOOKUP(2;1/([.M$1:.M63]=&quot;-&quot;);ROW([.M$1:.M63]))+[.$K63]-1)-[.C63]&lt;0;&quot;🡕&quot;;IF(INDEX([.C:.C];LOOKUP(2;1/([.M$1:.M63]=&quot;-&quot;);ROW([.M$1:.M63]))+[.$K63]-1)-[.C6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3]-[.D63]&lt;0;&quot;?&quot;;IF(  MIN((INDEX([.B:.B];LOOKUP(2;1/([.N$1:.N63]=&quot;-&quot;);ROW([.N$1:.N63]))+[.$K63]-1)-INDEX([.D:.D];LOOKUP(2;1/([.N$1:.N63]=&quot;-&quot;);ROW([.N$1:.N63]))+[.$K63]-1));0)-([.B63]-[.D63])&lt;-[$settings.$B$3];&quot;🡓&quot;;IF(   MIN((INDEX([.B:.B];LOOKUP(2;1/([.N$1:.N63]=&quot;-&quot;);ROW([.N$1:.N63]))+[.$K63]-1)-INDEX([.D:.D];LOOKUP(2;1/([.N$1:.N63]=&quot;-&quot;);ROW([.N$1:.N63]))+[.$K63]-1));0)-([.B63]-[.D63])&lt;0;&quot;🡖&quot;;IF(    MIN((INDEX([.B:.B];LOOKUP(2;1/([.N$1:.N63]=&quot;-&quot;);ROW([.N$1:.N63]))+[.$K63]-1)-INDEX([.D:.D];LOOKUP(2;1/([.N$1:.N63]=&quot;-&quot;);ROW([.N$1:.N63]))+[.$K63]-1));0)-([.B63]-[.D6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3]=&quot;-&quot;);ROW([.O$1:.O63]))+[.$K63]-1)-[.D63]&lt;-[$settings.$B$3];&quot;🡑&quot;;IF(INDEX([.D:.D];LOOKUP(2;1/([.O$1:.O63]=&quot;-&quot;);ROW([.O$1:.O63]))+[.$K63]-1)-[.D63]&lt;0;&quot;🡕&quot;;IF(INDEX([.D:.D];LOOKUP(2;1/([.O$1:.O63]=&quot;-&quot;);ROW([.O$1:.O63]))+[.$K63]-1)-[.D6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64]=&quot;-&quot;);ROW([.L$1:.L64]))+[.$K64]-1)-[.B64]&lt;-[$settings.$B$3];&quot;🡑&quot;;IF(INDEX([.B:.B];LOOKUP(2;1/([.L$1:.L64]=&quot;-&quot;);ROW([.L$1:.L64]))+[.$K64]-1)-[.B64]&lt;0;&quot;🡕&quot;;IF(INDEX([.B:.B];LOOKUP(2;1/([.L$1:.L64]=&quot;-&quot;);ROW([.L$1:.L64]))+[.$K64]-1)-[.B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4]=&quot;-&quot;);ROW([.M$1:.M64]))+[.$K64]-1)-[.C64]&lt;-[$settings.$B$3];&quot;🡑&quot;;IF(INDEX([.C:.C];LOOKUP(2;1/([.M$1:.M64]=&quot;-&quot;);ROW([.M$1:.M64]))+[.$K64]-1)-[.C64]&lt;0;&quot;🡕&quot;;IF(INDEX([.C:.C];LOOKUP(2;1/([.M$1:.M64]=&quot;-&quot;);ROW([.M$1:.M64]))+[.$K64]-1)-[.C6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64]-[.D64]&lt;0;&quot;?&quot;;IF(  MIN((INDEX([.B:.B];LOOKUP(2;1/([.N$1:.N64]=&quot;-&quot;);ROW([.N$1:.N64]))+[.$K64]-1)-INDEX([.D:.D];LOOKUP(2;1/([.N$1:.N64]=&quot;-&quot;);ROW([.N$1:.N64]))+[.$K64]-1));0)-([.B64]-[.D64])&lt;-[$settings.$B$3];&quot;🡓&quot;;IF(   MIN((INDEX([.B:.B];LOOKUP(2;1/([.N$1:.N64]=&quot;-&quot;);ROW([.N$1:.N64]))+[.$K64]-1)-INDEX([.D:.D];LOOKUP(2;1/([.N$1:.N64]=&quot;-&quot;);ROW([.N$1:.N64]))+[.$K64]-1));0)-([.B64]-[.D64])&lt;0;&quot;🡖&quot;;IF(    MIN((INDEX([.B:.B];LOOKUP(2;1/([.N$1:.N64]=&quot;-&quot;);ROW([.N$1:.N64]))+[.$K64]-1)-INDEX([.D:.D];LOOKUP(2;1/([.N$1:.N64]=&quot;-&quot;);ROW([.N$1:.N64]))+[.$K64]-1));0)-([.B64]-[.D6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4]=&quot;-&quot;);ROW([.O$1:.O64]))+[.$K64]-1)-[.D64]&lt;-[$settings.$B$3];&quot;🡑&quot;;IF(INDEX([.D:.D];LOOKUP(2;1/([.O$1:.O64]=&quot;-&quot;);ROW([.O$1:.O64]))+[.$K64]-1)-[.D64]&lt;0;&quot;🡕&quot;;IF(INDEX([.D:.D];LOOKUP(2;1/([.O$1:.O64]=&quot;-&quot;);ROW([.O$1:.O64]))+[.$K64]-1)-[.D6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7" calcext:value-type="float">
            <text:p>87</text:p>
          </table:table-cell>
          <table:table-cell office:value-type="float" office:value="89.6" calcext:value-type="float">
            <text:p>89.6</text:p>
          </table:table-cell>
          <table:table-cell office:value-type="float" office:value="90.7" calcext:value-type="float">
            <text:p>90.7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2.6" calcext:value-type="float">
            <text:p>92.6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66]=&quot;-&quot;);ROW([.L$1:.L66]))+[.$K66]-1)-[.B66]&lt;-[$settings.$B$3];&quot;🡑&quot;;IF(INDEX([.B:.B];LOOKUP(2;1/([.L$1:.L66]=&quot;-&quot;);ROW([.L$1:.L66]))+[.$K66]-1)-[.B66]&lt;0;&quot;🡕&quot;;IF(INDEX([.B:.B];LOOKUP(2;1/([.L$1:.L66]=&quot;-&quot;);ROW([.L$1:.L66]))+[.$K66]-1)-[.B66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66]=&quot;-&quot;);ROW([.M$1:.M66]))+[.$K66]-1)-[.C66]&lt;-[$settings.$B$3];&quot;🡑&quot;;IF(INDEX([.C:.C];LOOKUP(2;1/([.M$1:.M66]=&quot;-&quot;);ROW([.M$1:.M66]))+[.$K66]-1)-[.C66]&lt;0;&quot;🡕&quot;;IF(INDEX([.C:.C];LOOKUP(2;1/([.M$1:.M66]=&quot;-&quot;);ROW([.M$1:.M66]))+[.$K66]-1)-[.C6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6]-[.D66]&lt;0;&quot;?&quot;;IF(  MIN((INDEX([.B:.B];LOOKUP(2;1/([.N$1:.N66]=&quot;-&quot;);ROW([.N$1:.N66]))+[.$K66]-1)-INDEX([.D:.D];LOOKUP(2;1/([.N$1:.N66]=&quot;-&quot;);ROW([.N$1:.N66]))+[.$K66]-1));0)-([.B66]-[.D66])&lt;-[$settings.$B$3];&quot;🡓&quot;;IF(   MIN((INDEX([.B:.B];LOOKUP(2;1/([.N$1:.N66]=&quot;-&quot;);ROW([.N$1:.N66]))+[.$K66]-1)-INDEX([.D:.D];LOOKUP(2;1/([.N$1:.N66]=&quot;-&quot;);ROW([.N$1:.N66]))+[.$K66]-1));0)-([.B66]-[.D66])&lt;0;&quot;🡖&quot;;IF(    MIN((INDEX([.B:.B];LOOKUP(2;1/([.N$1:.N66]=&quot;-&quot;);ROW([.N$1:.N66]))+[.$K66]-1)-INDEX([.D:.D];LOOKUP(2;1/([.N$1:.N66]=&quot;-&quot;);ROW([.N$1:.N66]))+[.$K66]-1));0)-([.B66]-[.D6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6]=&quot;-&quot;);ROW([.O$1:.O66]))+[.$K66]-1)-[.D66]&lt;-[$settings.$B$3];&quot;🡑&quot;;IF(INDEX([.D:.D];LOOKUP(2;1/([.O$1:.O66]=&quot;-&quot;);ROW([.O$1:.O66]))+[.$K66]-1)-[.D66]&lt;0;&quot;🡕&quot;;IF(INDEX([.D:.D];LOOKUP(2;1/([.O$1:.O66]=&quot;-&quot;);ROW([.O$1:.O66]))+[.$K66]-1)-[.D6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table:number-columns-repeated="2"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1.7" calcext:value-type="float">
            <text:p>91.7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7]=&quot;-&quot;);ROW([.L$1:.L67]))+[.$K67]-1)-[.B67]&lt;-[$settings.$B$3];&quot;🡑&quot;;IF(INDEX([.B:.B];LOOKUP(2;1/([.L$1:.L67]=&quot;-&quot;);ROW([.L$1:.L67]))+[.$K67]-1)-[.B67]&lt;0;&quot;🡕&quot;;IF(INDEX([.B:.B];LOOKUP(2;1/([.L$1:.L67]=&quot;-&quot;);ROW([.L$1:.L67]))+[.$K67]-1)-[.B6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7]=&quot;-&quot;);ROW([.M$1:.M67]))+[.$K67]-1)-[.C67]&lt;-[$settings.$B$3];&quot;🡑&quot;;IF(INDEX([.C:.C];LOOKUP(2;1/([.M$1:.M67]=&quot;-&quot;);ROW([.M$1:.M67]))+[.$K67]-1)-[.C67]&lt;0;&quot;🡕&quot;;IF(INDEX([.C:.C];LOOKUP(2;1/([.M$1:.M67]=&quot;-&quot;);ROW([.M$1:.M67]))+[.$K67]-1)-[.C67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7]-[.D67]&lt;0;&quot;?&quot;;IF(  MIN((INDEX([.B:.B];LOOKUP(2;1/([.N$1:.N67]=&quot;-&quot;);ROW([.N$1:.N67]))+[.$K67]-1)-INDEX([.D:.D];LOOKUP(2;1/([.N$1:.N67]=&quot;-&quot;);ROW([.N$1:.N67]))+[.$K67]-1));0)-([.B67]-[.D67])&lt;-[$settings.$B$3];&quot;🡓&quot;;IF(   MIN((INDEX([.B:.B];LOOKUP(2;1/([.N$1:.N67]=&quot;-&quot;);ROW([.N$1:.N67]))+[.$K67]-1)-INDEX([.D:.D];LOOKUP(2;1/([.N$1:.N67]=&quot;-&quot;);ROW([.N$1:.N67]))+[.$K67]-1));0)-([.B67]-[.D67])&lt;0;&quot;🡖&quot;;IF(    MIN((INDEX([.B:.B];LOOKUP(2;1/([.N$1:.N67]=&quot;-&quot;);ROW([.N$1:.N67]))+[.$K67]-1)-INDEX([.D:.D];LOOKUP(2;1/([.N$1:.N67]=&quot;-&quot;);ROW([.N$1:.N67]))+[.$K67]-1));0)-([.B67]-[.D6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67]=&quot;-&quot;);ROW([.O$1:.O67]))+[.$K67]-1)-[.D67]&lt;-[$settings.$B$3];&quot;🡑&quot;;IF(INDEX([.D:.D];LOOKUP(2;1/([.O$1:.O67]=&quot;-&quot;);ROW([.O$1:.O67]))+[.$K67]-1)-[.D67]&lt;0;&quot;🡕&quot;;IF(INDEX([.D:.D];LOOKUP(2;1/([.O$1:.O67]=&quot;-&quot;);ROW([.O$1:.O67]))+[.$K67]-1)-[.D6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3.1" calcext:value-type="float">
            <text:p>93.1</text:p>
          </table:table-cell>
          <table:table-cell office:value-type="float" office:value="2" calcext:value-type="float">
            <text:p>2</text:p>
          </table:table-cell>
          <table:table-cell table:style-name="ce33" table:formula="of:=IF(INDEX([.B:.B];LOOKUP(2;1/([.L$1:.L68]=&quot;-&quot;);ROW([.L$1:.L68]))+[.$K68]-1)-[.B68]&lt;-[$settings.$B$3];&quot;🡑&quot;;IF(INDEX([.B:.B];LOOKUP(2;1/([.L$1:.L68]=&quot;-&quot;);ROW([.L$1:.L68]))+[.$K68]-1)-[.B68]&lt;0;&quot;🡕&quot;;IF(INDEX([.B:.B];LOOKUP(2;1/([.L$1:.L68]=&quot;-&quot;);ROW([.L$1:.L68]))+[.$K68]-1)-[.B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68]=&quot;-&quot;);ROW([.M$1:.M68]))+[.$K68]-1)-[.C68]&lt;-[$settings.$B$3];&quot;🡑&quot;;IF(INDEX([.C:.C];LOOKUP(2;1/([.M$1:.M68]=&quot;-&quot;);ROW([.M$1:.M68]))+[.$K68]-1)-[.C68]&lt;0;&quot;🡕&quot;;IF(INDEX([.C:.C];LOOKUP(2;1/([.M$1:.M68]=&quot;-&quot;);ROW([.M$1:.M68]))+[.$K68]-1)-[.C6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8]-[.D68]&lt;0;&quot;?&quot;;IF(  MIN((INDEX([.B:.B];LOOKUP(2;1/([.N$1:.N68]=&quot;-&quot;);ROW([.N$1:.N68]))+[.$K68]-1)-INDEX([.D:.D];LOOKUP(2;1/([.N$1:.N68]=&quot;-&quot;);ROW([.N$1:.N68]))+[.$K68]-1));0)-([.B68]-[.D68])&lt;-[$settings.$B$3];&quot;🡓&quot;;IF(   MIN((INDEX([.B:.B];LOOKUP(2;1/([.N$1:.N68]=&quot;-&quot;);ROW([.N$1:.N68]))+[.$K68]-1)-INDEX([.D:.D];LOOKUP(2;1/([.N$1:.N68]=&quot;-&quot;);ROW([.N$1:.N68]))+[.$K68]-1));0)-([.B68]-[.D68])&lt;0;&quot;🡖&quot;;IF(    MIN((INDEX([.B:.B];LOOKUP(2;1/([.N$1:.N68]=&quot;-&quot;);ROW([.N$1:.N68]))+[.$K68]-1)-INDEX([.D:.D];LOOKUP(2;1/([.N$1:.N68]=&quot;-&quot;);ROW([.N$1:.N68]))+[.$K68]-1));0)-([.B68]-[.D68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8]=&quot;-&quot;);ROW([.O$1:.O68]))+[.$K68]-1)-[.D68]&lt;-[$settings.$B$3];&quot;🡑&quot;;IF(INDEX([.D:.D];LOOKUP(2;1/([.O$1:.O68]=&quot;-&quot;);ROW([.O$1:.O68]))+[.$K68]-1)-[.D68]&lt;0;&quot;🡕&quot;;IF(INDEX([.D:.D];LOOKUP(2;1/([.O$1:.O68]=&quot;-&quot;);ROW([.O$1:.O68]))+[.$K68]-1)-[.D68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3.5" calcext:value-type="float">
            <text:p>93.5</text:p>
          </table:table-cell>
          <table:table-cell office:value-type="float" office:value="4" calcext:value-type="float">
            <text:p>4</text:p>
          </table:table-cell>
          <table:table-cell table:style-name="ce33" table:formula="of:=IF(INDEX([.B:.B];LOOKUP(2;1/([.L$1:.L69]=&quot;-&quot;);ROW([.L$1:.L69]))+[.$K69]-1)-[.B69]&lt;-[$settings.$B$3];&quot;🡑&quot;;IF(INDEX([.B:.B];LOOKUP(2;1/([.L$1:.L69]=&quot;-&quot;);ROW([.L$1:.L69]))+[.$K69]-1)-[.B69]&lt;0;&quot;🡕&quot;;IF(INDEX([.B:.B];LOOKUP(2;1/([.L$1:.L69]=&quot;-&quot;);ROW([.L$1:.L69]))+[.$K69]-1)-[.B6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69]=&quot;-&quot;);ROW([.M$1:.M69]))+[.$K69]-1)-[.C69]&lt;-[$settings.$B$3];&quot;🡑&quot;;IF(INDEX([.C:.C];LOOKUP(2;1/([.M$1:.M69]=&quot;-&quot;);ROW([.M$1:.M69]))+[.$K69]-1)-[.C69]&lt;0;&quot;🡕&quot;;IF(INDEX([.C:.C];LOOKUP(2;1/([.M$1:.M69]=&quot;-&quot;);ROW([.M$1:.M69]))+[.$K69]-1)-[.C6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69]-[.D69]&lt;0;&quot;?&quot;;IF(  MIN((INDEX([.B:.B];LOOKUP(2;1/([.N$1:.N69]=&quot;-&quot;);ROW([.N$1:.N69]))+[.$K69]-1)-INDEX([.D:.D];LOOKUP(2;1/([.N$1:.N69]=&quot;-&quot;);ROW([.N$1:.N69]))+[.$K69]-1));0)-([.B69]-[.D69])&lt;-[$settings.$B$3];&quot;🡓&quot;;IF(   MIN((INDEX([.B:.B];LOOKUP(2;1/([.N$1:.N69]=&quot;-&quot;);ROW([.N$1:.N69]))+[.$K69]-1)-INDEX([.D:.D];LOOKUP(2;1/([.N$1:.N69]=&quot;-&quot;);ROW([.N$1:.N69]))+[.$K69]-1));0)-([.B69]-[.D69])&lt;0;&quot;🡖&quot;;IF(    MIN((INDEX([.B:.B];LOOKUP(2;1/([.N$1:.N69]=&quot;-&quot;);ROW([.N$1:.N69]))+[.$K69]-1)-INDEX([.D:.D];LOOKUP(2;1/([.N$1:.N69]=&quot;-&quot;);ROW([.N$1:.N69]))+[.$K69]-1));0)-([.B69]-[.D6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69]=&quot;-&quot;);ROW([.O$1:.O69]))+[.$K69]-1)-[.D69]&lt;-[$settings.$B$3];&quot;🡑&quot;;IF(INDEX([.D:.D];LOOKUP(2;1/([.O$1:.O69]=&quot;-&quot;);ROW([.O$1:.O69]))+[.$K69]-1)-[.D69]&lt;0;&quot;🡕&quot;;IF(INDEX([.D:.D];LOOKUP(2;1/([.O$1:.O69]=&quot;-&quot;);ROW([.O$1:.O69]))+[.$K69]-1)-[.D69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5.1" calcext:value-type="float">
            <text:p>95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70]=&quot;-&quot;);ROW([.L$1:.L70]))+[.$K70]-1)-[.B70]&lt;-[$settings.$B$3];&quot;🡑&quot;;IF(INDEX([.B:.B];LOOKUP(2;1/([.L$1:.L70]=&quot;-&quot;);ROW([.L$1:.L70]))+[.$K70]-1)-[.B70]&lt;0;&quot;🡕&quot;;IF(INDEX([.B:.B];LOOKUP(2;1/([.L$1:.L70]=&quot;-&quot;);ROW([.L$1:.L70]))+[.$K70]-1)-[.B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INDEX([.C:.C];LOOKUP(2;1/([.M$1:.M70]=&quot;-&quot;);ROW([.M$1:.M70]))+[.$K70]-1)-[.C70]&lt;-[$settings.$B$3];&quot;🡑&quot;;IF(INDEX([.C:.C];LOOKUP(2;1/([.M$1:.M70]=&quot;-&quot;);ROW([.M$1:.M70]))+[.$K70]-1)-[.C70]&lt;0;&quot;🡕&quot;;IF(INDEX([.C:.C];LOOKUP(2;1/([.M$1:.M70]=&quot;-&quot;);ROW([.M$1:.M70]))+[.$K70]-1)-[.C70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0]-[.D70]&lt;0;&quot;?&quot;;IF(  MIN((INDEX([.B:.B];LOOKUP(2;1/([.N$1:.N70]=&quot;-&quot;);ROW([.N$1:.N70]))+[.$K70]-1)-INDEX([.D:.D];LOOKUP(2;1/([.N$1:.N70]=&quot;-&quot;);ROW([.N$1:.N70]))+[.$K70]-1));0)-([.B70]-[.D70])&lt;-[$settings.$B$3];&quot;🡓&quot;;IF(   MIN((INDEX([.B:.B];LOOKUP(2;1/([.N$1:.N70]=&quot;-&quot;);ROW([.N$1:.N70]))+[.$K70]-1)-INDEX([.D:.D];LOOKUP(2;1/([.N$1:.N70]=&quot;-&quot;);ROW([.N$1:.N70]))+[.$K70]-1));0)-([.B70]-[.D70])&lt;0;&quot;🡖&quot;;IF(    MIN((INDEX([.B:.B];LOOKUP(2;1/([.N$1:.N70]=&quot;-&quot;);ROW([.N$1:.N70]))+[.$K70]-1)-INDEX([.D:.D];LOOKUP(2;1/([.N$1:.N70]=&quot;-&quot;);ROW([.N$1:.N70]))+[.$K70]-1));0)-([.B70]-[.D7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0]=&quot;-&quot;);ROW([.O$1:.O70]))+[.$K70]-1)-[.D70]&lt;-[$settings.$B$3];&quot;🡑&quot;;IF(INDEX([.D:.D];LOOKUP(2;1/([.O$1:.O70]=&quot;-&quot;);ROW([.O$1:.O70]))+[.$K70]-1)-[.D70]&lt;0;&quot;🡕&quot;;IF(INDEX([.D:.D];LOOKUP(2;1/([.O$1:.O70]=&quot;-&quot;);ROW([.O$1:.O70]))+[.$K70]-1)-[.D70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2.6" calcext:value-type="float">
            <text:p>92.6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33" table:formula="of:=IF(INDEX([.B:.B];LOOKUP(2;1/([.L$1:.L71]=&quot;-&quot;);ROW([.L$1:.L71]))+[.$K71]-1)-[.B71]&lt;-[$settings.$B$3];&quot;🡑&quot;;IF(INDEX([.B:.B];LOOKUP(2;1/([.L$1:.L71]=&quot;-&quot;);ROW([.L$1:.L71]))+[.$K71]-1)-[.B71]&lt;0;&quot;🡕&quot;;IF(INDEX([.B:.B];LOOKUP(2;1/([.L$1:.L71]=&quot;-&quot;);ROW([.L$1:.L71]))+[.$K71]-1)-[.B7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1]=&quot;-&quot;);ROW([.M$1:.M71]))+[.$K71]-1)-[.C71]&lt;-[$settings.$B$3];&quot;🡑&quot;;IF(INDEX([.C:.C];LOOKUP(2;1/([.M$1:.M71]=&quot;-&quot;);ROW([.M$1:.M71]))+[.$K71]-1)-[.C71]&lt;0;&quot;🡕&quot;;IF(INDEX([.C:.C];LOOKUP(2;1/([.M$1:.M71]=&quot;-&quot;);ROW([.M$1:.M71]))+[.$K71]-1)-[.C7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1]-[.D71]&lt;0;&quot;?&quot;;IF(  MIN((INDEX([.B:.B];LOOKUP(2;1/([.N$1:.N71]=&quot;-&quot;);ROW([.N$1:.N71]))+[.$K71]-1)-INDEX([.D:.D];LOOKUP(2;1/([.N$1:.N71]=&quot;-&quot;);ROW([.N$1:.N71]))+[.$K71]-1));0)-([.B71]-[.D71])&lt;-[$settings.$B$3];&quot;🡓&quot;;IF(   MIN((INDEX([.B:.B];LOOKUP(2;1/([.N$1:.N71]=&quot;-&quot;);ROW([.N$1:.N71]))+[.$K71]-1)-INDEX([.D:.D];LOOKUP(2;1/([.N$1:.N71]=&quot;-&quot;);ROW([.N$1:.N71]))+[.$K71]-1));0)-([.B71]-[.D71])&lt;0;&quot;🡖&quot;;IF(    MIN((INDEX([.B:.B];LOOKUP(2;1/([.N$1:.N71]=&quot;-&quot;);ROW([.N$1:.N71]))+[.$K71]-1)-INDEX([.D:.D];LOOKUP(2;1/([.N$1:.N71]=&quot;-&quot;);ROW([.N$1:.N71]))+[.$K71]-1));0)-([.B71]-[.D71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1]=&quot;-&quot;);ROW([.O$1:.O71]))+[.$K71]-1)-[.D71]&lt;-[$settings.$B$3];&quot;🡑&quot;;IF(INDEX([.D:.D];LOOKUP(2;1/([.O$1:.O71]=&quot;-&quot;);ROW([.O$1:.O71]))+[.$K71]-1)-[.D71]&lt;0;&quot;🡕&quot;;IF(INDEX([.D:.D];LOOKUP(2;1/([.O$1:.O71]=&quot;-&quot;);ROW([.O$1:.O71]))+[.$K71]-1)-[.D7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1.7" calcext:value-type="float">
            <text:p>91.7</text:p>
          </table:table-cell>
          <table:table-cell office:value-type="float" office:value="91.6" calcext:value-type="float">
            <text:p>91.6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2]=&quot;-&quot;);ROW([.L$1:.L72]))+[.$K72]-1)-[.B72]&lt;-[$settings.$B$3];&quot;🡑&quot;;IF(INDEX([.B:.B];LOOKUP(2;1/([.L$1:.L72]=&quot;-&quot;);ROW([.L$1:.L72]))+[.$K72]-1)-[.B72]&lt;0;&quot;🡕&quot;;IF(INDEX([.B:.B];LOOKUP(2;1/([.L$1:.L72]=&quot;-&quot;);ROW([.L$1:.L72]))+[.$K72]-1)-[.B7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2]=&quot;-&quot;);ROW([.M$1:.M72]))+[.$K72]-1)-[.C72]&lt;-[$settings.$B$3];&quot;🡑&quot;;IF(INDEX([.C:.C];LOOKUP(2;1/([.M$1:.M72]=&quot;-&quot;);ROW([.M$1:.M72]))+[.$K72]-1)-[.C72]&lt;0;&quot;🡕&quot;;IF(INDEX([.C:.C];LOOKUP(2;1/([.M$1:.M72]=&quot;-&quot;);ROW([.M$1:.M72]))+[.$K72]-1)-[.C7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72]-[.D72]&lt;0;&quot;?&quot;;IF(  MIN((INDEX([.B:.B];LOOKUP(2;1/([.N$1:.N72]=&quot;-&quot;);ROW([.N$1:.N72]))+[.$K72]-1)-INDEX([.D:.D];LOOKUP(2;1/([.N$1:.N72]=&quot;-&quot;);ROW([.N$1:.N72]))+[.$K72]-1));0)-([.B72]-[.D72])&lt;-[$settings.$B$3];&quot;🡓&quot;;IF(   MIN((INDEX([.B:.B];LOOKUP(2;1/([.N$1:.N72]=&quot;-&quot;);ROW([.N$1:.N72]))+[.$K72]-1)-INDEX([.D:.D];LOOKUP(2;1/([.N$1:.N72]=&quot;-&quot;);ROW([.N$1:.N72]))+[.$K72]-1));0)-([.B72]-[.D72])&lt;0;&quot;🡖&quot;;IF(    MIN((INDEX([.B:.B];LOOKUP(2;1/([.N$1:.N72]=&quot;-&quot;);ROW([.N$1:.N72]))+[.$K72]-1)-INDEX([.D:.D];LOOKUP(2;1/([.N$1:.N72]=&quot;-&quot;);ROW([.N$1:.N72]))+[.$K72]-1));0)-([.B72]-[.D7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2]=&quot;-&quot;);ROW([.O$1:.O72]))+[.$K72]-1)-[.D72]&lt;-[$settings.$B$3];&quot;🡑&quot;;IF(INDEX([.D:.D];LOOKUP(2;1/([.O$1:.O72]=&quot;-&quot;);ROW([.O$1:.O72]))+[.$K72]-1)-[.D72]&lt;0;&quot;🡕&quot;;IF(INDEX([.D:.D];LOOKUP(2;1/([.O$1:.O72]=&quot;-&quot;);ROW([.O$1:.O72]))+[.$K72]-1)-[.D72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89.2" calcext:value-type="float">
            <text:p>89.2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3]=&quot;-&quot;);ROW([.L$1:.L73]))+[.$K73]-1)-[.B73]&lt;-[$settings.$B$3];&quot;🡑&quot;;IF(INDEX([.B:.B];LOOKUP(2;1/([.L$1:.L73]=&quot;-&quot;);ROW([.L$1:.L73]))+[.$K73]-1)-[.B73]&lt;0;&quot;🡕&quot;;IF(INDEX([.B:.B];LOOKUP(2;1/([.L$1:.L73]=&quot;-&quot;);ROW([.L$1:.L73]))+[.$K73]-1)-[.B7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3]=&quot;-&quot;);ROW([.M$1:.M73]))+[.$K73]-1)-[.C73]&lt;-[$settings.$B$3];&quot;🡑&quot;;IF(INDEX([.C:.C];LOOKUP(2;1/([.M$1:.M73]=&quot;-&quot;);ROW([.M$1:.M73]))+[.$K73]-1)-[.C73]&lt;0;&quot;🡕&quot;;IF(INDEX([.C:.C];LOOKUP(2;1/([.M$1:.M73]=&quot;-&quot;);ROW([.M$1:.M73]))+[.$K73]-1)-[.C7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73]-[.D73]&lt;0;&quot;?&quot;;IF(  MIN((INDEX([.B:.B];LOOKUP(2;1/([.N$1:.N73]=&quot;-&quot;);ROW([.N$1:.N73]))+[.$K73]-1)-INDEX([.D:.D];LOOKUP(2;1/([.N$1:.N73]=&quot;-&quot;);ROW([.N$1:.N73]))+[.$K73]-1));0)-([.B73]-[.D73])&lt;-[$settings.$B$3];&quot;🡓&quot;;IF(   MIN((INDEX([.B:.B];LOOKUP(2;1/([.N$1:.N73]=&quot;-&quot;);ROW([.N$1:.N73]))+[.$K73]-1)-INDEX([.D:.D];LOOKUP(2;1/([.N$1:.N73]=&quot;-&quot;);ROW([.N$1:.N73]))+[.$K73]-1));0)-([.B73]-[.D73])&lt;0;&quot;🡖&quot;;IF(    MIN((INDEX([.B:.B];LOOKUP(2;1/([.N$1:.N73]=&quot;-&quot;);ROW([.N$1:.N73]))+[.$K73]-1)-INDEX([.D:.D];LOOKUP(2;1/([.N$1:.N73]=&quot;-&quot;);ROW([.N$1:.N73]))+[.$K73]-1));0)-([.B73]-[.D7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3]=&quot;-&quot;);ROW([.O$1:.O73]))+[.$K73]-1)-[.D73]&lt;-[$settings.$B$3];&quot;🡑&quot;;IF(INDEX([.D:.D];LOOKUP(2;1/([.O$1:.O73]=&quot;-&quot;);ROW([.O$1:.O73]))+[.$K73]-1)-[.D73]&lt;0;&quot;🡕&quot;;IF(INDEX([.D:.D];LOOKUP(2;1/([.O$1:.O73]=&quot;-&quot;);ROW([.O$1:.O73]))+[.$K73]-1)-[.D7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0.5" calcext:value-type="float">
            <text:p>90.5</text:p>
          </table:table-cell>
          <table:table-cell office:value-type="float" office:value="85.7" calcext:value-type="float">
            <text:p>85.7</text:p>
          </table:table-cell>
          <table:table-cell office:value-type="float" office:value="91.2" calcext:value-type="float">
            <text:p>91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4]=&quot;-&quot;);ROW([.L$1:.L74]))+[.$K74]-1)-[.B74]&lt;-[$settings.$B$3];&quot;🡑&quot;;IF(INDEX([.B:.B];LOOKUP(2;1/([.L$1:.L74]=&quot;-&quot;);ROW([.L$1:.L74]))+[.$K74]-1)-[.B74]&lt;0;&quot;🡕&quot;;IF(INDEX([.B:.B];LOOKUP(2;1/([.L$1:.L74]=&quot;-&quot;);ROW([.L$1:.L74]))+[.$K74]-1)-[.B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4]=&quot;-&quot;);ROW([.M$1:.M74]))+[.$K74]-1)-[.C74]&lt;-[$settings.$B$3];&quot;🡑&quot;;IF(INDEX([.C:.C];LOOKUP(2;1/([.M$1:.M74]=&quot;-&quot;);ROW([.M$1:.M74]))+[.$K74]-1)-[.C74]&lt;0;&quot;🡕&quot;;IF(INDEX([.C:.C];LOOKUP(2;1/([.M$1:.M74]=&quot;-&quot;);ROW([.M$1:.M74]))+[.$K74]-1)-[.C74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4]-[.D74]&lt;0;&quot;?&quot;;IF(  MIN((INDEX([.B:.B];LOOKUP(2;1/([.N$1:.N74]=&quot;-&quot;);ROW([.N$1:.N74]))+[.$K74]-1)-INDEX([.D:.D];LOOKUP(2;1/([.N$1:.N74]=&quot;-&quot;);ROW([.N$1:.N74]))+[.$K74]-1));0)-([.B74]-[.D74])&lt;-[$settings.$B$3];&quot;🡓&quot;;IF(   MIN((INDEX([.B:.B];LOOKUP(2;1/([.N$1:.N74]=&quot;-&quot;);ROW([.N$1:.N74]))+[.$K74]-1)-INDEX([.D:.D];LOOKUP(2;1/([.N$1:.N74]=&quot;-&quot;);ROW([.N$1:.N74]))+[.$K74]-1));0)-([.B74]-[.D74])&lt;0;&quot;🡖&quot;;IF(    MIN((INDEX([.B:.B];LOOKUP(2;1/([.N$1:.N74]=&quot;-&quot;);ROW([.N$1:.N74]))+[.$K74]-1)-INDEX([.D:.D];LOOKUP(2;1/([.N$1:.N74]=&quot;-&quot;);ROW([.N$1:.N74]))+[.$K74]-1));0)-([.B74]-[.D74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4]=&quot;-&quot;);ROW([.O$1:.O74]))+[.$K74]-1)-[.D74]&lt;-[$settings.$B$3];&quot;🡑&quot;;IF(INDEX([.D:.D];LOOKUP(2;1/([.O$1:.O74]=&quot;-&quot;);ROW([.O$1:.O74]))+[.$K74]-1)-[.D74]&lt;0;&quot;🡕&quot;;IF(INDEX([.D:.D];LOOKUP(2;1/([.O$1:.O74]=&quot;-&quot;);ROW([.O$1:.O74]))+[.$K74]-1)-[.D74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1.6" calcext:value-type="float">
            <text:p>91.6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5]=&quot;-&quot;);ROW([.L$1:.L75]))+[.$K75]-1)-[.B75]&lt;-[$settings.$B$3];&quot;🡑&quot;;IF(INDEX([.B:.B];LOOKUP(2;1/([.L$1:.L75]=&quot;-&quot;);ROW([.L$1:.L75]))+[.$K75]-1)-[.B75]&lt;0;&quot;🡕&quot;;IF(INDEX([.B:.B];LOOKUP(2;1/([.L$1:.L75]=&quot;-&quot;);ROW([.L$1:.L75]))+[.$K75]-1)-[.B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5]=&quot;-&quot;);ROW([.M$1:.M75]))+[.$K75]-1)-[.C75]&lt;-[$settings.$B$3];&quot;🡑&quot;;IF(INDEX([.C:.C];LOOKUP(2;1/([.M$1:.M75]=&quot;-&quot;);ROW([.M$1:.M75]))+[.$K75]-1)-[.C75]&lt;0;&quot;🡕&quot;;IF(INDEX([.C:.C];LOOKUP(2;1/([.M$1:.M75]=&quot;-&quot;);ROW([.M$1:.M75]))+[.$K75]-1)-[.C75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5]-[.D75]&lt;0;&quot;?&quot;;IF(  MIN((INDEX([.B:.B];LOOKUP(2;1/([.N$1:.N75]=&quot;-&quot;);ROW([.N$1:.N75]))+[.$K75]-1)-INDEX([.D:.D];LOOKUP(2;1/([.N$1:.N75]=&quot;-&quot;);ROW([.N$1:.N75]))+[.$K75]-1));0)-([.B75]-[.D75])&lt;-[$settings.$B$3];&quot;🡓&quot;;IF(   MIN((INDEX([.B:.B];LOOKUP(2;1/([.N$1:.N75]=&quot;-&quot;);ROW([.N$1:.N75]))+[.$K75]-1)-INDEX([.D:.D];LOOKUP(2;1/([.N$1:.N75]=&quot;-&quot;);ROW([.N$1:.N75]))+[.$K75]-1));0)-([.B75]-[.D75])&lt;0;&quot;🡖&quot;;IF(    MIN((INDEX([.B:.B];LOOKUP(2;1/([.N$1:.N75]=&quot;-&quot;);ROW([.N$1:.N75]))+[.$K75]-1)-INDEX([.D:.D];LOOKUP(2;1/([.N$1:.N75]=&quot;-&quot;);ROW([.N$1:.N75]))+[.$K75]-1));0)-([.B75]-[.D7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75]=&quot;-&quot;);ROW([.O$1:.O75]))+[.$K75]-1)-[.D75]&lt;-[$settings.$B$3];&quot;🡑&quot;;IF(INDEX([.D:.D];LOOKUP(2;1/([.O$1:.O75]=&quot;-&quot;);ROW([.O$1:.O75]))+[.$K75]-1)-[.D75]&lt;0;&quot;🡕&quot;;IF(INDEX([.D:.D];LOOKUP(2;1/([.O$1:.O75]=&quot;-&quot;);ROW([.O$1:.O75]))+[.$K75]-1)-[.D75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3.5" calcext:value-type="float">
            <text:p>83.5</text:p>
          </table:table-cell>
          <table:table-cell office:value-type="float" office:value="78.5" calcext:value-type="float">
            <text:p>78.5</text:p>
          </table:table-cell>
          <table:table-cell office:value-type="float" office:value="84.6" calcext:value-type="float">
            <text:p>84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76]=&quot;-&quot;);ROW([.L$1:.L76]))+[.$K76]-1)-[.B76]&lt;-[$settings.$B$3];&quot;🡑&quot;;IF(INDEX([.B:.B];LOOKUP(2;1/([.L$1:.L76]=&quot;-&quot;);ROW([.L$1:.L76]))+[.$K76]-1)-[.B76]&lt;0;&quot;🡕&quot;;IF(INDEX([.B:.B];LOOKUP(2;1/([.L$1:.L76]=&quot;-&quot;);ROW([.L$1:.L76]))+[.$K76]-1)-[.B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6]=&quot;-&quot;);ROW([.M$1:.M76]))+[.$K76]-1)-[.C76]&lt;-[$settings.$B$3];&quot;🡑&quot;;IF(INDEX([.C:.C];LOOKUP(2;1/([.M$1:.M76]=&quot;-&quot;);ROW([.M$1:.M76]))+[.$K76]-1)-[.C76]&lt;0;&quot;🡕&quot;;IF(INDEX([.C:.C];LOOKUP(2;1/([.M$1:.M76]=&quot;-&quot;);ROW([.M$1:.M76]))+[.$K76]-1)-[.C76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76]-[.D76]&lt;0;&quot;?&quot;;IF(  MIN((INDEX([.B:.B];LOOKUP(2;1/([.N$1:.N76]=&quot;-&quot;);ROW([.N$1:.N76]))+[.$K76]-1)-INDEX([.D:.D];LOOKUP(2;1/([.N$1:.N76]=&quot;-&quot;);ROW([.N$1:.N76]))+[.$K76]-1));0)-([.B76]-[.D76])&lt;-[$settings.$B$3];&quot;🡓&quot;;IF(   MIN((INDEX([.B:.B];LOOKUP(2;1/([.N$1:.N76]=&quot;-&quot;);ROW([.N$1:.N76]))+[.$K76]-1)-INDEX([.D:.D];LOOKUP(2;1/([.N$1:.N76]=&quot;-&quot;);ROW([.N$1:.N76]))+[.$K76]-1));0)-([.B76]-[.D76])&lt;0;&quot;🡖&quot;;IF(    MIN((INDEX([.B:.B];LOOKUP(2;1/([.N$1:.N76]=&quot;-&quot;);ROW([.N$1:.N76]))+[.$K76]-1)-INDEX([.D:.D];LOOKUP(2;1/([.N$1:.N76]=&quot;-&quot;);ROW([.N$1:.N76]))+[.$K76]-1));0)-([.B76]-[.D7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76]=&quot;-&quot;);ROW([.O$1:.O76]))+[.$K76]-1)-[.D76]&lt;-[$settings.$B$3];&quot;🡑&quot;;IF(INDEX([.D:.D];LOOKUP(2;1/([.O$1:.O76]=&quot;-&quot;);ROW([.O$1:.O76]))+[.$K76]-1)-[.D76]&lt;0;&quot;🡕&quot;;IF(INDEX([.D:.D];LOOKUP(2;1/([.O$1:.O76]=&quot;-&quot;);ROW([.O$1:.O76]))+[.$K76]-1)-[.D76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8.2" calcext:value-type="float">
            <text:p>88.2</text:p>
          </table:table-cell>
          <table:table-cell office:value-type="float" office:value="91.7" calcext:value-type="float">
            <text:p>91.7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7]=&quot;-&quot;);ROW([.L$1:.L77]))+[.$K77]-1)-[.B77]&lt;-[$settings.$B$3];&quot;🡑&quot;;IF(INDEX([.B:.B];LOOKUP(2;1/([.L$1:.L77]=&quot;-&quot;);ROW([.L$1:.L77]))+[.$K77]-1)-[.B77]&lt;0;&quot;🡕&quot;;IF(INDEX([.B:.B];LOOKUP(2;1/([.L$1:.L77]=&quot;-&quot;);ROW([.L$1:.L77]))+[.$K77]-1)-[.B7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7]=&quot;-&quot;);ROW([.M$1:.M77]))+[.$K77]-1)-[.C77]&lt;-[$settings.$B$3];&quot;🡑&quot;;IF(INDEX([.C:.C];LOOKUP(2;1/([.M$1:.M77]=&quot;-&quot;);ROW([.M$1:.M77]))+[.$K77]-1)-[.C77]&lt;0;&quot;🡕&quot;;IF(INDEX([.C:.C];LOOKUP(2;1/([.M$1:.M77]=&quot;-&quot;);ROW([.M$1:.M77]))+[.$K77]-1)-[.C77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7]-[.D77]&lt;0;&quot;?&quot;;IF(  MIN((INDEX([.B:.B];LOOKUP(2;1/([.N$1:.N77]=&quot;-&quot;);ROW([.N$1:.N77]))+[.$K77]-1)-INDEX([.D:.D];LOOKUP(2;1/([.N$1:.N77]=&quot;-&quot;);ROW([.N$1:.N77]))+[.$K77]-1));0)-([.B77]-[.D77])&lt;-[$settings.$B$3];&quot;🡓&quot;;IF(   MIN((INDEX([.B:.B];LOOKUP(2;1/([.N$1:.N77]=&quot;-&quot;);ROW([.N$1:.N77]))+[.$K77]-1)-INDEX([.D:.D];LOOKUP(2;1/([.N$1:.N77]=&quot;-&quot;);ROW([.N$1:.N77]))+[.$K77]-1));0)-([.B77]-[.D77])&lt;0;&quot;🡖&quot;;IF(    MIN((INDEX([.B:.B];LOOKUP(2;1/([.N$1:.N77]=&quot;-&quot;);ROW([.N$1:.N77]))+[.$K77]-1)-INDEX([.D:.D];LOOKUP(2;1/([.N$1:.N77]=&quot;-&quot;);ROW([.N$1:.N77]))+[.$K77]-1));0)-([.B77]-[.D77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7]=&quot;-&quot;);ROW([.O$1:.O77]))+[.$K77]-1)-[.D77]&lt;-[$settings.$B$3];&quot;🡑&quot;;IF(INDEX([.D:.D];LOOKUP(2;1/([.O$1:.O77]=&quot;-&quot;);ROW([.O$1:.O77]))+[.$K77]-1)-[.D77]&lt;0;&quot;🡕&quot;;IF(INDEX([.D:.D];LOOKUP(2;1/([.O$1:.O77]=&quot;-&quot;);ROW([.O$1:.O77]))+[.$K77]-1)-[.D7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4.5" calcext:value-type="float">
            <text:p>84.5</text:p>
          </table:table-cell>
          <table:table-cell office:value-type="float" office:value="89.6" calcext:value-type="float">
            <text:p>89.6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8]=&quot;-&quot;);ROW([.L$1:.L78]))+[.$K78]-1)-[.B78]&lt;-[$settings.$B$3];&quot;🡑&quot;;IF(INDEX([.B:.B];LOOKUP(2;1/([.L$1:.L78]=&quot;-&quot;);ROW([.L$1:.L78]))+[.$K78]-1)-[.B78]&lt;0;&quot;🡕&quot;;IF(INDEX([.B:.B];LOOKUP(2;1/([.L$1:.L78]=&quot;-&quot;);ROW([.L$1:.L78]))+[.$K78]-1)-[.B78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78]=&quot;-&quot;);ROW([.M$1:.M78]))+[.$K78]-1)-[.C78]&lt;-[$settings.$B$3];&quot;🡑&quot;;IF(INDEX([.C:.C];LOOKUP(2;1/([.M$1:.M78]=&quot;-&quot;);ROW([.M$1:.M78]))+[.$K78]-1)-[.C78]&lt;0;&quot;🡕&quot;;IF(INDEX([.C:.C];LOOKUP(2;1/([.M$1:.M78]=&quot;-&quot;);ROW([.M$1:.M78]))+[.$K78]-1)-[.C78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8]-[.D78]&lt;0;&quot;?&quot;;IF(  MIN((INDEX([.B:.B];LOOKUP(2;1/([.N$1:.N78]=&quot;-&quot;);ROW([.N$1:.N78]))+[.$K78]-1)-INDEX([.D:.D];LOOKUP(2;1/([.N$1:.N78]=&quot;-&quot;);ROW([.N$1:.N78]))+[.$K78]-1));0)-([.B78]-[.D78])&lt;-[$settings.$B$3];&quot;🡓&quot;;IF(   MIN((INDEX([.B:.B];LOOKUP(2;1/([.N$1:.N78]=&quot;-&quot;);ROW([.N$1:.N78]))+[.$K78]-1)-INDEX([.D:.D];LOOKUP(2;1/([.N$1:.N78]=&quot;-&quot;);ROW([.N$1:.N78]))+[.$K78]-1));0)-([.B78]-[.D78])&lt;0;&quot;🡖&quot;;IF(    MIN((INDEX([.B:.B];LOOKUP(2;1/([.N$1:.N78]=&quot;-&quot;);ROW([.N$1:.N78]))+[.$K78]-1)-INDEX([.D:.D];LOOKUP(2;1/([.N$1:.N78]=&quot;-&quot;);ROW([.N$1:.N78]))+[.$K78]-1));0)-([.B78]-[.D78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8]=&quot;-&quot;);ROW([.O$1:.O78]))+[.$K78]-1)-[.D78]&lt;-[$settings.$B$3];&quot;🡑&quot;;IF(INDEX([.D:.D];LOOKUP(2;1/([.O$1:.O78]=&quot;-&quot;);ROW([.O$1:.O78]))+[.$K78]-1)-[.D78]&lt;0;&quot;🡕&quot;;IF(INDEX([.D:.D];LOOKUP(2;1/([.O$1:.O78]=&quot;-&quot;);ROW([.O$1:.O78]))+[.$K78]-1)-[.D78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" calcext:value-type="float">
            <text:p>89</text:p>
          </table:table-cell>
          <table:table-cell office:value-type="float" office:value="90.1" calcext:value-type="float">
            <text:p>90.1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33" table:formula="of:=IF(INDEX([.B:.B];LOOKUP(2;1/([.L$1:.L79]=&quot;-&quot;);ROW([.L$1:.L79]))+[.$K79]-1)-[.B79]&lt;-[$settings.$B$3];&quot;🡑&quot;;IF(INDEX([.B:.B];LOOKUP(2;1/([.L$1:.L79]=&quot;-&quot;);ROW([.L$1:.L79]))+[.$K79]-1)-[.B79]&lt;0;&quot;🡕&quot;;IF(INDEX([.B:.B];LOOKUP(2;1/([.L$1:.L79]=&quot;-&quot;);ROW([.L$1:.L79]))+[.$K79]-1)-[.B7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79]=&quot;-&quot;);ROW([.M$1:.M79]))+[.$K79]-1)-[.C79]&lt;-[$settings.$B$3];&quot;🡑&quot;;IF(INDEX([.C:.C];LOOKUP(2;1/([.M$1:.M79]=&quot;-&quot;);ROW([.M$1:.M79]))+[.$K79]-1)-[.C79]&lt;0;&quot;🡕&quot;;IF(INDEX([.C:.C];LOOKUP(2;1/([.M$1:.M79]=&quot;-&quot;);ROW([.M$1:.M79]))+[.$K79]-1)-[.C79]&gt;[$settings.$B$3];&quot;🡓&quot;;&quot;🡖&quot;)))" office:value-type="string" office:string-value="🡑" calcext:value-type="string">
            <text:p>🡑</text:p>
          </table:table-cell>
          <table:table-cell table:style-name="ce33" table:formula="of:=IF([.B79]-[.D79]&lt;0;&quot;?&quot;;IF(  MIN((INDEX([.B:.B];LOOKUP(2;1/([.N$1:.N79]=&quot;-&quot;);ROW([.N$1:.N79]))+[.$K79]-1)-INDEX([.D:.D];LOOKUP(2;1/([.N$1:.N79]=&quot;-&quot;);ROW([.N$1:.N79]))+[.$K79]-1));0)-([.B79]-[.D79])&lt;-[$settings.$B$3];&quot;🡓&quot;;IF(   MIN((INDEX([.B:.B];LOOKUP(2;1/([.N$1:.N79]=&quot;-&quot;);ROW([.N$1:.N79]))+[.$K79]-1)-INDEX([.D:.D];LOOKUP(2;1/([.N$1:.N79]=&quot;-&quot;);ROW([.N$1:.N79]))+[.$K79]-1));0)-([.B79]-[.D79])&lt;0;&quot;🡖&quot;;IF(    MIN((INDEX([.B:.B];LOOKUP(2;1/([.N$1:.N79]=&quot;-&quot;);ROW([.N$1:.N79]))+[.$K79]-1)-INDEX([.D:.D];LOOKUP(2;1/([.N$1:.N79]=&quot;-&quot;);ROW([.N$1:.N79]))+[.$K79]-1));0)-([.B79]-[.D79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79]=&quot;-&quot;);ROW([.O$1:.O79]))+[.$K79]-1)-[.D79]&lt;-[$settings.$B$3];&quot;🡑&quot;;IF(INDEX([.D:.D];LOOKUP(2;1/([.O$1:.O79]=&quot;-&quot;);ROW([.O$1:.O79]))+[.$K79]-1)-[.D79]&lt;0;&quot;🡕&quot;;IF(INDEX([.D:.D];LOOKUP(2;1/([.O$1:.O79]=&quot;-&quot;);ROW([.O$1:.O79]))+[.$K79]-1)-[.D79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3" calcext:value-type="float">
            <text:p>92.3</text:p>
          </table:table-cell>
          <table:table-cell office:value-type="float" office:value="89.5" calcext:value-type="float">
            <text:p>89.5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0]=&quot;-&quot;);ROW([.L$1:.L80]))+[.$K80]-1)-[.B80]&lt;-[$settings.$B$3];&quot;🡑&quot;;IF(INDEX([.B:.B];LOOKUP(2;1/([.L$1:.L80]=&quot;-&quot;);ROW([.L$1:.L80]))+[.$K80]-1)-[.B80]&lt;0;&quot;🡕&quot;;IF(INDEX([.B:.B];LOOKUP(2;1/([.L$1:.L80]=&quot;-&quot;);ROW([.L$1:.L80]))+[.$K80]-1)-[.B8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0]=&quot;-&quot;);ROW([.M$1:.M80]))+[.$K80]-1)-[.C80]&lt;-[$settings.$B$3];&quot;🡑&quot;;IF(INDEX([.C:.C];LOOKUP(2;1/([.M$1:.M80]=&quot;-&quot;);ROW([.M$1:.M80]))+[.$K80]-1)-[.C80]&lt;0;&quot;🡕&quot;;IF(INDEX([.C:.C];LOOKUP(2;1/([.M$1:.M80]=&quot;-&quot;);ROW([.M$1:.M80]))+[.$K80]-1)-[.C80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0]-[.D80]&lt;0;&quot;?&quot;;IF(  MIN((INDEX([.B:.B];LOOKUP(2;1/([.N$1:.N80]=&quot;-&quot;);ROW([.N$1:.N80]))+[.$K80]-1)-INDEX([.D:.D];LOOKUP(2;1/([.N$1:.N80]=&quot;-&quot;);ROW([.N$1:.N80]))+[.$K80]-1));0)-([.B80]-[.D80])&lt;-[$settings.$B$3];&quot;🡓&quot;;IF(   MIN((INDEX([.B:.B];LOOKUP(2;1/([.N$1:.N80]=&quot;-&quot;);ROW([.N$1:.N80]))+[.$K80]-1)-INDEX([.D:.D];LOOKUP(2;1/([.N$1:.N80]=&quot;-&quot;);ROW([.N$1:.N80]))+[.$K80]-1));0)-([.B80]-[.D80])&lt;0;&quot;🡖&quot;;IF(    MIN((INDEX([.B:.B];LOOKUP(2;1/([.N$1:.N80]=&quot;-&quot;);ROW([.N$1:.N80]))+[.$K80]-1)-INDEX([.D:.D];LOOKUP(2;1/([.N$1:.N80]=&quot;-&quot;);ROW([.N$1:.N80]))+[.$K80]-1));0)-([.B80]-[.D80])&gt;[$settings.$B$3];&quot;🡑&quot;;&quot;🡕&quot;   )  ) ))" office:value-type="string" office:string-value="🡓" calcext:value-type="string">
            <text:p>🡓</text:p>
          </table:table-cell>
          <table:table-cell table:style-name="ce33" table:formula="of:=IF(INDEX([.D:.D];LOOKUP(2;1/([.O$1:.O80]=&quot;-&quot;);ROW([.O$1:.O80]))+[.$K80]-1)-[.D80]&lt;-[$settings.$B$3];&quot;🡑&quot;;IF(INDEX([.D:.D];LOOKUP(2;1/([.O$1:.O80]=&quot;-&quot;);ROW([.O$1:.O80]))+[.$K80]-1)-[.D80]&lt;0;&quot;🡕&quot;;IF(INDEX([.D:.D];LOOKUP(2;1/([.O$1:.O80]=&quot;-&quot;);ROW([.O$1:.O80]))+[.$K80]-1)-[.D80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" calcext:value-type="float">
            <text:p>93</text:p>
          </table:table-cell>
          <table:table-cell office:value-type="float" office:value="90.5" calcext:value-type="float">
            <text:p>90.5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1]=&quot;-&quot;);ROW([.L$1:.L81]))+[.$K81]-1)-[.B81]&lt;-[$settings.$B$3];&quot;🡑&quot;;IF(INDEX([.B:.B];LOOKUP(2;1/([.L$1:.L81]=&quot;-&quot;);ROW([.L$1:.L81]))+[.$K81]-1)-[.B81]&lt;0;&quot;🡕&quot;;IF(INDEX([.B:.B];LOOKUP(2;1/([.L$1:.L81]=&quot;-&quot;);ROW([.L$1:.L81]))+[.$K81]-1)-[.B81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1]=&quot;-&quot;);ROW([.M$1:.M81]))+[.$K81]-1)-[.C81]&lt;-[$settings.$B$3];&quot;🡑&quot;;IF(INDEX([.C:.C];LOOKUP(2;1/([.M$1:.M81]=&quot;-&quot;);ROW([.M$1:.M81]))+[.$K81]-1)-[.C81]&lt;0;&quot;🡕&quot;;IF(INDEX([.C:.C];LOOKUP(2;1/([.M$1:.M81]=&quot;-&quot;);ROW([.M$1:.M81]))+[.$K81]-1)-[.C81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1]-[.D81]&lt;0;&quot;?&quot;;IF(  MIN((INDEX([.B:.B];LOOKUP(2;1/([.N$1:.N81]=&quot;-&quot;);ROW([.N$1:.N81]))+[.$K81]-1)-INDEX([.D:.D];LOOKUP(2;1/([.N$1:.N81]=&quot;-&quot;);ROW([.N$1:.N81]))+[.$K81]-1));0)-([.B81]-[.D81])&lt;-[$settings.$B$3];&quot;🡓&quot;;IF(   MIN((INDEX([.B:.B];LOOKUP(2;1/([.N$1:.N81]=&quot;-&quot;);ROW([.N$1:.N81]))+[.$K81]-1)-INDEX([.D:.D];LOOKUP(2;1/([.N$1:.N81]=&quot;-&quot;);ROW([.N$1:.N81]))+[.$K81]-1));0)-([.B81]-[.D81])&lt;0;&quot;🡖&quot;;IF(    MIN((INDEX([.B:.B];LOOKUP(2;1/([.N$1:.N81]=&quot;-&quot;);ROW([.N$1:.N81]))+[.$K81]-1)-INDEX([.D:.D];LOOKUP(2;1/([.N$1:.N81]=&quot;-&quot;);ROW([.N$1:.N81]))+[.$K81]-1));0)-([.B81]-[.D8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1]=&quot;-&quot;);ROW([.O$1:.O81]))+[.$K81]-1)-[.D81]&lt;-[$settings.$B$3];&quot;🡑&quot;;IF(INDEX([.D:.D];LOOKUP(2;1/([.O$1:.O81]=&quot;-&quot;);ROW([.O$1:.O81]))+[.$K81]-1)-[.D81]&lt;0;&quot;🡕&quot;;IF(INDEX([.D:.D];LOOKUP(2;1/([.O$1:.O81]=&quot;-&quot;);ROW([.O$1:.O81]))+[.$K81]-1)-[.D8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8.7" calcext:value-type="float">
            <text:p>88.7</text:p>
          </table:table-cell>
          <table:table-cell office:value-type="float" office:value="86.9" calcext:value-type="float">
            <text:p>86.9</text:p>
          </table:table-cell>
          <table:table-cell office:value-type="float" office:value="88.2" calcext:value-type="float">
            <text:p>88.2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2]=&quot;-&quot;);ROW([.L$1:.L82]))+[.$K82]-1)-[.B82]&lt;-[$settings.$B$3];&quot;🡑&quot;;IF(INDEX([.B:.B];LOOKUP(2;1/([.L$1:.L82]=&quot;-&quot;);ROW([.L$1:.L82]))+[.$K82]-1)-[.B82]&lt;0;&quot;🡕&quot;;IF(INDEX([.B:.B];LOOKUP(2;1/([.L$1:.L82]=&quot;-&quot;);ROW([.L$1:.L82]))+[.$K82]-1)-[.B8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2]=&quot;-&quot;);ROW([.M$1:.M82]))+[.$K82]-1)-[.C82]&lt;-[$settings.$B$3];&quot;🡑&quot;;IF(INDEX([.C:.C];LOOKUP(2;1/([.M$1:.M82]=&quot;-&quot;);ROW([.M$1:.M82]))+[.$K82]-1)-[.C82]&lt;0;&quot;🡕&quot;;IF(INDEX([.C:.C];LOOKUP(2;1/([.M$1:.M82]=&quot;-&quot;);ROW([.M$1:.M82]))+[.$K82]-1)-[.C8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82]-[.D82]&lt;0;&quot;?&quot;;IF(  MIN((INDEX([.B:.B];LOOKUP(2;1/([.N$1:.N82]=&quot;-&quot;);ROW([.N$1:.N82]))+[.$K82]-1)-INDEX([.D:.D];LOOKUP(2;1/([.N$1:.N82]=&quot;-&quot;);ROW([.N$1:.N82]))+[.$K82]-1));0)-([.B82]-[.D82])&lt;-[$settings.$B$3];&quot;🡓&quot;;IF(   MIN((INDEX([.B:.B];LOOKUP(2;1/([.N$1:.N82]=&quot;-&quot;);ROW([.N$1:.N82]))+[.$K82]-1)-INDEX([.D:.D];LOOKUP(2;1/([.N$1:.N82]=&quot;-&quot;);ROW([.N$1:.N82]))+[.$K82]-1));0)-([.B82]-[.D82])&lt;0;&quot;🡖&quot;;IF(    MIN((INDEX([.B:.B];LOOKUP(2;1/([.N$1:.N82]=&quot;-&quot;);ROW([.N$1:.N82]))+[.$K82]-1)-INDEX([.D:.D];LOOKUP(2;1/([.N$1:.N82]=&quot;-&quot;);ROW([.N$1:.N82]))+[.$K82]-1));0)-([.B82]-[.D8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2]=&quot;-&quot;);ROW([.O$1:.O82]))+[.$K82]-1)-[.D82]&lt;-[$settings.$B$3];&quot;🡑&quot;;IF(INDEX([.D:.D];LOOKUP(2;1/([.O$1:.O82]=&quot;-&quot;);ROW([.O$1:.O82]))+[.$K82]-1)-[.D82]&lt;0;&quot;🡕&quot;;IF(INDEX([.D:.D];LOOKUP(2;1/([.O$1:.O82]=&quot;-&quot;);ROW([.O$1:.O82]))+[.$K82]-1)-[.D8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5" calcext:value-type="float">
            <text:p>93.5</text:p>
          </table:table-cell>
          <table:table-cell office:value-type="float" office:value="91.2" calcext:value-type="float">
            <text:p>91.2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3]=&quot;-&quot;);ROW([.L$1:.L83]))+[.$K83]-1)-[.B83]&lt;-[$settings.$B$3];&quot;🡑&quot;;IF(INDEX([.B:.B];LOOKUP(2;1/([.L$1:.L83]=&quot;-&quot;);ROW([.L$1:.L83]))+[.$K83]-1)-[.B83]&lt;0;&quot;🡕&quot;;IF(INDEX([.B:.B];LOOKUP(2;1/([.L$1:.L83]=&quot;-&quot;);ROW([.L$1:.L83]))+[.$K83]-1)-[.B83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3]=&quot;-&quot;);ROW([.M$1:.M83]))+[.$K83]-1)-[.C83]&lt;-[$settings.$B$3];&quot;🡑&quot;;IF(INDEX([.C:.C];LOOKUP(2;1/([.M$1:.M83]=&quot;-&quot;);ROW([.M$1:.M83]))+[.$K83]-1)-[.C83]&lt;0;&quot;🡕&quot;;IF(INDEX([.C:.C];LOOKUP(2;1/([.M$1:.M83]=&quot;-&quot;);ROW([.M$1:.M83]))+[.$K83]-1)-[.C8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3]-[.D83]&lt;0;&quot;?&quot;;IF(  MIN((INDEX([.B:.B];LOOKUP(2;1/([.N$1:.N83]=&quot;-&quot;);ROW([.N$1:.N83]))+[.$K83]-1)-INDEX([.D:.D];LOOKUP(2;1/([.N$1:.N83]=&quot;-&quot;);ROW([.N$1:.N83]))+[.$K83]-1));0)-([.B83]-[.D83])&lt;-[$settings.$B$3];&quot;🡓&quot;;IF(   MIN((INDEX([.B:.B];LOOKUP(2;1/([.N$1:.N83]=&quot;-&quot;);ROW([.N$1:.N83]))+[.$K83]-1)-INDEX([.D:.D];LOOKUP(2;1/([.N$1:.N83]=&quot;-&quot;);ROW([.N$1:.N83]))+[.$K83]-1));0)-([.B83]-[.D83])&lt;0;&quot;🡖&quot;;IF(    MIN((INDEX([.B:.B];LOOKUP(2;1/([.N$1:.N83]=&quot;-&quot;);ROW([.N$1:.N83]))+[.$K83]-1)-INDEX([.D:.D];LOOKUP(2;1/([.N$1:.N83]=&quot;-&quot;);ROW([.N$1:.N83]))+[.$K83]-1));0)-([.B83]-[.D8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3]=&quot;-&quot;);ROW([.O$1:.O83]))+[.$K83]-1)-[.D83]&lt;-[$settings.$B$3];&quot;🡑&quot;;IF(INDEX([.D:.D];LOOKUP(2;1/([.O$1:.O83]=&quot;-&quot;);ROW([.O$1:.O83]))+[.$K83]-1)-[.D83]&lt;0;&quot;🡕&quot;;IF(INDEX([.D:.D];LOOKUP(2;1/([.O$1:.O83]=&quot;-&quot;);ROW([.O$1:.O83]))+[.$K83]-1)-[.D83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2.8" calcext:value-type="float">
            <text:p>92.8</text:p>
          </table:table-cell>
          <table:table-cell office:value-type="float" office:value="91.4" calcext:value-type="float">
            <text:p>91.4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33" table:formula="of:=IF(INDEX([.B:.B];LOOKUP(2;1/([.L$1:.L84]=&quot;-&quot;);ROW([.L$1:.L84]))+[.$K84]-1)-[.B84]&lt;-[$settings.$B$3];&quot;🡑&quot;;IF(INDEX([.B:.B];LOOKUP(2;1/([.L$1:.L84]=&quot;-&quot;);ROW([.L$1:.L84]))+[.$K84]-1)-[.B84]&lt;0;&quot;🡕&quot;;IF(INDEX([.B:.B];LOOKUP(2;1/([.L$1:.L84]=&quot;-&quot;);ROW([.L$1:.L84]))+[.$K84]-1)-[.B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4]=&quot;-&quot;);ROW([.M$1:.M84]))+[.$K84]-1)-[.C84]&lt;-[$settings.$B$3];&quot;🡑&quot;;IF(INDEX([.C:.C];LOOKUP(2;1/([.M$1:.M84]=&quot;-&quot;);ROW([.M$1:.M84]))+[.$K84]-1)-[.C84]&lt;0;&quot;🡕&quot;;IF(INDEX([.C:.C];LOOKUP(2;1/([.M$1:.M84]=&quot;-&quot;);ROW([.M$1:.M84]))+[.$K84]-1)-[.C8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4]-[.D84]&lt;0;&quot;?&quot;;IF(  MIN((INDEX([.B:.B];LOOKUP(2;1/([.N$1:.N84]=&quot;-&quot;);ROW([.N$1:.N84]))+[.$K84]-1)-INDEX([.D:.D];LOOKUP(2;1/([.N$1:.N84]=&quot;-&quot;);ROW([.N$1:.N84]))+[.$K84]-1));0)-([.B84]-[.D84])&lt;-[$settings.$B$3];&quot;🡓&quot;;IF(   MIN((INDEX([.B:.B];LOOKUP(2;1/([.N$1:.N84]=&quot;-&quot;);ROW([.N$1:.N84]))+[.$K84]-1)-INDEX([.D:.D];LOOKUP(2;1/([.N$1:.N84]=&quot;-&quot;);ROW([.N$1:.N84]))+[.$K84]-1));0)-([.B84]-[.D84])&lt;0;&quot;🡖&quot;;IF(    MIN((INDEX([.B:.B];LOOKUP(2;1/([.N$1:.N84]=&quot;-&quot;);ROW([.N$1:.N84]))+[.$K84]-1)-INDEX([.D:.D];LOOKUP(2;1/([.N$1:.N84]=&quot;-&quot;);ROW([.N$1:.N84]))+[.$K84]-1));0)-([.B84]-[.D8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4]=&quot;-&quot;);ROW([.O$1:.O84]))+[.$K84]-1)-[.D84]&lt;-[$settings.$B$3];&quot;🡑&quot;;IF(INDEX([.D:.D];LOOKUP(2;1/([.O$1:.O84]=&quot;-&quot;);ROW([.O$1:.O84]))+[.$K84]-1)-[.D84]&lt;0;&quot;🡕&quot;;IF(INDEX([.D:.D];LOOKUP(2;1/([.O$1:.O84]=&quot;-&quot;);ROW([.O$1:.O84]))+[.$K84]-1)-[.D8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.2" calcext:value-type="float">
            <text:p>95.2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6]=&quot;-&quot;);ROW([.L$1:.L86]))+[.$K86]-1)-[.B86]&lt;-[$settings.$B$3];&quot;🡑&quot;;IF(INDEX([.B:.B];LOOKUP(2;1/([.L$1:.L86]=&quot;-&quot;);ROW([.L$1:.L86]))+[.$K86]-1)-[.B86]&lt;0;&quot;🡕&quot;;IF(INDEX([.B:.B];LOOKUP(2;1/([.L$1:.L86]=&quot;-&quot;);ROW([.L$1:.L86]))+[.$K86]-1)-[.B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6]=&quot;-&quot;);ROW([.M$1:.M86]))+[.$K86]-1)-[.C86]&lt;-[$settings.$B$3];&quot;🡑&quot;;IF(INDEX([.C:.C];LOOKUP(2;1/([.M$1:.M86]=&quot;-&quot;);ROW([.M$1:.M86]))+[.$K86]-1)-[.C86]&lt;0;&quot;🡕&quot;;IF(INDEX([.C:.C];LOOKUP(2;1/([.M$1:.M86]=&quot;-&quot;);ROW([.M$1:.M86]))+[.$K86]-1)-[.C8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6]-[.D86]&lt;0;&quot;?&quot;;IF(  MIN((INDEX([.B:.B];LOOKUP(2;1/([.N$1:.N86]=&quot;-&quot;);ROW([.N$1:.N86]))+[.$K86]-1)-INDEX([.D:.D];LOOKUP(2;1/([.N$1:.N86]=&quot;-&quot;);ROW([.N$1:.N86]))+[.$K86]-1));0)-([.B86]-[.D86])&lt;-[$settings.$B$3];&quot;🡓&quot;;IF(   MIN((INDEX([.B:.B];LOOKUP(2;1/([.N$1:.N86]=&quot;-&quot;);ROW([.N$1:.N86]))+[.$K86]-1)-INDEX([.D:.D];LOOKUP(2;1/([.N$1:.N86]=&quot;-&quot;);ROW([.N$1:.N86]))+[.$K86]-1));0)-([.B86]-[.D86])&lt;0;&quot;🡖&quot;;IF(    MIN((INDEX([.B:.B];LOOKUP(2;1/([.N$1:.N86]=&quot;-&quot;);ROW([.N$1:.N86]))+[.$K86]-1)-INDEX([.D:.D];LOOKUP(2;1/([.N$1:.N86]=&quot;-&quot;);ROW([.N$1:.N86]))+[.$K86]-1));0)-([.B86]-[.D86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6]=&quot;-&quot;);ROW([.O$1:.O86]))+[.$K86]-1)-[.D86]&lt;-[$settings.$B$3];&quot;🡑&quot;;IF(INDEX([.D:.D];LOOKUP(2;1/([.O$1:.O86]=&quot;-&quot;);ROW([.O$1:.O86]))+[.$K86]-1)-[.D86]&lt;0;&quot;🡕&quot;;IF(INDEX([.D:.D];LOOKUP(2;1/([.O$1:.O86]=&quot;-&quot;);ROW([.O$1:.O86]))+[.$K86]-1)-[.D86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7]=&quot;-&quot;);ROW([.L$1:.L87]))+[.$K87]-1)-[.B87]&lt;-[$settings.$B$3];&quot;🡑&quot;;IF(INDEX([.B:.B];LOOKUP(2;1/([.L$1:.L87]=&quot;-&quot;);ROW([.L$1:.L87]))+[.$K87]-1)-[.B87]&lt;0;&quot;🡕&quot;;IF(INDEX([.B:.B];LOOKUP(2;1/([.L$1:.L87]=&quot;-&quot;);ROW([.L$1:.L87]))+[.$K87]-1)-[.B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7]=&quot;-&quot;);ROW([.M$1:.M87]))+[.$K87]-1)-[.C87]&lt;-[$settings.$B$3];&quot;🡑&quot;;IF(INDEX([.C:.C];LOOKUP(2;1/([.M$1:.M87]=&quot;-&quot;);ROW([.M$1:.M87]))+[.$K87]-1)-[.C87]&lt;0;&quot;🡕&quot;;IF(INDEX([.C:.C];LOOKUP(2;1/([.M$1:.M87]=&quot;-&quot;);ROW([.M$1:.M87]))+[.$K87]-1)-[.C8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7]-[.D87]&lt;0;&quot;?&quot;;IF(  MIN((INDEX([.B:.B];LOOKUP(2;1/([.N$1:.N87]=&quot;-&quot;);ROW([.N$1:.N87]))+[.$K87]-1)-INDEX([.D:.D];LOOKUP(2;1/([.N$1:.N87]=&quot;-&quot;);ROW([.N$1:.N87]))+[.$K87]-1));0)-([.B87]-[.D87])&lt;-[$settings.$B$3];&quot;🡓&quot;;IF(   MIN((INDEX([.B:.B];LOOKUP(2;1/([.N$1:.N87]=&quot;-&quot;);ROW([.N$1:.N87]))+[.$K87]-1)-INDEX([.D:.D];LOOKUP(2;1/([.N$1:.N87]=&quot;-&quot;);ROW([.N$1:.N87]))+[.$K87]-1));0)-([.B87]-[.D87])&lt;0;&quot;🡖&quot;;IF(    MIN((INDEX([.B:.B];LOOKUP(2;1/([.N$1:.N87]=&quot;-&quot;);ROW([.N$1:.N87]))+[.$K87]-1)-INDEX([.D:.D];LOOKUP(2;1/([.N$1:.N87]=&quot;-&quot;);ROW([.N$1:.N87]))+[.$K87]-1));0)-([.B87]-[.D87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7]=&quot;-&quot;);ROW([.O$1:.O87]))+[.$K87]-1)-[.D87]&lt;-[$settings.$B$3];&quot;🡑&quot;;IF(INDEX([.D:.D];LOOKUP(2;1/([.O$1:.O87]=&quot;-&quot;);ROW([.O$1:.O87]))+[.$K87]-1)-[.D87]&lt;0;&quot;🡕&quot;;IF(INDEX([.D:.D];LOOKUP(2;1/([.O$1:.O87]=&quot;-&quot;);ROW([.O$1:.O87]))+[.$K87]-1)-[.D8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5.9" calcext:value-type="float">
            <text:p>95.9</text:p>
          </table:table-cell>
          <table:table-cell office:value-type="float" office:value="1" calcext:value-type="float">
            <text:p>1</text:p>
          </table:table-cell>
          <table:table-cell table:style-name="ce33" table:formula="of:=IF(INDEX([.B:.B];LOOKUP(2;1/([.L$1:.L88]=&quot;-&quot;);ROW([.L$1:.L88]))+[.$K88]-1)-[.B88]&lt;-[$settings.$B$3];&quot;🡑&quot;;IF(INDEX([.B:.B];LOOKUP(2;1/([.L$1:.L88]=&quot;-&quot;);ROW([.L$1:.L88]))+[.$K88]-1)-[.B88]&lt;0;&quot;🡕&quot;;IF(INDEX([.B:.B];LOOKUP(2;1/([.L$1:.L88]=&quot;-&quot;);ROW([.L$1:.L88]))+[.$K88]-1)-[.B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88]=&quot;-&quot;);ROW([.M$1:.M88]))+[.$K88]-1)-[.C88]&lt;-[$settings.$B$3];&quot;🡑&quot;;IF(INDEX([.C:.C];LOOKUP(2;1/([.M$1:.M88]=&quot;-&quot;);ROW([.M$1:.M88]))+[.$K88]-1)-[.C88]&lt;0;&quot;🡕&quot;;IF(INDEX([.C:.C];LOOKUP(2;1/([.M$1:.M88]=&quot;-&quot;);ROW([.M$1:.M88]))+[.$K88]-1)-[.C8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88]-[.D88]&lt;0;&quot;?&quot;;IF(  MIN((INDEX([.B:.B];LOOKUP(2;1/([.N$1:.N88]=&quot;-&quot;);ROW([.N$1:.N88]))+[.$K88]-1)-INDEX([.D:.D];LOOKUP(2;1/([.N$1:.N88]=&quot;-&quot;);ROW([.N$1:.N88]))+[.$K88]-1));0)-([.B88]-[.D88])&lt;-[$settings.$B$3];&quot;🡓&quot;;IF(   MIN((INDEX([.B:.B];LOOKUP(2;1/([.N$1:.N88]=&quot;-&quot;);ROW([.N$1:.N88]))+[.$K88]-1)-INDEX([.D:.D];LOOKUP(2;1/([.N$1:.N88]=&quot;-&quot;);ROW([.N$1:.N88]))+[.$K88]-1));0)-([.B88]-[.D88])&lt;0;&quot;🡖&quot;;IF(    MIN((INDEX([.B:.B];LOOKUP(2;1/([.N$1:.N88]=&quot;-&quot;);ROW([.N$1:.N88]))+[.$K88]-1)-INDEX([.D:.D];LOOKUP(2;1/([.N$1:.N88]=&quot;-&quot;);ROW([.N$1:.N88]))+[.$K88]-1));0)-([.B88]-[.D8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88]=&quot;-&quot;);ROW([.O$1:.O88]))+[.$K88]-1)-[.D88]&lt;-[$settings.$B$3];&quot;🡑&quot;;IF(INDEX([.D:.D];LOOKUP(2;1/([.O$1:.O88]=&quot;-&quot;);ROW([.O$1:.O88]))+[.$K88]-1)-[.D88]&lt;0;&quot;🡕&quot;;IF(INDEX([.D:.D];LOOKUP(2;1/([.O$1:.O88]=&quot;-&quot;);ROW([.O$1:.O88]))+[.$K88]-1)-[.D8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89]=&quot;-&quot;);ROW([.L$1:.L89]))+[.$K89]-1)-[.B89]&lt;-[$settings.$B$3];&quot;🡑&quot;;IF(INDEX([.B:.B];LOOKUP(2;1/([.L$1:.L89]=&quot;-&quot;);ROW([.L$1:.L89]))+[.$K89]-1)-[.B89]&lt;0;&quot;🡕&quot;;IF(INDEX([.B:.B];LOOKUP(2;1/([.L$1:.L89]=&quot;-&quot;);ROW([.L$1:.L89]))+[.$K89]-1)-[.B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89]=&quot;-&quot;);ROW([.M$1:.M89]))+[.$K89]-1)-[.C89]&lt;-[$settings.$B$3];&quot;🡑&quot;;IF(INDEX([.C:.C];LOOKUP(2;1/([.M$1:.M89]=&quot;-&quot;);ROW([.M$1:.M89]))+[.$K89]-1)-[.C89]&lt;0;&quot;🡕&quot;;IF(INDEX([.C:.C];LOOKUP(2;1/([.M$1:.M89]=&quot;-&quot;);ROW([.M$1:.M89]))+[.$K89]-1)-[.C89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89]-[.D89]&lt;0;&quot;?&quot;;IF(  MIN((INDEX([.B:.B];LOOKUP(2;1/([.N$1:.N89]=&quot;-&quot;);ROW([.N$1:.N89]))+[.$K89]-1)-INDEX([.D:.D];LOOKUP(2;1/([.N$1:.N89]=&quot;-&quot;);ROW([.N$1:.N89]))+[.$K89]-1));0)-([.B89]-[.D89])&lt;-[$settings.$B$3];&quot;🡓&quot;;IF(   MIN((INDEX([.B:.B];LOOKUP(2;1/([.N$1:.N89]=&quot;-&quot;);ROW([.N$1:.N89]))+[.$K89]-1)-INDEX([.D:.D];LOOKUP(2;1/([.N$1:.N89]=&quot;-&quot;);ROW([.N$1:.N89]))+[.$K89]-1));0)-([.B89]-[.D89])&lt;0;&quot;🡖&quot;;IF(    MIN((INDEX([.B:.B];LOOKUP(2;1/([.N$1:.N89]=&quot;-&quot;);ROW([.N$1:.N89]))+[.$K89]-1)-INDEX([.D:.D];LOOKUP(2;1/([.N$1:.N89]=&quot;-&quot;);ROW([.N$1:.N89]))+[.$K89]-1));0)-([.B89]-[.D89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89]=&quot;-&quot;);ROW([.O$1:.O89]))+[.$K89]-1)-[.D89]&lt;-[$settings.$B$3];&quot;🡑&quot;;IF(INDEX([.D:.D];LOOKUP(2;1/([.O$1:.O89]=&quot;-&quot;);ROW([.O$1:.O89]))+[.$K89]-1)-[.D89]&lt;0;&quot;🡕&quot;;IF(INDEX([.D:.D];LOOKUP(2;1/([.O$1:.O89]=&quot;-&quot;);ROW([.O$1:.O89]))+[.$K89]-1)-[.D8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6" calcext:value-type="float">
            <text:p>95.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0]=&quot;-&quot;);ROW([.L$1:.L90]))+[.$K90]-1)-[.B90]&lt;-[$settings.$B$3];&quot;🡑&quot;;IF(INDEX([.B:.B];LOOKUP(2;1/([.L$1:.L90]=&quot;-&quot;);ROW([.L$1:.L90]))+[.$K90]-1)-[.B90]&lt;0;&quot;🡕&quot;;IF(INDEX([.B:.B];LOOKUP(2;1/([.L$1:.L90]=&quot;-&quot;);ROW([.L$1:.L90]))+[.$K90]-1)-[.B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0]=&quot;-&quot;);ROW([.M$1:.M90]))+[.$K90]-1)-[.C90]&lt;-[$settings.$B$3];&quot;🡑&quot;;IF(INDEX([.C:.C];LOOKUP(2;1/([.M$1:.M90]=&quot;-&quot;);ROW([.M$1:.M90]))+[.$K90]-1)-[.C90]&lt;0;&quot;🡕&quot;;IF(INDEX([.C:.C];LOOKUP(2;1/([.M$1:.M90]=&quot;-&quot;);ROW([.M$1:.M90]))+[.$K90]-1)-[.C9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0]-[.D90]&lt;0;&quot;?&quot;;IF(  MIN((INDEX([.B:.B];LOOKUP(2;1/([.N$1:.N90]=&quot;-&quot;);ROW([.N$1:.N90]))+[.$K90]-1)-INDEX([.D:.D];LOOKUP(2;1/([.N$1:.N90]=&quot;-&quot;);ROW([.N$1:.N90]))+[.$K90]-1));0)-([.B90]-[.D90])&lt;-[$settings.$B$3];&quot;🡓&quot;;IF(   MIN((INDEX([.B:.B];LOOKUP(2;1/([.N$1:.N90]=&quot;-&quot;);ROW([.N$1:.N90]))+[.$K90]-1)-INDEX([.D:.D];LOOKUP(2;1/([.N$1:.N90]=&quot;-&quot;);ROW([.N$1:.N90]))+[.$K90]-1));0)-([.B90]-[.D90])&lt;0;&quot;🡖&quot;;IF(    MIN((INDEX([.B:.B];LOOKUP(2;1/([.N$1:.N90]=&quot;-&quot;);ROW([.N$1:.N90]))+[.$K90]-1)-INDEX([.D:.D];LOOKUP(2;1/([.N$1:.N90]=&quot;-&quot;);ROW([.N$1:.N90]))+[.$K90]-1));0)-([.B90]-[.D90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0]=&quot;-&quot;);ROW([.O$1:.O90]))+[.$K90]-1)-[.D90]&lt;-[$settings.$B$3];&quot;🡑&quot;;IF(INDEX([.D:.D];LOOKUP(2;1/([.O$1:.O90]=&quot;-&quot;);ROW([.O$1:.O90]))+[.$K90]-1)-[.D90]&lt;0;&quot;🡕&quot;;IF(INDEX([.D:.D];LOOKUP(2;1/([.O$1:.O90]=&quot;-&quot;);ROW([.O$1:.O90]))+[.$K90]-1)-[.D9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1]=&quot;-&quot;);ROW([.L$1:.L91]))+[.$K91]-1)-[.B91]&lt;-[$settings.$B$3];&quot;🡑&quot;;IF(INDEX([.B:.B];LOOKUP(2;1/([.L$1:.L91]=&quot;-&quot;);ROW([.L$1:.L91]))+[.$K91]-1)-[.B91]&lt;0;&quot;🡕&quot;;IF(INDEX([.B:.B];LOOKUP(2;1/([.L$1:.L91]=&quot;-&quot;);ROW([.L$1:.L91]))+[.$K91]-1)-[.B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1]=&quot;-&quot;);ROW([.M$1:.M91]))+[.$K91]-1)-[.C91]&lt;-[$settings.$B$3];&quot;🡑&quot;;IF(INDEX([.C:.C];LOOKUP(2;1/([.M$1:.M91]=&quot;-&quot;);ROW([.M$1:.M91]))+[.$K91]-1)-[.C91]&lt;0;&quot;🡕&quot;;IF(INDEX([.C:.C];LOOKUP(2;1/([.M$1:.M91]=&quot;-&quot;);ROW([.M$1:.M91]))+[.$K91]-1)-[.C9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1]-[.D91]&lt;0;&quot;?&quot;;IF(  MIN((INDEX([.B:.B];LOOKUP(2;1/([.N$1:.N91]=&quot;-&quot;);ROW([.N$1:.N91]))+[.$K91]-1)-INDEX([.D:.D];LOOKUP(2;1/([.N$1:.N91]=&quot;-&quot;);ROW([.N$1:.N91]))+[.$K91]-1));0)-([.B91]-[.D91])&lt;-[$settings.$B$3];&quot;🡓&quot;;IF(   MIN((INDEX([.B:.B];LOOKUP(2;1/([.N$1:.N91]=&quot;-&quot;);ROW([.N$1:.N91]))+[.$K91]-1)-INDEX([.D:.D];LOOKUP(2;1/([.N$1:.N91]=&quot;-&quot;);ROW([.N$1:.N91]))+[.$K91]-1));0)-([.B91]-[.D91])&lt;0;&quot;🡖&quot;;IF(    MIN((INDEX([.B:.B];LOOKUP(2;1/([.N$1:.N91]=&quot;-&quot;);ROW([.N$1:.N91]))+[.$K91]-1)-INDEX([.D:.D];LOOKUP(2;1/([.N$1:.N91]=&quot;-&quot;);ROW([.N$1:.N91]))+[.$K91]-1));0)-([.B91]-[.D9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1]=&quot;-&quot;);ROW([.O$1:.O91]))+[.$K91]-1)-[.D91]&lt;-[$settings.$B$3];&quot;🡑&quot;;IF(INDEX([.D:.D];LOOKUP(2;1/([.O$1:.O91]=&quot;-&quot;);ROW([.O$1:.O91]))+[.$K91]-1)-[.D91]&lt;0;&quot;🡕&quot;;IF(INDEX([.D:.D];LOOKUP(2;1/([.O$1:.O91]=&quot;-&quot;);ROW([.O$1:.O91]))+[.$K91]-1)-[.D9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5.9" calcext:value-type="float">
            <text:p>-15.9</text:p>
          </table:table-cell>
          <table:table-cell office:value-type="float" office:value="-21.4" calcext:value-type="float">
            <text:p>-21.4</text:p>
          </table:table-cell>
          <table:table-cell office:value-type="float" office:value="-16.7" calcext:value-type="float">
            <text:p>-16.7</text:p>
          </table:table-cell>
          <table:table-cell office:value-type="float" office:value="-17.3" calcext:value-type="float">
            <text:p>-17.3</text:p>
          </table:table-cell>
          <table:table-cell office:value-type="float" office:value="-21.4" calcext:value-type="float">
            <text:p>-21.4</text:p>
          </table:table-cell>
          <table:table-cell office:value-type="float" office:value="-18.3" calcext:value-type="float">
            <text:p>-18.3</text:p>
          </table:table-cell>
          <table:table-cell office:value-type="float" office:value="3" calcext:value-type="float">
            <text:p>3</text:p>
          </table:table-cell>
          <table:table-cell table:style-name="ce33" table:formula="of:=IF(INDEX([.B:.B];LOOKUP(2;1/([.L$1:.L92]=&quot;-&quot;);ROW([.L$1:.L92]))+[.$K92]-1)-[.B92]&lt;-[$settings.$B$3];&quot;🡑&quot;;IF(INDEX([.B:.B];LOOKUP(2;1/([.L$1:.L92]=&quot;-&quot;);ROW([.L$1:.L92]))+[.$K92]-1)-[.B92]&lt;0;&quot;🡕&quot;;IF(INDEX([.B:.B];LOOKUP(2;1/([.L$1:.L92]=&quot;-&quot;);ROW([.L$1:.L92]))+[.$K92]-1)-[.B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92]=&quot;-&quot;);ROW([.M$1:.M92]))+[.$K92]-1)-[.C92]&lt;-[$settings.$B$3];&quot;🡑&quot;;IF(INDEX([.C:.C];LOOKUP(2;1/([.M$1:.M92]=&quot;-&quot;);ROW([.M$1:.M92]))+[.$K92]-1)-[.C92]&lt;0;&quot;🡕&quot;;IF(INDEX([.C:.C];LOOKUP(2;1/([.M$1:.M92]=&quot;-&quot;);ROW([.M$1:.M92]))+[.$K92]-1)-[.C92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92]-[.D92]&lt;0;&quot;?&quot;;IF(  MIN((INDEX([.B:.B];LOOKUP(2;1/([.N$1:.N92]=&quot;-&quot;);ROW([.N$1:.N92]))+[.$K92]-1)-INDEX([.D:.D];LOOKUP(2;1/([.N$1:.N92]=&quot;-&quot;);ROW([.N$1:.N92]))+[.$K92]-1));0)-([.B92]-[.D92])&lt;-[$settings.$B$3];&quot;🡓&quot;;IF(   MIN((INDEX([.B:.B];LOOKUP(2;1/([.N$1:.N92]=&quot;-&quot;);ROW([.N$1:.N92]))+[.$K92]-1)-INDEX([.D:.D];LOOKUP(2;1/([.N$1:.N92]=&quot;-&quot;);ROW([.N$1:.N92]))+[.$K92]-1));0)-([.B92]-[.D92])&lt;0;&quot;🡖&quot;;IF(    MIN((INDEX([.B:.B];LOOKUP(2;1/([.N$1:.N92]=&quot;-&quot;);ROW([.N$1:.N92]))+[.$K92]-1)-INDEX([.D:.D];LOOKUP(2;1/([.N$1:.N92]=&quot;-&quot;);ROW([.N$1:.N92]))+[.$K92]-1));0)-([.B92]-[.D92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2]=&quot;-&quot;);ROW([.O$1:.O92]))+[.$K92]-1)-[.D92]&lt;-[$settings.$B$3];&quot;🡑&quot;;IF(INDEX([.D:.D];LOOKUP(2;1/([.O$1:.O92]=&quot;-&quot;);ROW([.O$1:.O92]))+[.$K92]-1)-[.D92]&lt;0;&quot;🡕&quot;;IF(INDEX([.D:.D];LOOKUP(2;1/([.O$1:.O92]=&quot;-&quot;);ROW([.O$1:.O92]))+[.$K92]-1)-[.D92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3]=&quot;-&quot;);ROW([.L$1:.L93]))+[.$K93]-1)-[.B93]&lt;-[$settings.$B$3];&quot;🡑&quot;;IF(INDEX([.B:.B];LOOKUP(2;1/([.L$1:.L93]=&quot;-&quot;);ROW([.L$1:.L93]))+[.$K93]-1)-[.B93]&lt;0;&quot;🡕&quot;;IF(INDEX([.B:.B];LOOKUP(2;1/([.L$1:.L93]=&quot;-&quot;);ROW([.L$1:.L93]))+[.$K93]-1)-[.B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3]=&quot;-&quot;);ROW([.M$1:.M93]))+[.$K93]-1)-[.C93]&lt;-[$settings.$B$3];&quot;🡑&quot;;IF(INDEX([.C:.C];LOOKUP(2;1/([.M$1:.M93]=&quot;-&quot;);ROW([.M$1:.M93]))+[.$K93]-1)-[.C93]&lt;0;&quot;🡕&quot;;IF(INDEX([.C:.C];LOOKUP(2;1/([.M$1:.M93]=&quot;-&quot;);ROW([.M$1:.M93]))+[.$K93]-1)-[.C9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3]-[.D93]&lt;0;&quot;?&quot;;IF(  MIN((INDEX([.B:.B];LOOKUP(2;1/([.N$1:.N93]=&quot;-&quot;);ROW([.N$1:.N93]))+[.$K93]-1)-INDEX([.D:.D];LOOKUP(2;1/([.N$1:.N93]=&quot;-&quot;);ROW([.N$1:.N93]))+[.$K93]-1));0)-([.B93]-[.D93])&lt;-[$settings.$B$3];&quot;🡓&quot;;IF(   MIN((INDEX([.B:.B];LOOKUP(2;1/([.N$1:.N93]=&quot;-&quot;);ROW([.N$1:.N93]))+[.$K93]-1)-INDEX([.D:.D];LOOKUP(2;1/([.N$1:.N93]=&quot;-&quot;);ROW([.N$1:.N93]))+[.$K93]-1));0)-([.B93]-[.D93])&lt;0;&quot;🡖&quot;;IF(    MIN((INDEX([.B:.B];LOOKUP(2;1/([.N$1:.N93]=&quot;-&quot;);ROW([.N$1:.N93]))+[.$K93]-1)-INDEX([.D:.D];LOOKUP(2;1/([.N$1:.N93]=&quot;-&quot;);ROW([.N$1:.N93]))+[.$K93]-1));0)-([.B93]-[.D93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3]=&quot;-&quot;);ROW([.O$1:.O93]))+[.$K93]-1)-[.D93]&lt;-[$settings.$B$3];&quot;🡑&quot;;IF(INDEX([.D:.D];LOOKUP(2;1/([.O$1:.O93]=&quot;-&quot;);ROW([.O$1:.O93]))+[.$K93]-1)-[.D93]&lt;0;&quot;🡕&quot;;IF(INDEX([.D:.D];LOOKUP(2;1/([.O$1:.O93]=&quot;-&quot;);ROW([.O$1:.O93]))+[.$K93]-1)-[.D9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4]=&quot;-&quot;);ROW([.L$1:.L94]))+[.$K94]-1)-[.B94]&lt;-[$settings.$B$3];&quot;🡑&quot;;IF(INDEX([.B:.B];LOOKUP(2;1/([.L$1:.L94]=&quot;-&quot;);ROW([.L$1:.L94]))+[.$K94]-1)-[.B94]&lt;0;&quot;🡕&quot;;IF(INDEX([.B:.B];LOOKUP(2;1/([.L$1:.L94]=&quot;-&quot;);ROW([.L$1:.L94]))+[.$K94]-1)-[.B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4]=&quot;-&quot;);ROW([.M$1:.M94]))+[.$K94]-1)-[.C94]&lt;-[$settings.$B$3];&quot;🡑&quot;;IF(INDEX([.C:.C];LOOKUP(2;1/([.M$1:.M94]=&quot;-&quot;);ROW([.M$1:.M94]))+[.$K94]-1)-[.C94]&lt;0;&quot;🡕&quot;;IF(INDEX([.C:.C];LOOKUP(2;1/([.M$1:.M94]=&quot;-&quot;);ROW([.M$1:.M94]))+[.$K94]-1)-[.C9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4]-[.D94]&lt;0;&quot;?&quot;;IF(  MIN((INDEX([.B:.B];LOOKUP(2;1/([.N$1:.N94]=&quot;-&quot;);ROW([.N$1:.N94]))+[.$K94]-1)-INDEX([.D:.D];LOOKUP(2;1/([.N$1:.N94]=&quot;-&quot;);ROW([.N$1:.N94]))+[.$K94]-1));0)-([.B94]-[.D94])&lt;-[$settings.$B$3];&quot;🡓&quot;;IF(   MIN((INDEX([.B:.B];LOOKUP(2;1/([.N$1:.N94]=&quot;-&quot;);ROW([.N$1:.N94]))+[.$K94]-1)-INDEX([.D:.D];LOOKUP(2;1/([.N$1:.N94]=&quot;-&quot;);ROW([.N$1:.N94]))+[.$K94]-1));0)-([.B94]-[.D94])&lt;0;&quot;🡖&quot;;IF(    MIN((INDEX([.B:.B];LOOKUP(2;1/([.N$1:.N94]=&quot;-&quot;);ROW([.N$1:.N94]))+[.$K94]-1)-INDEX([.D:.D];LOOKUP(2;1/([.N$1:.N94]=&quot;-&quot;);ROW([.N$1:.N94]))+[.$K94]-1));0)-([.B94]-[.D94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94]=&quot;-&quot;);ROW([.O$1:.O94]))+[.$K94]-1)-[.D94]&lt;-[$settings.$B$3];&quot;🡑&quot;;IF(INDEX([.D:.D];LOOKUP(2;1/([.O$1:.O94]=&quot;-&quot;);ROW([.O$1:.O94]))+[.$K94]-1)-[.D94]&lt;0;&quot;🡕&quot;;IF(INDEX([.D:.D];LOOKUP(2;1/([.O$1:.O94]=&quot;-&quot;);ROW([.O$1:.O94]))+[.$K94]-1)-[.D94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5]=&quot;-&quot;);ROW([.L$1:.L95]))+[.$K95]-1)-[.B95]&lt;-[$settings.$B$3];&quot;🡑&quot;;IF(INDEX([.B:.B];LOOKUP(2;1/([.L$1:.L95]=&quot;-&quot;);ROW([.L$1:.L95]))+[.$K95]-1)-[.B95]&lt;0;&quot;🡕&quot;;IF(INDEX([.B:.B];LOOKUP(2;1/([.L$1:.L95]=&quot;-&quot;);ROW([.L$1:.L95]))+[.$K95]-1)-[.B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5]=&quot;-&quot;);ROW([.M$1:.M95]))+[.$K95]-1)-[.C95]&lt;-[$settings.$B$3];&quot;🡑&quot;;IF(INDEX([.C:.C];LOOKUP(2;1/([.M$1:.M95]=&quot;-&quot;);ROW([.M$1:.M95]))+[.$K95]-1)-[.C95]&lt;0;&quot;🡕&quot;;IF(INDEX([.C:.C];LOOKUP(2;1/([.M$1:.M95]=&quot;-&quot;);ROW([.M$1:.M95]))+[.$K95]-1)-[.C95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5]-[.D95]&lt;0;&quot;?&quot;;IF(  MIN((INDEX([.B:.B];LOOKUP(2;1/([.N$1:.N95]=&quot;-&quot;);ROW([.N$1:.N95]))+[.$K95]-1)-INDEX([.D:.D];LOOKUP(2;1/([.N$1:.N95]=&quot;-&quot;);ROW([.N$1:.N95]))+[.$K95]-1));0)-([.B95]-[.D95])&lt;-[$settings.$B$3];&quot;🡓&quot;;IF(   MIN((INDEX([.B:.B];LOOKUP(2;1/([.N$1:.N95]=&quot;-&quot;);ROW([.N$1:.N95]))+[.$K95]-1)-INDEX([.D:.D];LOOKUP(2;1/([.N$1:.N95]=&quot;-&quot;);ROW([.N$1:.N95]))+[.$K95]-1));0)-([.B95]-[.D95])&lt;0;&quot;🡖&quot;;IF(    MIN((INDEX([.B:.B];LOOKUP(2;1/([.N$1:.N95]=&quot;-&quot;);ROW([.N$1:.N95]))+[.$K95]-1)-INDEX([.D:.D];LOOKUP(2;1/([.N$1:.N95]=&quot;-&quot;);ROW([.N$1:.N95]))+[.$K95]-1));0)-([.B95]-[.D95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5]=&quot;-&quot;);ROW([.O$1:.O95]))+[.$K95]-1)-[.D95]&lt;-[$settings.$B$3];&quot;🡑&quot;;IF(INDEX([.D:.D];LOOKUP(2;1/([.O$1:.O95]=&quot;-&quot;);ROW([.O$1:.O95]))+[.$K95]-1)-[.D95]&lt;0;&quot;🡕&quot;;IF(INDEX([.D:.D];LOOKUP(2;1/([.O$1:.O95]=&quot;-&quot;);ROW([.O$1:.O95]))+[.$K95]-1)-[.D95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33" table:formula="of:=IF(INDEX([.B:.B];LOOKUP(2;1/([.L$1:.L96]=&quot;-&quot;);ROW([.L$1:.L96]))+[.$K96]-1)-[.B96]&lt;-[$settings.$B$3];&quot;🡑&quot;;IF(INDEX([.B:.B];LOOKUP(2;1/([.L$1:.L96]=&quot;-&quot;);ROW([.L$1:.L96]))+[.$K96]-1)-[.B96]&lt;0;&quot;🡕&quot;;IF(INDEX([.B:.B];LOOKUP(2;1/([.L$1:.L96]=&quot;-&quot;);ROW([.L$1:.L96]))+[.$K96]-1)-[.B96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6]=&quot;-&quot;);ROW([.M$1:.M96]))+[.$K96]-1)-[.C96]&lt;-[$settings.$B$3];&quot;🡑&quot;;IF(INDEX([.C:.C];LOOKUP(2;1/([.M$1:.M96]=&quot;-&quot;);ROW([.M$1:.M96]))+[.$K96]-1)-[.C96]&lt;0;&quot;🡕&quot;;IF(INDEX([.C:.C];LOOKUP(2;1/([.M$1:.M96]=&quot;-&quot;);ROW([.M$1:.M96]))+[.$K96]-1)-[.C9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6]-[.D96]&lt;0;&quot;?&quot;;IF(  MIN((INDEX([.B:.B];LOOKUP(2;1/([.N$1:.N96]=&quot;-&quot;);ROW([.N$1:.N96]))+[.$K96]-1)-INDEX([.D:.D];LOOKUP(2;1/([.N$1:.N96]=&quot;-&quot;);ROW([.N$1:.N96]))+[.$K96]-1));0)-([.B96]-[.D96])&lt;-[$settings.$B$3];&quot;🡓&quot;;IF(   MIN((INDEX([.B:.B];LOOKUP(2;1/([.N$1:.N96]=&quot;-&quot;);ROW([.N$1:.N96]))+[.$K96]-1)-INDEX([.D:.D];LOOKUP(2;1/([.N$1:.N96]=&quot;-&quot;);ROW([.N$1:.N96]))+[.$K96]-1));0)-([.B96]-[.D96])&lt;0;&quot;🡖&quot;;IF(    MIN((INDEX([.B:.B];LOOKUP(2;1/([.N$1:.N96]=&quot;-&quot;);ROW([.N$1:.N96]))+[.$K96]-1)-INDEX([.D:.D];LOOKUP(2;1/([.N$1:.N96]=&quot;-&quot;);ROW([.N$1:.N96]))+[.$K96]-1));0)-([.B96]-[.D9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6]=&quot;-&quot;);ROW([.O$1:.O96]))+[.$K96]-1)-[.D96]&lt;-[$settings.$B$3];&quot;🡑&quot;;IF(INDEX([.D:.D];LOOKUP(2;1/([.O$1:.O96]=&quot;-&quot;);ROW([.O$1:.O96]))+[.$K96]-1)-[.D96]&lt;0;&quot;🡕&quot;;IF(INDEX([.D:.D];LOOKUP(2;1/([.O$1:.O96]=&quot;-&quot;);ROW([.O$1:.O96]))+[.$K96]-1)-[.D9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7]=&quot;-&quot;);ROW([.L$1:.L97]))+[.$K97]-1)-[.B97]&lt;-[$settings.$B$3];&quot;🡑&quot;;IF(INDEX([.B:.B];LOOKUP(2;1/([.L$1:.L97]=&quot;-&quot;);ROW([.L$1:.L97]))+[.$K97]-1)-[.B97]&lt;0;&quot;🡕&quot;;IF(INDEX([.B:.B];LOOKUP(2;1/([.L$1:.L97]=&quot;-&quot;);ROW([.L$1:.L97]))+[.$K97]-1)-[.B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97]=&quot;-&quot;);ROW([.M$1:.M97]))+[.$K97]-1)-[.C97]&lt;-[$settings.$B$3];&quot;🡑&quot;;IF(INDEX([.C:.C];LOOKUP(2;1/([.M$1:.M97]=&quot;-&quot;);ROW([.M$1:.M97]))+[.$K97]-1)-[.C97]&lt;0;&quot;🡕&quot;;IF(INDEX([.C:.C];LOOKUP(2;1/([.M$1:.M97]=&quot;-&quot;);ROW([.M$1:.M97]))+[.$K97]-1)-[.C97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7]-[.D97]&lt;0;&quot;?&quot;;IF(  MIN((INDEX([.B:.B];LOOKUP(2;1/([.N$1:.N97]=&quot;-&quot;);ROW([.N$1:.N97]))+[.$K97]-1)-INDEX([.D:.D];LOOKUP(2;1/([.N$1:.N97]=&quot;-&quot;);ROW([.N$1:.N97]))+[.$K97]-1));0)-([.B97]-[.D97])&lt;-[$settings.$B$3];&quot;🡓&quot;;IF(   MIN((INDEX([.B:.B];LOOKUP(2;1/([.N$1:.N97]=&quot;-&quot;);ROW([.N$1:.N97]))+[.$K97]-1)-INDEX([.D:.D];LOOKUP(2;1/([.N$1:.N97]=&quot;-&quot;);ROW([.N$1:.N97]))+[.$K97]-1));0)-([.B97]-[.D97])&lt;0;&quot;🡖&quot;;IF(    MIN((INDEX([.B:.B];LOOKUP(2;1/([.N$1:.N97]=&quot;-&quot;);ROW([.N$1:.N97]))+[.$K97]-1)-INDEX([.D:.D];LOOKUP(2;1/([.N$1:.N97]=&quot;-&quot;);ROW([.N$1:.N97]))+[.$K97]-1));0)-([.B97]-[.D97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7]=&quot;-&quot;);ROW([.O$1:.O97]))+[.$K97]-1)-[.D97]&lt;-[$settings.$B$3];&quot;🡑&quot;;IF(INDEX([.D:.D];LOOKUP(2;1/([.O$1:.O97]=&quot;-&quot;);ROW([.O$1:.O97]))+[.$K97]-1)-[.D97]&lt;0;&quot;🡕&quot;;IF(INDEX([.D:.D];LOOKUP(2;1/([.O$1:.O97]=&quot;-&quot;);ROW([.O$1:.O97]))+[.$K97]-1)-[.D97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6.1" calcext:value-type="float">
            <text:p>96.1</text:p>
          </table:table-cell>
          <table:table-cell office:value-type="float" office:value="95.8" calcext:value-type="float">
            <text:p>95.8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8]=&quot;-&quot;);ROW([.L$1:.L98]))+[.$K98]-1)-[.B98]&lt;-[$settings.$B$3];&quot;🡑&quot;;IF(INDEX([.B:.B];LOOKUP(2;1/([.L$1:.L98]=&quot;-&quot;);ROW([.L$1:.L98]))+[.$K98]-1)-[.B98]&lt;0;&quot;🡕&quot;;IF(INDEX([.B:.B];LOOKUP(2;1/([.L$1:.L98]=&quot;-&quot;);ROW([.L$1:.L98]))+[.$K98]-1)-[.B98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8]=&quot;-&quot;);ROW([.M$1:.M98]))+[.$K98]-1)-[.C98]&lt;-[$settings.$B$3];&quot;🡑&quot;;IF(INDEX([.C:.C];LOOKUP(2;1/([.M$1:.M98]=&quot;-&quot;);ROW([.M$1:.M98]))+[.$K98]-1)-[.C98]&lt;0;&quot;🡕&quot;;IF(INDEX([.C:.C];LOOKUP(2;1/([.M$1:.M98]=&quot;-&quot;);ROW([.M$1:.M98]))+[.$K98]-1)-[.C98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98]-[.D98]&lt;0;&quot;?&quot;;IF(  MIN((INDEX([.B:.B];LOOKUP(2;1/([.N$1:.N98]=&quot;-&quot;);ROW([.N$1:.N98]))+[.$K98]-1)-INDEX([.D:.D];LOOKUP(2;1/([.N$1:.N98]=&quot;-&quot;);ROW([.N$1:.N98]))+[.$K98]-1));0)-([.B98]-[.D98])&lt;-[$settings.$B$3];&quot;🡓&quot;;IF(   MIN((INDEX([.B:.B];LOOKUP(2;1/([.N$1:.N98]=&quot;-&quot;);ROW([.N$1:.N98]))+[.$K98]-1)-INDEX([.D:.D];LOOKUP(2;1/([.N$1:.N98]=&quot;-&quot;);ROW([.N$1:.N98]))+[.$K98]-1));0)-([.B98]-[.D98])&lt;0;&quot;🡖&quot;;IF(    MIN((INDEX([.B:.B];LOOKUP(2;1/([.N$1:.N98]=&quot;-&quot;);ROW([.N$1:.N98]))+[.$K98]-1)-INDEX([.D:.D];LOOKUP(2;1/([.N$1:.N98]=&quot;-&quot;);ROW([.N$1:.N98]))+[.$K98]-1));0)-([.B98]-[.D98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8]=&quot;-&quot;);ROW([.O$1:.O98]))+[.$K98]-1)-[.D98]&lt;-[$settings.$B$3];&quot;🡑&quot;;IF(INDEX([.D:.D];LOOKUP(2;1/([.O$1:.O98]=&quot;-&quot;);ROW([.O$1:.O98]))+[.$K98]-1)-[.D98]&lt;0;&quot;🡕&quot;;IF(INDEX([.D:.D];LOOKUP(2;1/([.O$1:.O98]=&quot;-&quot;);ROW([.O$1:.O98]))+[.$K98]-1)-[.D98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99]=&quot;-&quot;);ROW([.L$1:.L99]))+[.$K99]-1)-[.B99]&lt;-[$settings.$B$3];&quot;🡑&quot;;IF(INDEX([.B:.B];LOOKUP(2;1/([.L$1:.L99]=&quot;-&quot;);ROW([.L$1:.L99]))+[.$K99]-1)-[.B99]&lt;0;&quot;🡕&quot;;IF(INDEX([.B:.B];LOOKUP(2;1/([.L$1:.L99]=&quot;-&quot;);ROW([.L$1:.L99]))+[.$K99]-1)-[.B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99]=&quot;-&quot;);ROW([.M$1:.M99]))+[.$K99]-1)-[.C99]&lt;-[$settings.$B$3];&quot;🡑&quot;;IF(INDEX([.C:.C];LOOKUP(2;1/([.M$1:.M99]=&quot;-&quot;);ROW([.M$1:.M99]))+[.$K99]-1)-[.C99]&lt;0;&quot;🡕&quot;;IF(INDEX([.C:.C];LOOKUP(2;1/([.M$1:.M99]=&quot;-&quot;);ROW([.M$1:.M99]))+[.$K99]-1)-[.C99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99]-[.D99]&lt;0;&quot;?&quot;;IF(  MIN((INDEX([.B:.B];LOOKUP(2;1/([.N$1:.N99]=&quot;-&quot;);ROW([.N$1:.N99]))+[.$K99]-1)-INDEX([.D:.D];LOOKUP(2;1/([.N$1:.N99]=&quot;-&quot;);ROW([.N$1:.N99]))+[.$K99]-1));0)-([.B99]-[.D99])&lt;-[$settings.$B$3];&quot;🡓&quot;;IF(   MIN((INDEX([.B:.B];LOOKUP(2;1/([.N$1:.N99]=&quot;-&quot;);ROW([.N$1:.N99]))+[.$K99]-1)-INDEX([.D:.D];LOOKUP(2;1/([.N$1:.N99]=&quot;-&quot;);ROW([.N$1:.N99]))+[.$K99]-1));0)-([.B99]-[.D99])&lt;0;&quot;🡖&quot;;IF(    MIN((INDEX([.B:.B];LOOKUP(2;1/([.N$1:.N99]=&quot;-&quot;);ROW([.N$1:.N99]))+[.$K99]-1)-INDEX([.D:.D];LOOKUP(2;1/([.N$1:.N99]=&quot;-&quot;);ROW([.N$1:.N99]))+[.$K99]-1));0)-([.B99]-[.D99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99]=&quot;-&quot;);ROW([.O$1:.O99]))+[.$K99]-1)-[.D99]&lt;-[$settings.$B$3];&quot;🡑&quot;;IF(INDEX([.D:.D];LOOKUP(2;1/([.O$1:.O99]=&quot;-&quot;);ROW([.O$1:.O99]))+[.$K99]-1)-[.D99]&lt;0;&quot;🡕&quot;;IF(INDEX([.D:.D];LOOKUP(2;1/([.O$1:.O99]=&quot;-&quot;);ROW([.O$1:.O99]))+[.$K99]-1)-[.D99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0]=&quot;-&quot;);ROW([.L$1:.L100]))+[.$K100]-1)-[.B100]&lt;-[$settings.$B$3];&quot;🡑&quot;;IF(INDEX([.B:.B];LOOKUP(2;1/([.L$1:.L100]=&quot;-&quot;);ROW([.L$1:.L100]))+[.$K100]-1)-[.B100]&lt;0;&quot;🡕&quot;;IF(INDEX([.B:.B];LOOKUP(2;1/([.L$1:.L100]=&quot;-&quot;);ROW([.L$1:.L100]))+[.$K100]-1)-[.B100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0]=&quot;-&quot;);ROW([.M$1:.M100]))+[.$K100]-1)-[.C100]&lt;-[$settings.$B$3];&quot;🡑&quot;;IF(INDEX([.C:.C];LOOKUP(2;1/([.M$1:.M100]=&quot;-&quot;);ROW([.M$1:.M100]))+[.$K100]-1)-[.C100]&lt;0;&quot;🡕&quot;;IF(INDEX([.C:.C];LOOKUP(2;1/([.M$1:.M100]=&quot;-&quot;);ROW([.M$1:.M100]))+[.$K100]-1)-[.C100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0]-[.D100]&lt;0;&quot;?&quot;;IF(  MIN((INDEX([.B:.B];LOOKUP(2;1/([.N$1:.N100]=&quot;-&quot;);ROW([.N$1:.N100]))+[.$K100]-1)-INDEX([.D:.D];LOOKUP(2;1/([.N$1:.N100]=&quot;-&quot;);ROW([.N$1:.N100]))+[.$K100]-1));0)-([.B100]-[.D100])&lt;-[$settings.$B$3];&quot;🡓&quot;;IF(   MIN((INDEX([.B:.B];LOOKUP(2;1/([.N$1:.N100]=&quot;-&quot;);ROW([.N$1:.N100]))+[.$K100]-1)-INDEX([.D:.D];LOOKUP(2;1/([.N$1:.N100]=&quot;-&quot;);ROW([.N$1:.N100]))+[.$K100]-1));0)-([.B100]-[.D100])&lt;0;&quot;🡖&quot;;IF(    MIN((INDEX([.B:.B];LOOKUP(2;1/([.N$1:.N100]=&quot;-&quot;);ROW([.N$1:.N100]))+[.$K100]-1)-INDEX([.D:.D];LOOKUP(2;1/([.N$1:.N100]=&quot;-&quot;);ROW([.N$1:.N100]))+[.$K100]-1));0)-([.B100]-[.D100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0]=&quot;-&quot;);ROW([.O$1:.O100]))+[.$K100]-1)-[.D100]&lt;-[$settings.$B$3];&quot;🡑&quot;;IF(INDEX([.D:.D];LOOKUP(2;1/([.O$1:.O100]=&quot;-&quot;);ROW([.O$1:.O100]))+[.$K100]-1)-[.D100]&lt;0;&quot;🡕&quot;;IF(INDEX([.D:.D];LOOKUP(2;1/([.O$1:.O100]=&quot;-&quot;);ROW([.O$1:.O100]))+[.$K100]-1)-[.D100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33" table:formula="of:=IF(INDEX([.B:.B];LOOKUP(2;1/([.L$1:.L101]=&quot;-&quot;);ROW([.L$1:.L101]))+[.$K101]-1)-[.B101]&lt;-[$settings.$B$3];&quot;🡑&quot;;IF(INDEX([.B:.B];LOOKUP(2;1/([.L$1:.L101]=&quot;-&quot;);ROW([.L$1:.L101]))+[.$K101]-1)-[.B101]&lt;0;&quot;🡕&quot;;IF(INDEX([.B:.B];LOOKUP(2;1/([.L$1:.L101]=&quot;-&quot;);ROW([.L$1:.L101]))+[.$K101]-1)-[.B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1]=&quot;-&quot;);ROW([.M$1:.M101]))+[.$K101]-1)-[.C101]&lt;-[$settings.$B$3];&quot;🡑&quot;;IF(INDEX([.C:.C];LOOKUP(2;1/([.M$1:.M101]=&quot;-&quot;);ROW([.M$1:.M101]))+[.$K101]-1)-[.C101]&lt;0;&quot;🡕&quot;;IF(INDEX([.C:.C];LOOKUP(2;1/([.M$1:.M101]=&quot;-&quot;);ROW([.M$1:.M101]))+[.$K101]-1)-[.C101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[.B101]-[.D101]&lt;0;&quot;?&quot;;IF(  MIN((INDEX([.B:.B];LOOKUP(2;1/([.N$1:.N101]=&quot;-&quot;);ROW([.N$1:.N101]))+[.$K101]-1)-INDEX([.D:.D];LOOKUP(2;1/([.N$1:.N101]=&quot;-&quot;);ROW([.N$1:.N101]))+[.$K101]-1));0)-([.B101]-[.D101])&lt;-[$settings.$B$3];&quot;🡓&quot;;IF(   MIN((INDEX([.B:.B];LOOKUP(2;1/([.N$1:.N101]=&quot;-&quot;);ROW([.N$1:.N101]))+[.$K101]-1)-INDEX([.D:.D];LOOKUP(2;1/([.N$1:.N101]=&quot;-&quot;);ROW([.N$1:.N101]))+[.$K101]-1));0)-([.B101]-[.D101])&lt;0;&quot;🡖&quot;;IF(    MIN((INDEX([.B:.B];LOOKUP(2;1/([.N$1:.N101]=&quot;-&quot;);ROW([.N$1:.N101]))+[.$K101]-1)-INDEX([.D:.D];LOOKUP(2;1/([.N$1:.N101]=&quot;-&quot;);ROW([.N$1:.N101]))+[.$K101]-1));0)-([.B101]-[.D101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1]=&quot;-&quot;);ROW([.O$1:.O101]))+[.$K101]-1)-[.D101]&lt;-[$settings.$B$3];&quot;🡑&quot;;IF(INDEX([.D:.D];LOOKUP(2;1/([.O$1:.O101]=&quot;-&quot;);ROW([.O$1:.O101]))+[.$K101]-1)-[.D101]&lt;0;&quot;🡕&quot;;IF(INDEX([.D:.D];LOOKUP(2;1/([.O$1:.O101]=&quot;-&quot;);ROW([.O$1:.O101]))+[.$K101]-1)-[.D101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2]=&quot;-&quot;);ROW([.L$1:.L102]))+[.$K102]-1)-[.B102]&lt;-[$settings.$B$3];&quot;🡑&quot;;IF(INDEX([.B:.B];LOOKUP(2;1/([.L$1:.L102]=&quot;-&quot;);ROW([.L$1:.L102]))+[.$K102]-1)-[.B102]&lt;0;&quot;🡕&quot;;IF(INDEX([.B:.B];LOOKUP(2;1/([.L$1:.L102]=&quot;-&quot;);ROW([.L$1:.L102]))+[.$K102]-1)-[.B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2]=&quot;-&quot;);ROW([.M$1:.M102]))+[.$K102]-1)-[.C102]&lt;-[$settings.$B$3];&quot;🡑&quot;;IF(INDEX([.C:.C];LOOKUP(2;1/([.M$1:.M102]=&quot;-&quot;);ROW([.M$1:.M102]))+[.$K102]-1)-[.C102]&lt;0;&quot;🡕&quot;;IF(INDEX([.C:.C];LOOKUP(2;1/([.M$1:.M102]=&quot;-&quot;);ROW([.M$1:.M102]))+[.$K102]-1)-[.C102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2]-[.D102]&lt;0;&quot;?&quot;;IF(  MIN((INDEX([.B:.B];LOOKUP(2;1/([.N$1:.N102]=&quot;-&quot;);ROW([.N$1:.N102]))+[.$K102]-1)-INDEX([.D:.D];LOOKUP(2;1/([.N$1:.N102]=&quot;-&quot;);ROW([.N$1:.N102]))+[.$K102]-1));0)-([.B102]-[.D102])&lt;-[$settings.$B$3];&quot;🡓&quot;;IF(   MIN((INDEX([.B:.B];LOOKUP(2;1/([.N$1:.N102]=&quot;-&quot;);ROW([.N$1:.N102]))+[.$K102]-1)-INDEX([.D:.D];LOOKUP(2;1/([.N$1:.N102]=&quot;-&quot;);ROW([.N$1:.N102]))+[.$K102]-1));0)-([.B102]-[.D102])&lt;0;&quot;🡖&quot;;IF(    MIN((INDEX([.B:.B];LOOKUP(2;1/([.N$1:.N102]=&quot;-&quot;);ROW([.N$1:.N102]))+[.$K102]-1)-INDEX([.D:.D];LOOKUP(2;1/([.N$1:.N102]=&quot;-&quot;);ROW([.N$1:.N102]))+[.$K102]-1));0)-([.B102]-[.D102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2]=&quot;-&quot;);ROW([.O$1:.O102]))+[.$K102]-1)-[.D102]&lt;-[$settings.$B$3];&quot;🡑&quot;;IF(INDEX([.D:.D];LOOKUP(2;1/([.O$1:.O102]=&quot;-&quot;);ROW([.O$1:.O102]))+[.$K102]-1)-[.D102]&lt;0;&quot;🡕&quot;;IF(INDEX([.D:.D];LOOKUP(2;1/([.O$1:.O102]=&quot;-&quot;);ROW([.O$1:.O102]))+[.$K102]-1)-[.D102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3]=&quot;-&quot;);ROW([.L$1:.L103]))+[.$K103]-1)-[.B103]&lt;-[$settings.$B$3];&quot;🡑&quot;;IF(INDEX([.B:.B];LOOKUP(2;1/([.L$1:.L103]=&quot;-&quot;);ROW([.L$1:.L103]))+[.$K103]-1)-[.B103]&lt;0;&quot;🡕&quot;;IF(INDEX([.B:.B];LOOKUP(2;1/([.L$1:.L103]=&quot;-&quot;);ROW([.L$1:.L103]))+[.$K103]-1)-[.B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3]=&quot;-&quot;);ROW([.M$1:.M103]))+[.$K103]-1)-[.C103]&lt;-[$settings.$B$3];&quot;🡑&quot;;IF(INDEX([.C:.C];LOOKUP(2;1/([.M$1:.M103]=&quot;-&quot;);ROW([.M$1:.M103]))+[.$K103]-1)-[.C103]&lt;0;&quot;🡕&quot;;IF(INDEX([.C:.C];LOOKUP(2;1/([.M$1:.M103]=&quot;-&quot;);ROW([.M$1:.M103]))+[.$K103]-1)-[.C103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3]-[.D103]&lt;0;&quot;?&quot;;IF(  MIN((INDEX([.B:.B];LOOKUP(2;1/([.N$1:.N103]=&quot;-&quot;);ROW([.N$1:.N103]))+[.$K103]-1)-INDEX([.D:.D];LOOKUP(2;1/([.N$1:.N103]=&quot;-&quot;);ROW([.N$1:.N103]))+[.$K103]-1));0)-([.B103]-[.D103])&lt;-[$settings.$B$3];&quot;🡓&quot;;IF(   MIN((INDEX([.B:.B];LOOKUP(2;1/([.N$1:.N103]=&quot;-&quot;);ROW([.N$1:.N103]))+[.$K103]-1)-INDEX([.D:.D];LOOKUP(2;1/([.N$1:.N103]=&quot;-&quot;);ROW([.N$1:.N103]))+[.$K103]-1));0)-([.B103]-[.D103])&lt;0;&quot;🡖&quot;;IF(    MIN((INDEX([.B:.B];LOOKUP(2;1/([.N$1:.N103]=&quot;-&quot;);ROW([.N$1:.N103]))+[.$K103]-1)-INDEX([.D:.D];LOOKUP(2;1/([.N$1:.N103]=&quot;-&quot;);ROW([.N$1:.N103]))+[.$K103]-1));0)-([.B103]-[.D103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3]=&quot;-&quot;);ROW([.O$1:.O103]))+[.$K103]-1)-[.D103]&lt;-[$settings.$B$3];&quot;🡑&quot;;IF(INDEX([.D:.D];LOOKUP(2;1/([.O$1:.O103]=&quot;-&quot;);ROW([.O$1:.O103]))+[.$K103]-1)-[.D103]&lt;0;&quot;🡕&quot;;IF(INDEX([.D:.D];LOOKUP(2;1/([.O$1:.O103]=&quot;-&quot;);ROW([.O$1:.O103]))+[.$K103]-1)-[.D103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table:style-name="ce33" table:formula="of:=IF(INDEX([.B:.B];LOOKUP(2;1/([.L$1:.L104]=&quot;-&quot;);ROW([.L$1:.L104]))+[.$K104]-1)-[.B104]&lt;-[$settings.$B$3];&quot;🡑&quot;;IF(INDEX([.B:.B];LOOKUP(2;1/([.L$1:.L104]=&quot;-&quot;);ROW([.L$1:.L104]))+[.$K104]-1)-[.B104]&lt;0;&quot;🡕&quot;;IF(INDEX([.B:.B];LOOKUP(2;1/([.L$1:.L104]=&quot;-&quot;);ROW([.L$1:.L104]))+[.$K104]-1)-[.B104]&gt;[$settings.$B$3];&quot;🡓&quot;;&quot;🡖&quot;)))" office:value-type="string" office:string-value="🡕" calcext:value-type="string">
            <text:p>🡕</text:p>
          </table:table-cell>
          <table:table-cell table:style-name="ce33" table:formula="of:=IF(INDEX([.C:.C];LOOKUP(2;1/([.M$1:.M104]=&quot;-&quot;);ROW([.M$1:.M104]))+[.$K104]-1)-[.C104]&lt;-[$settings.$B$3];&quot;🡑&quot;;IF(INDEX([.C:.C];LOOKUP(2;1/([.M$1:.M104]=&quot;-&quot;);ROW([.M$1:.M104]))+[.$K104]-1)-[.C104]&lt;0;&quot;🡕&quot;;IF(INDEX([.C:.C];LOOKUP(2;1/([.M$1:.M104]=&quot;-&quot;);ROW([.M$1:.M104]))+[.$K104]-1)-[.C104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4]-[.D104]&lt;0;&quot;?&quot;;IF(  MIN((INDEX([.B:.B];LOOKUP(2;1/([.N$1:.N104]=&quot;-&quot;);ROW([.N$1:.N104]))+[.$K104]-1)-INDEX([.D:.D];LOOKUP(2;1/([.N$1:.N104]=&quot;-&quot;);ROW([.N$1:.N104]))+[.$K104]-1));0)-([.B104]-[.D104])&lt;-[$settings.$B$3];&quot;🡓&quot;;IF(   MIN((INDEX([.B:.B];LOOKUP(2;1/([.N$1:.N104]=&quot;-&quot;);ROW([.N$1:.N104]))+[.$K104]-1)-INDEX([.D:.D];LOOKUP(2;1/([.N$1:.N104]=&quot;-&quot;);ROW([.N$1:.N104]))+[.$K104]-1));0)-([.B104]-[.D104])&lt;0;&quot;🡖&quot;;IF(    MIN((INDEX([.B:.B];LOOKUP(2;1/([.N$1:.N104]=&quot;-&quot;);ROW([.N$1:.N104]))+[.$K104]-1)-INDEX([.D:.D];LOOKUP(2;1/([.N$1:.N104]=&quot;-&quot;);ROW([.N$1:.N104]))+[.$K104]-1));0)-([.B104]-[.D104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4]=&quot;-&quot;);ROW([.O$1:.O104]))+[.$K104]-1)-[.D104]&lt;-[$settings.$B$3];&quot;🡑&quot;;IF(INDEX([.D:.D];LOOKUP(2;1/([.O$1:.O104]=&quot;-&quot;);ROW([.O$1:.O104]))+[.$K104]-1)-[.D104]&lt;0;&quot;🡕&quot;;IF(INDEX([.D:.D];LOOKUP(2;1/([.O$1:.O104]=&quot;-&quot;);ROW([.O$1:.O104]))+[.$K104]-1)-[.D104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5]=&quot;-&quot;);ROW([.L$1:.L105]))+[.$K105]-1)-[.B105]&lt;-[$settings.$B$3];&quot;🡑&quot;;IF(INDEX([.B:.B];LOOKUP(2;1/([.L$1:.L105]=&quot;-&quot;);ROW([.L$1:.L105]))+[.$K105]-1)-[.B105]&lt;0;&quot;🡕&quot;;IF(INDEX([.B:.B];LOOKUP(2;1/([.L$1:.L105]=&quot;-&quot;);ROW([.L$1:.L105]))+[.$K105]-1)-[.B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5]=&quot;-&quot;);ROW([.M$1:.M105]))+[.$K105]-1)-[.C105]&lt;-[$settings.$B$3];&quot;🡑&quot;;IF(INDEX([.C:.C];LOOKUP(2;1/([.M$1:.M105]=&quot;-&quot;);ROW([.M$1:.M105]))+[.$K105]-1)-[.C105]&lt;0;&quot;🡕&quot;;IF(INDEX([.C:.C];LOOKUP(2;1/([.M$1:.M105]=&quot;-&quot;);ROW([.M$1:.M105]))+[.$K105]-1)-[.C105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5]-[.D105]&lt;0;&quot;?&quot;;IF(  MIN((INDEX([.B:.B];LOOKUP(2;1/([.N$1:.N105]=&quot;-&quot;);ROW([.N$1:.N105]))+[.$K105]-1)-INDEX([.D:.D];LOOKUP(2;1/([.N$1:.N105]=&quot;-&quot;);ROW([.N$1:.N105]))+[.$K105]-1));0)-([.B105]-[.D105])&lt;-[$settings.$B$3];&quot;🡓&quot;;IF(   MIN((INDEX([.B:.B];LOOKUP(2;1/([.N$1:.N105]=&quot;-&quot;);ROW([.N$1:.N105]))+[.$K105]-1)-INDEX([.D:.D];LOOKUP(2;1/([.N$1:.N105]=&quot;-&quot;);ROW([.N$1:.N105]))+[.$K105]-1));0)-([.B105]-[.D105])&lt;0;&quot;🡖&quot;;IF(    MIN((INDEX([.B:.B];LOOKUP(2;1/([.N$1:.N105]=&quot;-&quot;);ROW([.N$1:.N105]))+[.$K105]-1)-INDEX([.D:.D];LOOKUP(2;1/([.N$1:.N105]=&quot;-&quot;);ROW([.N$1:.N105]))+[.$K105]-1));0)-([.B105]-[.D105])&gt;[$settings.$B$3];&quot;🡑&quot;;&quot;🡕&quot;   )  ) ))" office:value-type="string" office:string-value="?" calcext:value-type="string">
            <text:p>?</text:p>
          </table:table-cell>
          <table:table-cell table:style-name="ce33" table:formula="of:=IF(INDEX([.D:.D];LOOKUP(2;1/([.O$1:.O105]=&quot;-&quot;);ROW([.O$1:.O105]))+[.$K105]-1)-[.D105]&lt;-[$settings.$B$3];&quot;🡑&quot;;IF(INDEX([.D:.D];LOOKUP(2;1/([.O$1:.O105]=&quot;-&quot;);ROW([.O$1:.O105]))+[.$K105]-1)-[.D105]&lt;0;&quot;🡕&quot;;IF(INDEX([.D:.D];LOOKUP(2;1/([.O$1:.O105]=&quot;-&quot;);ROW([.O$1:.O105]))+[.$K105]-1)-[.D105]&gt;[$settings.$B$3];&quot;🡓&quot;;&quot;🡖&quot;)))" office:value-type="string" office:string-value="🡕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95.9" calcext:value-type="float">
            <text:p>95.9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6]=&quot;-&quot;);ROW([.L$1:.L106]))+[.$K106]-1)-[.B106]&lt;-[$settings.$B$3];&quot;🡑&quot;;IF(INDEX([.B:.B];LOOKUP(2;1/([.L$1:.L106]=&quot;-&quot;);ROW([.L$1:.L106]))+[.$K106]-1)-[.B106]&lt;0;&quot;🡕&quot;;IF(INDEX([.B:.B];LOOKUP(2;1/([.L$1:.L106]=&quot;-&quot;);ROW([.L$1:.L106]))+[.$K106]-1)-[.B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INDEX([.C:.C];LOOKUP(2;1/([.M$1:.M106]=&quot;-&quot;);ROW([.M$1:.M106]))+[.$K106]-1)-[.C106]&lt;-[$settings.$B$3];&quot;🡑&quot;;IF(INDEX([.C:.C];LOOKUP(2;1/([.M$1:.M106]=&quot;-&quot;);ROW([.M$1:.M106]))+[.$K106]-1)-[.C106]&lt;0;&quot;🡕&quot;;IF(INDEX([.C:.C];LOOKUP(2;1/([.M$1:.M106]=&quot;-&quot;);ROW([.M$1:.M106]))+[.$K106]-1)-[.C106]&gt;[$settings.$B$3];&quot;🡓&quot;;&quot;🡖&quot;)))" office:value-type="string" office:string-value="🡖" calcext:value-type="string">
            <text:p>🡖</text:p>
          </table:table-cell>
          <table:table-cell table:style-name="ce33" table:formula="of:=IF([.B106]-[.D106]&lt;0;&quot;?&quot;;IF(  MIN((INDEX([.B:.B];LOOKUP(2;1/([.N$1:.N106]=&quot;-&quot;);ROW([.N$1:.N106]))+[.$K106]-1)-INDEX([.D:.D];LOOKUP(2;1/([.N$1:.N106]=&quot;-&quot;);ROW([.N$1:.N106]))+[.$K106]-1));0)-([.B106]-[.D106])&lt;-[$settings.$B$3];&quot;🡓&quot;;IF(   MIN((INDEX([.B:.B];LOOKUP(2;1/([.N$1:.N106]=&quot;-&quot;);ROW([.N$1:.N106]))+[.$K106]-1)-INDEX([.D:.D];LOOKUP(2;1/([.N$1:.N106]=&quot;-&quot;);ROW([.N$1:.N106]))+[.$K106]-1));0)-([.B106]-[.D106])&lt;0;&quot;🡖&quot;;IF(    MIN((INDEX([.B:.B];LOOKUP(2;1/([.N$1:.N106]=&quot;-&quot;);ROW([.N$1:.N106]))+[.$K106]-1)-INDEX([.D:.D];LOOKUP(2;1/([.N$1:.N106]=&quot;-&quot;);ROW([.N$1:.N106]))+[.$K106]-1));0)-([.B106]-[.D106])&gt;[$settings.$B$3];&quot;🡑&quot;;&quot;🡕&quot;   )  ) ))" office:value-type="string" office:string-value="🡖" calcext:value-type="string">
            <text:p>🡖</text:p>
          </table:table-cell>
          <table:table-cell table:style-name="ce33" table:formula="of:=IF(INDEX([.D:.D];LOOKUP(2;1/([.O$1:.O106]=&quot;-&quot;);ROW([.O$1:.O106]))+[.$K106]-1)-[.D106]&lt;-[$settings.$B$3];&quot;🡑&quot;;IF(INDEX([.D:.D];LOOKUP(2;1/([.O$1:.O106]=&quot;-&quot;);ROW([.O$1:.O106]))+[.$K106]-1)-[.D106]&lt;0;&quot;🡕&quot;;IF(INDEX([.D:.D];LOOKUP(2;1/([.O$1:.O106]=&quot;-&quot;);ROW([.O$1:.O106]))+[.$K106]-1)-[.D106]&gt;[$settings.$B$3];&quot;🡓&quot;;&quot;🡖&quot;)))" office:value-type="string" office:string-value="🡖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3" table:formula="of:=IF(INDEX([.B:.B];LOOKUP(2;1/([.L$1:.L107]=&quot;-&quot;);ROW([.L$1:.L107]))+[.$K107]-1)-[.B107]&lt;-[$settings.$B$3];&quot;🡑&quot;;IF(INDEX([.B:.B];LOOKUP(2;1/([.L$1:.L107]=&quot;-&quot;);ROW([.L$1:.L107]))+[.$K107]-1)-[.B107]&lt;0;&quot;🡕&quot;;IF(INDEX([.B:.B];LOOKUP(2;1/([.L$1:.L107]=&quot;-&quot;);ROW([.L$1:.L107]))+[.$K107]-1)-[.B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INDEX([.C:.C];LOOKUP(2;1/([.M$1:.M107]=&quot;-&quot;);ROW([.M$1:.M107]))+[.$K107]-1)-[.C107]&lt;-[$settings.$B$3];&quot;🡑&quot;;IF(INDEX([.C:.C];LOOKUP(2;1/([.M$1:.M107]=&quot;-&quot;);ROW([.M$1:.M107]))+[.$K107]-1)-[.C107]&lt;0;&quot;🡕&quot;;IF(INDEX([.C:.C];LOOKUP(2;1/([.M$1:.M107]=&quot;-&quot;);ROW([.M$1:.M107]))+[.$K107]-1)-[.C107]&gt;[$settings.$B$3];&quot;🡓&quot;;&quot;🡖&quot;)))" office:value-type="string" office:string-value="🡓" calcext:value-type="string">
            <text:p>🡓</text:p>
          </table:table-cell>
          <table:table-cell table:style-name="ce33" table:formula="of:=IF([.B107]-[.D107]&lt;0;&quot;?&quot;;IF(  MIN((INDEX([.B:.B];LOOKUP(2;1/([.N$1:.N107]=&quot;-&quot;);ROW([.N$1:.N107]))+[.$K107]-1)-INDEX([.D:.D];LOOKUP(2;1/([.N$1:.N107]=&quot;-&quot;);ROW([.N$1:.N107]))+[.$K107]-1));0)-([.B107]-[.D107])&lt;-[$settings.$B$3];&quot;🡓&quot;;IF(   MIN((INDEX([.B:.B];LOOKUP(2;1/([.N$1:.N107]=&quot;-&quot;);ROW([.N$1:.N107]))+[.$K107]-1)-INDEX([.D:.D];LOOKUP(2;1/([.N$1:.N107]=&quot;-&quot;);ROW([.N$1:.N107]))+[.$K107]-1));0)-([.B107]-[.D107])&lt;0;&quot;🡖&quot;;IF(    MIN((INDEX([.B:.B];LOOKUP(2;1/([.N$1:.N107]=&quot;-&quot;);ROW([.N$1:.N107]))+[.$K107]-1)-INDEX([.D:.D];LOOKUP(2;1/([.N$1:.N107]=&quot;-&quot;);ROW([.N$1:.N107]))+[.$K107]-1));0)-([.B107]-[.D107])&gt;[$settings.$B$3];&quot;🡑&quot;;&quot;🡕&quot;   )  ) ))" office:value-type="string" office:string-value="🡕" calcext:value-type="string">
            <text:p>🡕</text:p>
          </table:table-cell>
          <table:table-cell table:style-name="ce33" table:formula="of:=IF(INDEX([.D:.D];LOOKUP(2;1/([.O$1:.O107]=&quot;-&quot;);ROW([.O$1:.O107]))+[.$K107]-1)-[.D107]&lt;-[$settings.$B$3];&quot;🡑&quot;;IF(INDEX([.D:.D];LOOKUP(2;1/([.O$1:.O107]=&quot;-&quot;);ROW([.O$1:.O107]))+[.$K107]-1)-[.D107]&lt;0;&quot;🡕&quot;;IF(INDEX([.D:.D];LOOKUP(2;1/([.O$1:.O107]=&quot;-&quot;);ROW([.O$1:.O107]))+[.$K107]-1)-[.D107]&gt;[$settings.$B$3];&quot;🡓&quot;;&quot;🡖&quot;)))" office:value-type="string" office:string-value="🡓" calcext:value-type="string">
            <text:p>🡓</text:p>
          </table:table-cell>
          <table:table-cell table:number-columns-repeated="16369"/>
        </table:table-row>
        <table:table-row table:style-name="ro1" table:number-rows-repeated="10484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L1:DIFFUSION_MD.O1048576">
            <calcext:condition calcext:apply-style-name="better" calcext:value="=&quot;🡑&quot;" calcext:base-cell-address="DIFFUSION_MD.L1"/>
            <calcext:condition calcext:apply-style-name="worse" calcext:value="=&quot;🡓&quot;" calcext:base-cell-address="DIFFUSION_MD.L1"/>
            <calcext:condition calcext:apply-style-name="marginally_better" calcext:value="=&quot;🡕&quot;" calcext:base-cell-address="DIFFUSION_MD.L1"/>
            <calcext:condition calcext:apply-style-name="marginally_worse" calcext:value="=&quot;🡖&quot;" calcext:base-cell-address="DIFFUSION_MD.L1"/>
          </calcext:conditional-format>
        </calcext:conditional-formats>
      </table:table>
      <table:table table:name="CONNECTION" table:style-name="ta1">
        <table:table-column table:style-name="co5" table:default-cell-style-name="ce18"/>
        <table:table-column table:style-name="co1" table:number-columns-repeated="9" table:default-cell-style-name="ce4"/>
        <table:table-column table:style-name="co1" table:default-cell-style-name="ce2"/>
        <table:table-column table:style-name="co4" table:number-columns-repeated="4" table:default-cell-style-name="ce37"/>
        <table:table-column table:style-name="co1" table:default-cell-style-name="ce4"/>
        <table:table-column table:style-name="co6" table:default-cell-style-name="ce4"/>
        <table:table-column table:style-name="co8" table:number-columns-repeated="4" table:default-cell-style-name="ce4"/>
        <table:table-column table:style-name="co1" table:number-columns-repeated="16363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8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5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6" office:value-type="string" calcext:value-type="string">
            <text:p>train</text:p>
          </table:table-cell>
          <table:table-cell table:style-name="ce36" office:value-type="string" calcext:value-type="string">
            <text:p>val</text:p>
          </table:table-cell>
          <table:table-cell table:style-name="ce36" office:value-type="string" calcext:value-type="string">
            <text:p>overfitting</text:p>
          </table:table-cell>
          <table:table-cell table:style-name="ce36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8" table:formula="of:=IF(INDEX([.B:.B];LOOKUP(2;1/([.L$1:.L4]=&quot;-&quot;);ROW([.L$1:.L4]))+[.$K4]-1)-[.B4]&lt;-[$settings.$B$3];&quot;🡑&quot;;IF(INDEX([.B:.B];LOOKUP(2;1/([.L$1:.L4]=&quot;-&quot;);ROW([.L$1:.L4]))+[.$K4]-1)-[.B4]&lt;0;&quot;🡕&quot;;IF(INDEX([.B:.B];LOOKUP(2;1/([.L$1:.L4]=&quot;-&quot;);ROW([.L$1:.L4]))+[.$K4]-1)-[.B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INDEX([.C:.C];LOOKUP(2;1/([.M$1:.M4]=&quot;-&quot;);ROW([.M$1:.M4]))+[.$K4]-1)-[.C4]&lt;-[$settings.$B$3];&quot;🡑&quot;;IF(INDEX([.C:.C];LOOKUP(2;1/([.M$1:.M4]=&quot;-&quot;);ROW([.M$1:.M4]))+[.$K4]-1)-[.C4]&lt;0;&quot;🡕&quot;;IF(INDEX([.C:.C];LOOKUP(2;1/([.M$1:.M4]=&quot;-&quot;);ROW([.M$1:.M4]))+[.$K4]-1)-[.C4]&gt;[$settings.$B$3];&quot;🡓&quot;;&quot;🡖&quot;)))" office:value-type="string" office:string-value="🡖" calcext:value-type="string">
            <text:p>🡖</text:p>
          </table:table-cell>
          <table:table-cell table:style-name="ce38" table:formula="of:=IF([.B4]-[.D4]&lt;0;&quot;?&quot;;IF(  MIN((INDEX([.B:.B];LOOKUP(2;1/([.N$1:.N4]=&quot;-&quot;);ROW([.N$1:.N4]))+[.$K4]-1)-INDEX([.D:.D];LOOKUP(2;1/([.N$1:.N4]=&quot;-&quot;);ROW([.N$1:.N4]))+[.$K4]-1));0)-([.B4]-[.D4])&lt;-[$settings.$B$3];&quot;🡓&quot;;IF(   MIN((INDEX([.B:.B];LOOKUP(2;1/([.N$1:.N4]=&quot;-&quot;);ROW([.N$1:.N4]))+[.$K4]-1)-INDEX([.D:.D];LOOKUP(2;1/([.N$1:.N4]=&quot;-&quot;);ROW([.N$1:.N4]))+[.$K4]-1));0)-([.B4]-[.D4])&lt;0;&quot;🡖&quot;;IF(    MIN((INDEX([.B:.B];LOOKUP(2;1/([.N$1:.N4]=&quot;-&quot;);ROW([.N$1:.N4]))+[.$K4]-1)-INDEX([.D:.D];LOOKUP(2;1/([.N$1:.N4]=&quot;-&quot;);ROW([.N$1:.N4]))+[.$K4]-1));0)-([.B4]-[.D4])&gt;[$settings.$B$3];&quot;🡑&quot;;&quot;🡕&quot;   )  ) ))" office:value-type="string" office:string-value="🡕" calcext:value-type="string">
            <text:p>🡕</text:p>
          </table:table-cell>
          <table:table-cell table:style-name="ce38" table:formula="of:=IF(INDEX([.D:.D];LOOKUP(2;1/([.O$1:.O4]=&quot;-&quot;);ROW([.O$1:.O4]))+[.$K4]-1)-[.D4]&lt;-[$settings.$B$3];&quot;🡑&quot;;IF(INDEX([.D:.D];LOOKUP(2;1/([.O$1:.O4]=&quot;-&quot;);ROW([.O$1:.O4]))+[.$K4]-1)-[.D4]&lt;0;&quot;🡕&quot;;IF(INDEX([.D:.D];LOOKUP(2;1/([.O$1:.O4]=&quot;-&quot;);ROW([.O$1:.O4]))+[.$K4]-1)-[.D4]&gt;[$settings.$B$3];&quot;🡓&quot;;&quot;🡖&quot;)))" office:value-type="string" office:string-value="🡖" calcext:value-type="string">
            <text:p>🡖</text:p>
          </table:table-cell>
          <table:table-cell/>
          <table:table-cell table:style-name="Default"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19-many_vox-CLR_coords</text:p>
          </table:table-cell>
          <table:table-cell office:value-type="string" calcext:value-type="string">
            <text:p>16-many_vox-CHLR</text:p>
          </table:table-cell>
          <table:table-cell office:value-type="string" calcext:value-type="string">
            <text:p>19-many_vox-CLR_coords</text:p>
          </table:table-cell>
          <table:table-cell table:style-name="ce9" office:value-type="string" calcext:value-type="string">
            <text:p>06-many_vox-single_brain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4.5" calcext:value-type="float">
            <text:p>94.5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3.5" calcext:value-type="float">
            <text:p>93.5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3.2" calcext:value-type="float">
            <text:p>93.2</text:p>
          </table:table-cell>
          <table:table-cell office:value-type="float" office:value="94.1" calcext:value-type="float">
            <text:p>94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4"/>
          <table:table-cell table:number-columns-repeated="6"/>
          <table:table-cell table:style-name="ce9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.2</text:p>
          </table:table-cell>
          <table:table-cell office:value-type="float" office:value="93.7" calcext:value-type="float">
            <text:p>93.7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 office:value-type="float" office:value="96.2" calcext:value-type="float">
            <text:p>96.2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5.1" calcext:value-type="float">
            <text:p>95.1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/>
          <table:table-cell table:style-name="Default"/>
          <table:table-cell table:style-name="ce9"/>
          <table:table-cell table:number-columns-repeated="1636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636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Default" table:number-columns-repeated="5"/>
          <table:table-cell table:number-columns-repeated="16363"/>
        </table:table-row>
        <table:table-row table:style-name="ro1" table:number-rows-repeated="7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1636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9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>
          <table:table-cell table:number-columns-repeated="10"/>
          <table:table-cell table:style-name="ce4"/>
          <table:table-cell table:number-columns-repeated="16373"/>
        </table:table-row>
        <table:table-row table:style-name="ro1" table:number-rows-repeated="16">
          <table:table-cell table:number-columns-repeated="11"/>
          <table:table-cell table:style-name="ce38" table:number-columns-repeated="4"/>
          <table:table-cell table:number-columns-repeated="16369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L1:CONNECTION.O1048576">
            <calcext:condition calcext:apply-style-name="better" calcext:value="=&quot;🡑&quot;" calcext:base-cell-address="CONNECTION.L1"/>
            <calcext:condition calcext:apply-style-name="worse" calcext:value="=&quot;🡓&quot;" calcext:base-cell-address="CONNECTION.L1"/>
            <calcext:condition calcext:apply-style-name="marginally_better" calcext:value="=&quot;🡕&quot;" calcext:base-cell-address="CONNECTION.L1"/>
            <calcext:condition calcext:apply-style-name="marginally_worse" calcext:value="=&quot;🡖&quot;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bold"/>
    </style:style>
    <style:style style:name="worse" style:family="table-cell" style:parent-style-name="Default">
      <style:table-cell-properties fo:background-color="#ffa6a6"/>
      <style:text-properties fo:font-weight="bold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bold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7:02:17.420795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9:56:15.888477946</dc:date>
    <meta:editing-duration>PT5H31M11S</meta:editing-duration>
    <meta:editing-cycles>60</meta:editing-cycles>
    <meta:generator>LibreOffice/7.6.6.3$Linux_X86_64 LibreOffice_project/60$Build-3</meta:generator>
    <meta:document-statistic meta:table-count="5" meta:cell-count="3711" meta:object-count="0"/>
  </office:meta>
</office:document-meta>
</file>